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svg:font-family="Sga" style:font-pitch="variable"/>
    <style:font-face style:name="apple-system" svg:font-family="apple-system, BlinkMacSystemFont, 'Segoe UI', Roboto, Oxygen-Sans, Ubuntu, Cantarell, 'Helvetica Neue', sans-serif"/>
    <style:font-face style:name="inherit" svg:font-family="inherit"/>
    <style:font-face style:name="lato" svg:font-family="lato, Helvetica, Arial, sans-serif"/>
    <style:font-face style:name="lucida grande" svg:font-family="'lucida grande', 'lucida sans unicode', 'lucida sans', 'dejavu sans', Verdana, sans-serif"/>
  </office:font-face-decls>
  <office:automatic-styles>
    <style:style style:name="P1" style:family="paragraph" style:parent-style-name="Heading_20_1">
      <style:paragraph-properties fo:margin-left="0in" fo:margin-right="0in" fo:margin-top="0.2083in" fo:margin-bottom="0.2083in" style:contextual-spacing="false" fo:text-indent="0in" style:auto-text-indent="false" fo:padding="0in" fo:border="none"/>
    </style:style>
    <style:style style:name="P2" style:family="paragraph" style:parent-style-name="Heading_20_1">
      <style:paragraph-properties fo:margin-left="0in" fo:margin-right="0in" fo:margin-top="0.1043in" fo:margin-bottom="0in" style:contextual-spacing="false" fo:text-indent="0in" style:auto-text-indent="false" fo:padding="0in" fo:border="none"/>
      <style:text-properties style:font-name="inherit" fo:font-size="16.5pt" loext:padding="0in" loext:border="none"/>
    </style:style>
    <style:style style:name="P3" style:family="paragraph" style:parent-style-name="Heading_20_1">
      <style:paragraph-properties fo:margin-left="0in" fo:margin-right="0in" fo:margin-top="0in" fo:margin-bottom="0in" style:contextual-spacing="false" fo:text-indent="0in" style:auto-text-indent="false" fo:padding="0in" fo:border="none"/>
      <style:text-properties fo:color="#000000" loext:opacity="100%" style:font-name="Calibri" fo:font-size="27pt" fo:language="en" fo:country="US" loext:padding="0in" loext:border="none"/>
    </style:style>
    <style:style style:name="P4" style:family="paragraph" style:parent-style-name="Heading_20_1">
      <loext:graphic-properties draw:fill="bitmap" style:repeat="repeat" draw:fill-image-ref-point="top-left"/>
      <style:paragraph-properties fo:margin-left="0in" fo:margin-right="0in" fo:margin-top="0in" fo:margin-bottom="0.1563in" style:contextual-spacing="false" fo:text-indent="0in" style:auto-text-indent="false" fo:padding="0in" fo:border="none">
        <style:background-image/>
      </style:paragraph-properties>
      <style:text-properties fo:text-transform="uppercase" fo:color="#999999" loext:opacity="100%" style:font-name="lucida grande" fo:font-size="9pt"/>
    </style:style>
    <style:style style:name="P5" style:family="paragraph" style:parent-style-name="Heading_20_2">
      <style:paragraph-properties fo:margin-left="0in" fo:margin-right="0in" fo:margin-top="0in" fo:margin-bottom="0in" style:contextual-spacing="false" fo:text-indent="0in" style:auto-text-indent="false" fo:padding="0in" fo:border="none"/>
      <style:text-properties style:font-name="Calibri" fo:font-size="24pt" fo:language="en" fo:country="US" loext:padding="0in" loext:border="none"/>
    </style:style>
    <style:style style:name="P6" style:family="paragraph" style:parent-style-name="Standard">
      <style:paragraph-properties fo:margin-top="0in" fo:margin-bottom="0in" style:contextual-spacing="false"/>
      <style:text-properties fo:font-size="2pt" style:font-size-asian="2pt" style:font-size-complex="2pt"/>
    </style:style>
    <style:style style:name="P7" style:family="paragraph" style:parent-style-name="Standard">
      <style:paragraph-properties fo:margin-top="0in" fo:margin-bottom="0in" style:contextual-spacing="false" fo:orphans="2" fo:widows="2"/>
      <style:text-properties fo:font-variant="normal" fo:text-transform="none" fo:color="#404040" loext:opacity="100%" style:font-name="lato" fo:font-size="16.5pt" fo:letter-spacing="normal" fo:font-style="normal" fo:font-weight="normal" style:font-name-asian="lato" style:font-size-asian="16.5pt" style:font-style-asian="normal" style:font-weight-asian="normal" style:font-name-complex="lato" style:font-size-complex="16.5pt" style:font-style-complex="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loext:padding="0in" loext:border="none"/>
    </style:style>
    <style:style style:name="P9" style:family="paragraph" style:parent-style-name="Standard">
      <style:paragraph-properties fo:margin-left="0in" fo:margin-right="0in" fo:margin-top="0in" fo:margin-bottom="0in" style:contextual-spacing="false" fo:line-height="246%" fo:orphans="2" fo:widows="2" fo:text-indent="0in" style:auto-text-indent="false"/>
    </style:style>
    <style:style style:name="P10" style:family="paragraph" style:parent-style-name="Table_20_Contents">
      <style:paragraph-properties fo:margin-left="0in" fo:margin-right="0in" fo:margin-top="0in" fo:margin-bottom="0in" style:contextual-spacing="false" fo:text-indent="0in" style:auto-text-indent="false"/>
    </style:style>
    <style:style style:name="P11" style:family="paragraph" style:parent-style-name="Table_20_Contents">
      <style:paragraph-properties fo:margin-top="0in" fo:margin-bottom="0in" style:contextual-spacing="false" fo:text-align="center" style:justify-single-word="false"/>
      <style:text-properties style:font-name="inherit" fo:font-size="16.5pt" fo:font-weight="normal"/>
    </style:style>
    <style:style style:name="P12"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inherit" fo:font-size="16.5pt" fo:font-weight="normal"/>
    </style:style>
    <style:style style:name="P13" style:family="paragraph" style:parent-style-name="Table_20_Heading">
      <style:paragraph-properties fo:margin-left="0in" fo:margin-right="0in" fo:margin-top="0in" fo:margin-bottom="0in" style:contextual-spacing="false" fo:text-align="center" style:justify-single-word="false" fo:text-indent="0in" style:auto-text-indent="false"/>
      <style:text-properties style:font-name="inherit" fo:font-size="16.5pt" fo:font-weight="bold"/>
    </style:style>
    <style:style style:name="P14" style:family="paragraph" style:parent-style-name="Text_20_body">
      <style:paragraph-properties fo:margin-left="0in" fo:margin-right="0in" fo:margin-top="0in" fo:margin-bottom="0in" style:contextual-spacing="false" fo:text-indent="0in" style:auto-text-indent="false"/>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paragraph-properties fo:margin-left="0in" fo:margin-right="0in" fo:margin-top="0in" fo:margin-bottom="0in" style:contextual-spacing="false" fo:text-indent="0in" style:auto-text-indent="false"/>
      <style:text-properties fo:color="#79cb5e" loext:opacity="100%" style:text-line-through-style="none" style:text-line-through-type="none" style:text-underline-style="none" style:text-blinking="false" loext:padding="0in" loext:border="none"/>
    </style:style>
    <style:style style:name="P17" style:family="paragraph" style:parent-style-name="Text_20_body">
      <style:paragraph-properties fo:margin-left="0in" fo:margin-right="0in" fo:margin-top="0in" fo:margin-bottom="0in" style:contextual-spacing="false" fo:text-indent="0in" style:auto-text-indent="false" fo:padding="0in" fo:border="none"/>
      <style:text-properties fo:color="#79cb5e" loext:opacity="100%" style:text-line-through-style="none" style:text-line-through-type="none" style:text-underline-style="none" style:text-blinking="false" loext:padding="0in" loext:border="non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style:font-name="inherit" fo:font-size="16.5pt"/>
    </style:style>
    <style:style style:name="P19" style:family="paragraph" style:parent-style-name="Text_20_body">
      <style:paragraph-properties fo:margin-left="0in" fo:margin-right="0in" fo:text-align="center" style:justify-single-word="false" fo:text-indent="0in" style:auto-text-indent="false" fo:padding="0in" fo:border="none"/>
      <style:text-properties style:font-name="inherit" fo:font-size="16.5pt"/>
    </style:style>
    <style:style style:name="P20" style:family="paragraph" style:parent-style-name="Text_20_body">
      <style:paragraph-properties fo:margin-left="0in" fo:margin-right="0in" fo:margin-top="0in" fo:margin-bottom="0in" style:contextual-spacing="false" fo:text-indent="0in" style:auto-text-indent="false" fo:padding="0in" fo:border="none"/>
      <style:text-properties style:font-name="inherit" fo:font-size="16.5pt" loext:padding="0in" loext:border="none"/>
    </style:style>
    <style:style style:name="P21" style:family="paragraph" style:parent-style-name="Text_20_body">
      <style:text-properties style:font-name="inherit" fo:font-size="16.5pt"/>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23"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4"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26"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27"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28" style:family="paragraph" style:parent-style-name="Text_20_body">
      <style:paragraph-properties fo:margin-top="0in" fo:margin-bottom="0in" style:contextual-spacing="false" fo:text-align="center" style:justify-single-word="false"/>
    </style:style>
    <style:style style:name="P29" style:family="paragraph" style:parent-style-name="Text_20_body" style:list-style-name="L8">
      <style:paragraph-properties fo:margin-left="0in" fo:margin-right="0in" fo:margin-top="0in" fo:margin-bottom="0in" style:contextual-spacing="false" fo:text-align="end" style:justify-single-word="false" fo:text-indent="0in" style:auto-text-indent="false" fo:padding="0in" fo:border="none"/>
    </style:style>
    <style:style style:name="P30"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31" style:family="paragraph" style:parent-style-name="Text_20_body">
      <style:paragraph-properties fo:line-height="246%"/>
      <style:text-properties style:font-name="apple-system" fo:font-size="9.75pt" fo:letter-spacing="normal" fo:font-weight="normal"/>
    </style:style>
    <style:style style:name="P32" style:family="paragraph" style:parent-style-name="Text_20_body" style:list-style-name="L10">
      <style:paragraph-properties fo:margin-left="0in" fo:margin-right="0in" fo:margin-top="0in" fo:margin-bottom="0in" style:contextual-spacing="false" fo:line-height="246%" fo:orphans="2" fo:widows="2" fo:text-indent="0in" style:auto-text-indent="false" fo:padding="0in" fo:border="none"/>
      <style:text-properties fo:font-variant="normal" fo:text-transform="none" fo:color="#c3c4c7" loext:opacity="100%" fo:letter-spacing="normal" loext:padding="0in" loext:border="none"/>
    </style:style>
    <style:style style:name="P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04040" loext:opacity="100%" style:font-name="lato" fo:font-size="16.5pt" fo:letter-spacing="normal" fo:font-style="normal" fo:font-weight="normal"/>
    </style:style>
    <style:style style:name="P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04040" loext:opacity="100%" fo:letter-spacing="normal"/>
    </style:style>
    <style:style style:name="P35" style:family="paragraph" style:parent-style-name="Text_20_body" style:list-style-name="L9">
      <style:paragraph-properties fo:margin-left="0in" fo:margin-right="0in" fo:margin-top="0in" fo:margin-bottom="0in" style:contextual-spacing="false" fo:line-height="246%" fo:orphans="2" fo:widows="2" fo:text-indent="0in" style:auto-text-indent="false" fo:padding="0in" fo:border="none"/>
    </style:style>
    <style:style style:name="P3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style:font-name="Sga" fo:font-size="40pt" style:font-size-asian="40pt" style:font-size-complex="40pt"/>
    </style:style>
    <style:style style:name="P3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style:font-name="Sga" fo:font-size="40pt" officeooo:paragraph-rsid="000609aa" style:font-size-asian="40pt" style:font-size-complex="40pt"/>
    </style:style>
    <style:style style:name="P3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style:font-name="Sga" fo:font-size="40pt" officeooo:rsid="000609aa" officeooo:paragraph-rsid="000609aa" style:font-size-asian="40pt" style:font-size-complex="40pt"/>
    </style:style>
    <style:style style:name="T1" style:family="text">
      <style:text-properties fo:color="#484848" loext:opacity="100%" style:text-line-through-style="none" style:text-line-through-type="none" style:font-name="inherit" fo:font-size="27pt" style:text-underline-style="none" fo:font-weight="bold" style:text-blinking="false" loext:padding="0in" loext:border="none"/>
    </style:style>
    <style:style style:name="T2" style:family="text">
      <style:text-properties loext:padding="0in" loext:border="none"/>
    </style:style>
    <style:style style:name="T3" style:family="text">
      <style:text-properties style:font-name="inherit" fo:font-size="16.5pt"/>
    </style:style>
    <style:style style:name="T4" style:family="text">
      <style:text-properties style:font-name="inherit" fo:font-size="16.5pt" loext:padding="0in" loext:border="none"/>
    </style:style>
    <style:style style:name="T5" style:family="text">
      <style:text-properties style:font-name="inherit" fo:font-size="12pt" loext:padding="0in" loext:border="none"/>
    </style:style>
    <style:style style:name="T6" style:family="text">
      <style:text-properties fo:color="#555555" loext:opacity="100%" style:text-line-through-style="none" style:text-line-through-type="none" style:font-name="inherit" fo:font-size="16.5pt" style:text-underline-style="none" fo:font-weight="bold" style:text-blinking="false" loext:padding="0in" loext:border="none"/>
    </style:style>
    <style:style style:name="T7" style:family="text">
      <style:text-properties fo:color="#79cb5e" loext:opacity="100%" style:text-line-through-style="none" style:text-line-through-type="none" style:text-underline-style="none" style:text-blinking="false"/>
    </style:style>
    <style:style style:name="T8" style:family="text">
      <style:text-properties fo:color="#79cb5e" loext:opacity="100%" style:text-line-through-style="none" style:text-line-through-type="none" style:font-name="inherit" fo:font-size="16.5pt" style:text-underline-style="none" style:text-blinking="false" loext:padding="0in" loext:border="none"/>
    </style:style>
    <style:style style:name="T9" style:family="text">
      <style:text-properties fo:font-variant="normal" fo:text-transform="none" fo:color="#555555" loext:opacity="100%" style:text-line-through-style="none" style:text-line-through-type="none" style:font-name="inherit" fo:font-size="16.5pt" fo:letter-spacing="normal" fo:font-style="normal" style:text-underline-style="none" fo:font-weight="bold" style:text-blinking="false" loext:padding="0in" loext:border="none"/>
    </style:style>
    <style:style style:name="T10" style:family="text">
      <style:text-properties fo:font-variant="normal" fo:text-transform="none" fo:color="#79cb5e" loext:opacity="100%" style:text-line-through-style="none" style:text-line-through-type="none" style:font-name="apple-system" fo:font-size="9.75pt" fo:letter-spacing="normal" fo:font-style="normal" style:text-underline-style="none" fo:font-weight="normal" style:text-blinking="false" loext:padding="0in" loext:border="none"/>
    </style:style>
    <style:style style:name="T11" style:family="text">
      <style:text-properties fo:font-variant="normal" fo:text-transform="none" fo:color="#2c2c2c" loext:opacity="100%" style:font-name="Helvetica Neue" fo:font-size="30.75pt" fo:letter-spacing="normal" fo:font-style="normal" fo:font-weight="bold"/>
    </style:style>
    <style:style style:name="T12" style:family="text">
      <style:text-properties fo:font-variant="normal" fo:text-transform="none" fo:color="#2c2c2c" loext:opacity="100%" style:font-name="Helvetica Neue" fo:letter-spacing="normal" fo:font-style="normal" fo:font-weight="bold"/>
    </style:style>
    <style:style style:name="T13" style:family="text">
      <style:text-properties fo:font-variant="normal" fo:text-transform="none" fo:color="#2c2c2c" loext:opacity="100%" fo:letter-spacing="normal" fo:font-style="normal" fo:font-weight="bold"/>
    </style:style>
    <style:style style:name="T14" style:family="text">
      <style:text-properties fo:font-variant="normal" fo:text-transform="none" fo:color="#000000" loext:opacity="100%" style:font-name="Linux Libertine" fo:letter-spacing="normal" fo:font-style="normal" fo:font-weight="normal"/>
    </style:style>
    <style:style style:name="T15" style:family="text">
      <style:text-properties fo:font-variant="normal" fo:text-transform="none" fo:color="#000000" loext:opacity="100%" fo:letter-spacing="normal" fo:font-style="normal" fo:font-weight="normal"/>
    </style:style>
    <style:style style:name="T16" style:family="text">
      <style:text-properties fo:font-style="italic"/>
    </style:style>
    <style:style style:name="T17" style:family="text">
      <style:text-properties fo:color="#0066cc" loext:opacity="100%" style:text-line-through-style="none" style:text-line-through-type="none" style:font-name="inherit" fo:font-size="16.5pt" fo:language="en" fo:country="US" style:text-underline-style="none" style:text-blinking="false" loext:padding="0in" loext:border="none"/>
    </style:style>
    <style:style style:name="T18" style:family="text">
      <style:text-properties fo:color="#0066cc" loext:opacity="100%" style:text-line-through-style="none" style:text-line-through-type="none" style:font-name="inherit" fo:font-size="16.5pt" style:text-underline-style="none" style:text-blinking="false" loext:padding="0in" loext:border="none"/>
    </style:style>
    <style:style style:name="T19" style:family="text">
      <style:text-properties fo:color="#666666" loext:opacity="100%" style:text-line-through-style="none" style:text-line-through-type="none" style:font-name="inherit" fo:font-size="16.5pt" style:text-underline-style="none" style:text-blinking="false" loext:padding="0in" loext:border="none"/>
    </style:style>
    <style:style style:name="T20" style:family="text">
      <style:text-properties fo:color="#666666" loext:opacity="100%" style:text-line-through-style="none" style:text-line-through-type="none" style:font-name="inherit" fo:font-size="8pt" style:text-underline-style="none" style:text-blinking="false" loext:padding="0in" loext:border="none"/>
    </style:style>
    <style:style style:name="T21" style:family="text">
      <style:text-properties fo:color="#666666" loext:opacity="100%" style:text-line-through-style="none" style:text-line-through-type="none" style:font-name="inherit" fo:font-size="12pt" style:text-underline-style="none" style:text-blinking="false" loext:padding="0in" loext:border="none"/>
    </style:style>
    <style:style style:name="T22" style:family="text">
      <style:text-properties style:font-name="apple-system" fo:font-size="9.75pt" fo:font-style="normal" fo:font-weight="normal"/>
    </style:style>
    <style:style style:name="T23" style:family="text">
      <style:text-properties fo:color="#f0f0f1" loext:opacity="100%" style:text-line-through-style="none" style:text-line-through-type="none" style:font-name="apple-system" fo:font-size="9.75pt" fo:letter-spacing="normal" style:text-underline-style="none" fo:font-weight="normal" style:text-blinking="false" loext:padding="0in" loext:border="none"/>
    </style:style>
    <style:style style:name="T24" style:family="text">
      <style:text-properties style:font-name="lato" fo:font-size="16.5pt" fo:font-style="normal" fo:font-weight="normal"/>
    </style:style>
    <style:style style:name="T25" style:family="text">
      <style:text-properties officeooo:rsid="000609aa"/>
    </style:style>
    <style:style style:name="T26" style:family="text">
      <style:text-properties fo:font-size="42pt" officeooo:rsid="000609aa" style:font-size-asian="42pt" style:font-size-complex="42pt"/>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756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756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756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756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gsproject.edublogs.org/"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xlink:href="https://gsproject.edublogs.org/"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3">Aniara : a review of man in time and space</text:span> </text:p>
      <text:p text:style-name="P37"/>
      <text:p text:style-name="P37"><text:span text:style-name="T25">By </text:span><text:bookmark text:name="firstHeading"/><text:span text:style-name="T15">Harry Martinson</text:span></text:p>
      <text:p text:style-name="P38"/>
      <text:p text:style-name="P36">My first meeting with my Doris beams</text:p>
      <text:p text:style-name="P36">with light to make the light itself more fair.</text:p>
      <text:p text:style-name="P36">But let me simply say about my first</text:p>
      <text:p text:style-name="P36">and just as simple meeting with my Doris</text:p>
      <text:p text:style-name="P36">that now it forms a picture all can see</text:p>
      <text:p text:style-name="P36"><text:soft-page-break/>every day before them in all the halls</text:p>
      <text:p text:style-name="P36">sluicing refugees to lift-off zones</text:p>
      <text:p text:style-name="P36">for urgent excursions to the tundrasphere</text:p>
      <text:p text:style-name="P36">these present years, when Earth, become unclean</text:p>
      <text:p text:style-name="P36">with toxic radiation, is accorded</text:p>
      <text:p text:style-name="P36">a time of calm, repose and quarantine.</text:p>
      <text:p text:style-name="P36"> </text:p>
      <text:p text:style-name="P36">She fills in cards, her five small nails a-glint</text:p>
      <text:p text:style-name="P36">like dim lamps through the concourse twilight.</text:p>
      <text:p text:style-name="P36"><text:soft-page-break/>She says: Sign your name on this line here,</text:p>
      <text:p text:style-name="P36">where the light is pouring down from my blond hair.</text:p>
      <text:p text:style-name="P36"> </text:p>
      <text:p text:style-name="P36">She says: You’re asked to keep this card at hand,</text:p>
      <text:p text:style-name="P36">and should some danger of the kind that stand</text:p>
      <text:p text:style-name="P36">listed here on page two hundred eight</text:p>
      <text:p text:style-name="P36">threaten havoc to our time and state,</text:p>
      <text:p text:style-name="P36">then you come here and in the space assigned</text:p>
      <text:p text:style-name="P36"><text:soft-page-break/>put down exactly what you have in mind.</text:p>
      <text:p text:style-name="P36">The part of Mars where you’d prefer to go,</text:p>
      <text:p text:style-name="P36">the tundra east or west, is checked off here.</text:p>
      <text:p text:style-name="P36">One jar of uncontaminated soil</text:p>
      <text:p text:style-name="P36">is owed by everyone, as stated there.</text:p>
      <text:p text:style-name="P36">At least three cubic feet, as sealed by me,</text:p>
      <text:p text:style-name="P36">will be recorded for each traveler’s share.</text:p>
      <text:p text:style-name="P36"> </text:p>
      <text:p text:style-name="P36">She looks at me with the disdain that beauty</text:p>
      <text:p text:style-name="P36"><text:soft-page-break/>so easily conceives when looking round</text:p>
      <text:p text:style-name="P36">at folk on twisted paragraphic crutches</text:p>
      <text:p text:style-name="P36">scrambling up and down the steps at lift-off ground.</text:p>
      <text:p text:style-name="P36">Off through the fire-exit, numbers more and more</text:p>
      <text:p text:style-name="P36">she watches disappear, to new worlds bound.</text:p>
      <text:p text:style-name="P36"> </text:p>
      <text:p text:style-name="P36">The monumental foolishness of living</text:p>
      <text:p text:style-name="P36">is thus made obvious to one and all</text:p>
      <text:p text:style-name="P36">who’d spent years hunting for one crevice giving</text:p>
      <text:p text:style-name="P36"><text:soft-page-break/>access for a gleam of hope to fall</text:p>
      <text:p text:style-name="P36">into that hall where processed emigrants</text:p>
      <text:p text:style-name="P36">start up each time thev hear</text:p>
      <text:p text:style-name="P36">a rocket-siren squall.</text:p>
      <text:p text:style-name="P36"> </text:p>
      <text:p text:style-name="P36"> </text:p>
      <text:p text:style-name="P36">Goldonder Aniara shuts, the siren gives the wail</text:p>
      <text:p text:style-name="P36">for field-egression by the known routine</text:p>
      <text:p text:style-name="P36">and then the gyrospinner sets in towing</text:p>
      <text:p text:style-name="P36">the goldonder upward to the zenith light,</text:p>
      <text:p text:style-name="P36"><text:soft-page-break/>where magnetrinos blocking field-intensity</text:p>
      <text:p text:style-name="P36">soon signal level-zero and field-release occurs.</text:p>
      <text:p text:style-name="P36">And like a giant pupa without weight,</text:p>
      <text:p text:style-name="P36">vibrationless, Aniara gyrates clear</text:p>
      <text:p text:style-name="P36">and free of interference out from Earth.</text:p>
      <text:p text:style-name="P36">A purely routine start, no misadventures,</text:p>
      <text:p text:style-name="P36">a normal gvromatic field-release.</text:p>
      <text:p text:style-name="P36">Who could imagine that this very flight</text:p>
      <text:p text:style-name="P36">was doomed to be a space-flight like to none,</text:p>
      <text:p text:style-name="P36"><text:soft-page-break/>which was to sever us from Sun and Earth,</text:p>
      <text:p text:style-name="P36">from ‘Mars and Venus and from Dorisvale.</text:p>
      <text:p text:style-name="P36"> </text:p>
      <text:p text:style-name="P36"> </text:p>
      <text:p text:style-name="P36">A swerve to clear the Hondo asteroid</text:p>
      <text:p text:style-name="P36">(herewith proclaimed discovered) took us off our course.</text:p>
      <text:p text:style-name="P36">We came too wide of Mars, slipped from its orbit</text:p>
      <text:p text:style-name="P36">and, to avoid the field of Jupiter,</text:p>
      <text:p text:style-name="P36">we settled on the curve of I.C.E.-twelve</text:p>
      <text:p text:style-name="P36"><text:soft-page-break/>within the Magdalena Field’s external ring;</text:p>
      <text:p text:style-name="P36">but, meeting with great swarms of leonids,</text:p>
      <text:p text:style-name="P36">we headed farther off to Yko-nine.</text:p>
      <text:p text:style-name="P36">In the Field of Sari-sixteen we gave up attempts</text:p>
      <text:p text:style-name="P36">to turn around.</text:p>
      <text:p text:style-name="P36">As we held our curve, a ring of rocks</text:p>
      <text:p text:style-name="P36">echographically gave back a torus-image</text:p>
      <text:p text:style-name="P36">whose empty center we sought eagerly.</text:p>
      <text:p text:style-name="P36"><text:soft-page-break/>We found it too, but at such dizzying angles</text:p>
      <text:p text:style-name="P36">that the passage to it led to breakdown</text:p>
      <text:p text:style-name="P36">of the Saba Unit, which was hit hard by space-stones</text:p>
      <text:p text:style-name="P36">and great swarms of space-pebbles.</text:p>
      <text:p text:style-name="P36">When the ring had moved off and space had cleared,</text:p>
      <text:p text:style-name="P36">turning back was possible no longer.</text:p>
      <text:p text:style-name="P36">We lay with nose-cone pointed at the Lyre</text:p>
      <text:p text:style-name="P36">nor could any change in course be thought of</text:p>
      <text:p text:style-name="P36"><text:soft-page-break/>We lay in dead space, but to our good fortune</text:p>
      <text:p text:style-name="P36">the gravitation-works were still in service,</text:p>
      <text:p text:style-name="P36">and heating elements as well as lighting</text:p>
      <text:p text:style-name="P36">were not disabled.</text:p>
      <text:p text:style-name="P36">Of other apparatus some was damaged</text:p>
      <text:p text:style-name="P36">and other parts less damaged could be mended.</text:p>
      <text:p text:style-name="P36">Our ill-fate now is irretrievable.</text:p>
      <text:p text:style-name="P36">But the mima will hold (we hope) until the end.</text:p>
      <text:p text:style-name="P36"> </text:p>
      <text:p text:style-name="P36"> </text:p>
      <text:p text:style-name="P36"><text:soft-page-break/>That was how the solar system closed</text:p>
      <text:p text:style-name="P36">its vaulted gateway of the purest crystal</text:p>
      <text:p text:style-name="P36">and severed spaceship Aniara’s company</text:p>
      <text:p text:style-name="P36">from all the bonds and pledges of the sun.</text:p>
      <text:p text:style-name="P36">Thus given over to the shock-stiff void</text:p>
      <text:p text:style-name="P36">we spread the call-sign Aniara wide</text:p>
      <text:p text:style-name="P36">in glass-clear boundlessness, but picked up nothing.</text:p>
      <text:p text:style-name="P36">Though space-vibrations faithfully bore round</text:p>
      <text:p text:style-name="P36"><text:soft-page-break/>our proud Aniara’s last communiqué</text:p>
      <text:p text:style-name="P36">on widening rings, in spheres and cupolas</text:p>
      <text:p text:style-name="P36">it moved through empty spaces, thrown away.</text:p>
      <text:p text:style-name="P36">In anguish sent by us in Aniara</text:p>
      <text:p text:style-name="P36">our call-sign faded till it failed: Aniara.</text:p>
      <text:p text:style-name="P36"> </text:p>
      <text:p text:style-name="P36"> </text:p>
      <text:p text:style-name="P36">The pilots are more nonchalant than we</text:p>
      <text:p text:style-name="P36">and fatalists of that most recent stamp</text:p>
      <text:p text:style-name="P36"><text:soft-page-break/>which only vacant spaces could have formed</text:p>
      <text:p text:style-name="P36">through seeming-changeless stars’ hypnotic force</text:p>
      <text:p text:style-name="P36">on human souls agog for mysteries.</text:p>
      <text:p text:style-name="P36">And death fits altogether naturally</text:p>
      <text:p text:style-name="P36">into their scheme, a constant crystal-clear.</text:p>
      <text:p text:style-name="P36">But still one sees that after five years now</text:p>
      <text:p text:style-name="P36">they too look down the pinnacle of fear.</text:p>
      <text:p text:style-name="P36"> </text:p>
      <text:p text:style-name="P36">At some unguarded moment, close-regarded</text:p>
      <text:p text:style-name="P36"><text:soft-page-break/>By me who read the features of their faces,</text:p>
      <text:p text:style-name="P36">grief can shimmer like a phosphorescence</text:p>
      <text:p text:style-name="P36">from their observer-eyes.</text:p>
      <text:p text:style-name="P36">It’s seen most clearly in our female Pilot.</text:p>
      <text:p text:style-name="P36">She often sits and stares into the mima</text:p>
      <text:p text:style-name="P36">and afterward her lovely eyes are altered.</text:p>
      <text:p text:style-name="P36">They gather a mysterious sheen</text:p>
      <text:p text:style-name="P36">of nebulosity, the iris of the eye</text:p>
      <text:p text:style-name="P36">is filled with mournful fires,</text:p>
      <text:p text:style-name="P36">a hunger-fire searching after fuel</text:p>
      <text:p text:style-name="P36"><text:soft-page-break/>for spiritual light, lest that light fail.</text:p>
      <text:p text:style-name="P36">A year or so ago she once remarked</text:p>
      <text:p text:style-name="P36">that, personally, she would be quite willing</text:p>
      <text:p text:style-name="P36">for us to polish off death’s bitter pill,</text:p>
      <text:p text:style-name="P36">make that our farewell dinner and be gone.</text:p>
      <text:p text:style-name="P36">And many must have thought like her—but the passengers</text:p>
      <text:p text:style-name="P36">and all the naive emigrants on board</text:p>
      <text:p text:style-name="P36">who even now scarce know how waywardly we lie,</text:p>
      <text:p text:style-name="P36"><text:soft-page-break/>to them the Cabin has its bounden duty</text:p>
      <text:p text:style-name="P36">and now that Cabin’s duty is eternal.</text:p>
      <text:p text:style-name="P36"> </text:p>
      <text:p text:style-name="P36"> </text:p>
      <text:p text:style-name="P36">The mima tuned us in to signs of life</text:p>
      <text:p text:style-name="P36">spread far and wide.</text:p>
      <text:p text:style-name="P36">But where, the mima gives no word of.</text:p>
      <text:p text:style-name="P36">We pull in traces, pictures, landscapes, scraps of language</text:p>
      <text:p text:style-name="P36">being spoken someplace, only where?</text:p>
      <text:p text:style-name="P36">Our faithful Mima</text:p>
      <text:p text:style-name="P36"><text:soft-page-break/>does all she can and searches, searches, searches.</text:p>
      <text:p text:style-name="P36">And her electron-works haul in,</text:p>
      <text:p text:style-name="P36">electro-lenses give her screener-cells</text:p>
      <text:p text:style-name="P36">their coded programs and the focus-works collect</text:p>
      <text:p text:style-name="P36">the tacis of the third indifferent webe</text:p>
      <text:p text:style-name="P36">and sounds and scents and pictures emanate</text:p>
      <text:p text:style-name="P36">out of lavish fluxes.</text:p>
      <text:p text:style-name="P36">But where their sources lie she gives no word of.</text:p>
      <text:p text:style-name="P36">That lies outside and always far beyond</text:p>
      <text:p text:style-name="P36"><text:soft-page-break/>a mima’s technics and her powers of hauling in.</text:p>
      <text:p text:style-name="P36"> </text:p>
      <text:p text:style-name="P36">She fishes metaphorically her fish</text:p>
      <text:p text:style-name="P36">in other seas than those we now traverse,</text:p>
      <text:p text:style-name="P36">netting metaphorically her cosmic catch</text:p>
      <text:p text:style-name="P36">from woods and dales in undiscovered realms.</text:p>
      <text:p text:style-name="P36">I tend the mima, calm the emigrants,</text:p>
      <text:p text:style-name="P36">cheering them with scenes from far-flung reaches</text:p>
      <text:p text:style-name="P36"><text:soft-page-break/>of things in thousands which no human eye</text:p>
      <text:p text:style-name="P36">had ever dreamt of seeing, but the mima tells no lies.</text:p>
      <text:p text:style-name="P36">And most do understand: they know, a mima</text:p>
      <text:p text:style-name="P36">can’t be bribed, she is all probity.</text:p>
      <text:p text:style-name="P36"> </text:p>
      <text:p text:style-name="P36">They know that the mima’s intellectual</text:p>
      <text:p text:style-name="P36">and selectronic sharpness in transmission</text:p>
      <text:p text:style-name="P36">is three thousand eighty times as great</text:p>
      <text:p text:style-name="P36">as mankind’s could attain if it were Mima.</text:p>
      <text:p text:style-name="P36"><text:soft-page-break/>As before an altar they bow down</text:p>
      <text:p text:style-name="P36">whenever I come in to start the mima.</text:p>
      <text:p text:style-name="P36">And many times I’ve heard them whispering:</text:p>
      <text:p text:style-name="P36">Imagine, though, if one could be like Mima.</text:p>
      <text:p text:style-name="P36"> </text:p>
      <text:p text:style-name="P36">So it’s to the good that the mirna has no feelings,</text:p>
      <text:p text:style-name="P36">that pride has no place in the mima’s insides,</text:p>
      <text:p text:style-name="P36">that as from habit she delivers images</text:p>
      <text:p text:style-name="P36">and tongues and scents from undiscovered countries</text:p>
      <text:p text:style-name="P36"><text:soft-page-break/>and tends to this unmoved by blandishments,</text:p>
      <text:p text:style-name="P36">secured by probity, unstirred by incense.</text:p>
      <text:p text:style-name="P36"> </text:p>
      <text:p text:style-name="P36">She takes no notice that in this darkroom</text:p>
      <text:p text:style-name="P36">a sect of mima-worshippers bows down,</text:p>
      <text:p text:style-name="P36">fondling the mima’s pedestal and praying</text:p>
      <text:p text:style-name="P36">the noble mima’s counsel for the journey,</text:p>
      <text:p text:style-name="P36">which now has entered on its sixth long year.</text:p>
      <text:p text:style-name="P36"> </text:p>
      <text:p text:style-name="P36"><text:soft-page-break/>Then suddenly I see how all has changed.</text:p>
      <text:p text:style-name="P36">How all these people, all these emigrants</text:p>
      <text:p text:style-name="P36">are realizing that what once had been</text:p>
      <text:p text:style-name="P36">has been and gone. And that the only world</text:p>
      <text:p text:style-name="P36">which we are given is this world in Mima.</text:p>
      <text:p text:style-name="P36">And while we voyage on toward certain death</text:p>
      <text:p text:style-name="P36">in spaces without land and without coasts,</text:p>
      <text:p text:style-name="P36">the mima gains the power to soothe all souls</text:p>
      <text:p text:style-name="P36"><text:soft-page-break/>and settle them to quiet and composure</text:p>
      <text:p text:style-name="P36">before the final hour that man must always</text:p>
      <text:p text:style-name="P36">meet at last, wherever it be lodged.</text:p>
      <text:p text:style-name="P36"> </text:p>
      <text:p text:style-name="P36"> </text:p>
      <text:p text:style-name="P36">We still pursue the customs formed on Earth</text:p>
      <text:p text:style-name="P36">and keep the usages of Dorisvale.</text:p>
      <text:p text:style-name="P36">Dividing time into a day and night,</text:p>
      <text:p text:style-name="P36">we feign the break of day, the dusk, the sunset.</text:p>
      <text:p text:style-name="P36">Though space around us is eternal night</text:p>
      <text:p text:style-name="P36"><text:soft-page-break/>so starry-cold that those who still abide</text:p>
      <text:p text:style-name="P36">in Dorisvales have never seen its like,</text:p>
      <text:p text:style-name="P36">our hearts have joined with the chronometer</text:p>
      <text:p text:style-name="P36">in following the sunrise and the moonrise</text:p>
      <text:p text:style-name="P36">and both their settings viewed from Dorisvale,</text:p>
      <text:p text:style-name="P36">Now it is summer night, Midsummer night:</text:p>
      <text:p text:style-name="P36">the people stav awake hour after hour</text:p>
      <text:p text:style-name="P36">In the great assemblv-room thev all are dancing</text:p>
      <text:p text:style-name="P36"><text:soft-page-break/>save those on watch in the infinitude.</text:p>
      <text:p text:style-name="P36">Thev’re dancing there until the sun comes up</text:p>
      <text:p text:style-name="P36">in Dorisvale. Then smack comes claritv,</text:p>
      <text:p text:style-name="P36">the horror that it never did come up,</text:p>
      <text:p text:style-name="P36">that life, a dream before in Doric vales,</text:p>
      <text:p text:style-name="P36">is even more a dream in Mima’s halls.</text:p>
      <text:p text:style-name="P36">And then this ballroom in infinitude</text:p>
      <text:p text:style-name="P36">fills with whimperings and human dreams</text:p>
      <text:p text:style-name="P36"><text:soft-page-break/>and open weeping none hides anymore.</text:p>
      <text:p text:style-name="P36">Then the dancing stops, the music dies,</text:p>
      <text:p text:style-name="P36">the hall is emptied, all move to the mima.</text:p>
      <text:p text:style-name="P36">And for a while she can relieve the strain</text:p>
      <text:p text:style-name="P36">and rout the memories from the shores of Doris.</text:p>
      <text:p text:style-name="P36">For frequentlv the world that Mima shows us</text:p>
      <text:p text:style-name="P36">blots out the world remembered and abandoned.</text:p>
      <text:p text:style-name="P36">If not, the mima never would have drawn us</text:p>
      <text:p text:style-name="P36"><text:soft-page-break/>and not been worshipped as a holv being,</text:p>
      <text:p text:style-name="P36">and no ecstatic women would have stroked</text:p>
      <text:p text:style-name="P36">in trembling bliss the dais of the deity.</text:p>
      <text:p text:style-name="P36"> </text:p>
      <text:p text:style-name="P36"> </text:p>
      <text:p text:style-name="P36">Our soul is spent on dreams, we’re ever rubbing</text:p>
      <text:p text:style-name="P36">dream on dream for want of something real,</text:p>
      <text:p text:style-name="P36">and each new mummery becomes a ladder</text:p>
      <text:p text:style-name="P36">to the latest dream-beset vacuity.</text:p>
      <text:p text:style-name="P36"><text:soft-page-break/>And evervthing far off becomes our home;</text:p>
      <text:p text:style-name="P36">indeed, beyond all pales lies our relief—</text:p>
      <text:p text:style-name="P36">I share with Dorisvale my every grief,</text:p>
      <text:p text:style-name="P36">and longing ceaselessly to sojourn there</text:p>
      <text:p text:style-name="P36">itself is health, is artful living here.</text:p>
      <text:p text:style-name="P36"> </text:p>
      <text:p text:style-name="P36">Seldom do we take the slightest note</text:p>
      <text:p text:style-name="P36">of our majestic wonder of a boat,</text:p>
      <text:p text:style-name="P36">and only during sermons at a grave</text:p>
      <text:p text:style-name="P36"><text:soft-page-break/>does this world dawn on us as all we have;</text:p>
      <text:p text:style-name="P36">then come a multitude of black thoughts flapping</text:p>
      <text:p text:style-name="P36">through these vaults that hold us bound</text:p>
      <text:p text:style-name="P36">filled with the echoes of a prior life</text:p>
      <text:p text:style-name="P36">and threading an outlandish void of sound.</text:p>
      <text:p text:style-name="P36">Then we scurry to the mima to beseech</text:p>
      <text:p text:style-name="P36">those comforts we may see but may not reach.</text:p>
      <text:p text:style-name="P36"> </text:p>
      <text:p text:style-name="P36"><text:soft-page-break/>Then thousands mill in an unending flock</text:p>
      <text:p text:style-name="P36">through every corridor to Mima’s hall.</text:p>
      <text:p text:style-name="P36">Then suddenly we might remember in a flash</text:p>
      <text:p text:style-name="P36">that this craft’s length is sixteen thousand feet,</text:p>
      <text:p text:style-name="P36">its width three thousand and the population</text:p>
      <text:p text:style-name="P36">milling in its vaults eight thousand souls,</text:p>
      <text:p text:style-name="P36">that it was built for large-scale emigration,</text:p>
      <text:p text:style-name="P36">that this is onlv one ship out of thousands</text:p>
      <text:p text:style-name="P36"><text:soft-page-break/>which all, of like dimensions, like design,</text:p>
      <text:p text:style-name="P36">ply the placid routes to Mars and Venus,</text:p>
      <text:p text:style-name="P36">that we alone had canted off our course</text:p>
      <text:p text:style-name="P36">until one day the ranking astrolobe</text:p>
      <text:p text:style-name="P36">informed us that we were no longer lying</text:p>
      <text:p text:style-name="P36">in the inner field, but evervthing</text:p>
      <text:p text:style-name="P36">that could be done would certainly be done</text:p>
      <text:p text:style-name="P36">so life within the outer field would be</text:p>
      <text:p text:style-name="P36">a pioneering voyage and a probe,</text:p>
      <text:p text:style-name="P36"><text:soft-page-break/>the farthest so far toward the field beyond.</text:p>
      <text:p text:style-name="P36"> </text:p>
      <text:p text:style-name="P36">When afterwards it struck the High Command</text:p>
      <text:p text:style-name="P36">that there would never be a turning back</text:p>
      <text:p text:style-name="P36">and laws obtaining in the outer field</text:p>
      <text:p text:style-name="P36">were different from those in clear control</text:p>
      <text:p text:style-name="P36">of placid flight-routines in inner space,</text:p>
      <text:p text:style-name="P36">first panic set in, then came apathy</text:p>
      <text:p text:style-name="P36"><text:soft-page-break/>laying between the tempests of despair</text:p>
      <text:p text:style-name="P36">its chillv doldrum-world of dead emotion</text:p>
      <text:p text:style-name="P36">till the mima, like a soothing friend in need</text:p>
      <text:p text:style-name="P36">and filled with specimens of life from other worlds,</text:p>
      <text:p text:style-name="P36">to soothe us all unlocked her vision chest.</text:p>
      <text:p text:style-name="P36"> </text:p>
      <text:p text:style-name="P36"> </text:p>
      <text:p text:style-name="P36">There are in the mima certain features</text:p>
      <text:p text:style-name="P36">it had come up with and which function there</text:p>
      <text:p text:style-name="P36"><text:soft-page-break/>in circuitry of such a kind</text:p>
      <text:p text:style-name="P36">as human thought has never traveled through.</text:p>
      <text:p text:style-name="P36">For example, take the third webe’s action</text:p>
      <text:p text:style-name="P36">in the focus-works</text:p>
      <text:p text:style-name="P36">and the ninth protator’s kinematic read-out</text:p>
      <text:p text:style-name="P36">in the flicker phase before the screener-cell</text:p>
      <text:p text:style-name="P36">takes over everything, allots, combines.</text:p>
      <text:p text:style-name="P36">The inventor was himself completely dumbstruck</text:p>
      <text:p text:style-name="P36">the day he found that one half of the mima</text:p>
      <text:p text:style-name="P36"><text:soft-page-break/>he’d invented lay beyond analysis.</text:p>
      <text:p text:style-name="P36">That the mima had invented half herself.</text:p>
      <text:p text:style-name="P36">Well, then, as everybody knows, he changed</text:p>
      <text:p text:style-name="P36">his title, had the modesty</text:p>
      <text:p text:style-name="P36">to realize that once she took full form</text:p>
      <text:p text:style-name="P36">she was the superior and he himself</text:p>
      <text:p text:style-name="P36">a secondary power, a mimator.</text:p>
      <text:p text:style-name="P36">The mimator died, the mima stays alive.</text:p>
      <text:p text:style-name="P36">The mimator died, the mima found her style,</text:p>
      <text:p text:style-name="P36"><text:soft-page-break/>progressed in comprehension of herself,</text:p>
      <text:p text:style-name="P36">her possibilities, her limitations:</text:p>
      <text:p text:style-name="P36">a telegrator without pride, industrious, upright,</text:p>
      <text:p text:style-name="P36">a patient seeker, lucid and plain-dealing,</text:p>
      <text:p text:style-name="P36">a filter of truth, with no stains of her own.</text:p>
      <text:p text:style-name="P36">Who then can show surprise if I, the rigger</text:p>
      <text:p text:style-name="P36">and tender of the mima on Aniara,</text:p>
      <text:p text:style-name="P36">am moved to see how men and women, blissful</text:p>
      <text:p text:style-name="P36">in their faith, fall on their knees to her.</text:p>
      <text:p text:style-name="P36"><text:soft-page-break/>And I pray too when they are at their prayer</text:p>
      <text:p text:style-name="P36">that it be true, all this that is occurring,</text:p>
      <text:p text:style-name="P36">and that the grace this mima is conferring</text:p>
      <text:p text:style-name="P36">is glimpses of the light of perfect grace</text:p>
      <text:p text:style-name="P36">that seeks us in the barren house of space.</text:p>
      <text:p text:style-name="P36"> </text:p>
      <text:p text:style-name="P36"> </text:p>
      <text:p text:style-name="P36">The sterile void of space is terrifying.</text:p>
      <text:p text:style-name="P36">Glass-like is the stare encircling us</text:p>
      <text:p text:style-name="P36"><text:soft-page-break/>and the systems of stars hang frozen and still</text:p>
      <text:p text:style-name="P36">in the round crystal windows of our ship.</text:p>
      <text:p text:style-name="P36">Then is the time to cherish visions in dreams</text:p>
      <text:p text:style-name="P36">from Dorisvales and preserve, here in the sea</text:p>
      <text:p text:style-name="P36">where no water, where no waves are moving,</text:p>
      <text:p text:style-name="P36">everv dream and every rush of feeling.</text:p>
      <text:p text:style-name="P36">The smailest sigh is like a gentle wind,</text:p>
      <text:p text:style-name="P36">all weeping a fountain, the ship itself a hind</text:p>
      <text:p text:style-name="P36"><text:soft-page-break/>dashing in silence toward the starry Lyre</text:p>
      <text:p text:style-name="P36">which, all too far for any human mind</text:p>
      <text:p text:style-name="P36">to understand the distances or times,</text:p>
      <text:p text:style-name="P36">has not slid one small inch to either side.</text:p>
      <text:p text:style-name="P36">Everything looks as if solidified</text:p>
      <text:p text:style-name="P36">and frozen to the mount of Everlasting,</text:p>
      <text:p text:style-name="P36">like grains of diamond in a crystal sheath</text:p>
      <text:p text:style-name="P36">encompassing the very boundlessness</text:p>
      <text:p text:style-name="P36"><text:soft-page-break/>in a massive, radiant hall of utter distance.</text:p>
      <text:p text:style-name="P36">But all the words that have been used to death,</text:p>
      <text:p text:style-name="P36">misused on mountains and on tracts of water</text:p>
      <text:p text:style-name="P36">and landscapes where they never did belong</text:p>
      <text:p text:style-name="P36">were drawn on in advances by a race</text:p>
      <text:p text:style-name="P36">with no thought that the words which they were wearing down</text:p>
      <text:p text:style-name="P36">might at some future date be sorely needed</text:p>
      <text:p text:style-name="P36">right where they suited best: right here, on board</text:p>
      <text:p text:style-name="P36"><text:soft-page-break/>this space ship on its way out to the Lyre.</text:p>
      <text:p text:style-name="P36"> </text:p>
      <text:p text:style-name="P36">What has been left for us who most have need</text:p>
      <text:p text:style-name="P36">of every word answering to limitless</text:p>
      <text:p text:style-name="P36">immeasurably far-outlying Hades?</text:p>
      <text:p text:style-name="P36"> </text:p>
      <text:p text:style-name="P36">We are compelled to seek out other words</text:p>
      <text:p text:style-name="P36">able to shrink and shrivel all to comfort us.</text:p>
      <text:p text:style-name="P36">The word for Star has now become indecent,</text:p>
      <text:p text:style-name="P36"><text:soft-page-break/>the low names high for loins and woman’s breast.</text:p>
      <text:p text:style-name="P36">The brain is now a shameful body-part,</text:p>
      <text:p text:style-name="P36">for Hades harvests us at its behest.</text:p>
      <text:p text:style-name="P36"> </text:p>
      <text:p text:style-name="P36"> </text:p>
      <text:p text:style-name="P36">A man from High Command stands amid the people</text:p>
      <text:p text:style-name="P36">in the great assembly-halls abaft.</text:p>
      <text:p text:style-name="P36">He pleads with them not to despair, but view their fate</text:p>
      <text:p text:style-name="P36">in the clear light of science. He maintains</text:p>
      <text:p text:style-name="P36"><text:soft-page-break/>that it is not the first time this has happened.</text:p>
      <text:p text:style-name="P36">Sixty years ago a large goldonder</text:p>
      <text:p text:style-name="P36">with fourteen thousand souls on board was lost,</text:p>
      <text:p text:style-name="P36">had instrument-failure heading for Orion</text:p>
      <text:p text:style-name="P36">and plunged with rapidly increasing speed</text:p>
      <text:p text:style-name="P36">toward Jupiter, got swallowed in its wastelands</text:p>
      <text:p text:style-name="P36">and buried in that giant star’s dense husk,</text:p>
      <text:p text:style-name="P36">its evil death-quilt of gelid hydrogen</text:p>
      <text:p text:style-name="P36"><text:soft-page-break/>which to a depth of near ten thousand miles</text:p>
      <text:p text:style-name="P36">armors that devil-star in helium and cold.</text:p>
      <text:p text:style-name="P36">It could have turned out just as badly here.</text:p>
      <text:p text:style-name="P36">But we are favored people. We’ve not crashed</text:p>
      <text:p text:style-name="P36">on any star or stellar satellite.</text:p>
      <text:p text:style-name="P36">Instead we have our trek ahead of us,</text:p>
      <text:p text:style-name="P36">a lifelong journey onward to an end</text:p>
      <text:p text:style-name="P36">which would have come in any case, and comes.</text:p>
      <text:p text:style-name="P36"> </text:p>
      <text:p text:style-name="P36"><text:soft-page-break/> </text:p>
      <text:p text:style-name="P36">The orchestra plays fancies and we take the floor.</text:p>
      <text:p text:style-name="P36">The girl I lead about is hors concours.</text:p>
      <text:p text:style-name="P36">Originally she’s from Dorisburg,</text:p>
      <text:p text:style-name="P36">but though she’s danced here now for several years</text:p>
      <text:p text:style-name="P36">in Aniara’s ballroom she insists</text:p>
      <text:p text:style-name="P36">that, far as she’s concerned, she hears</text:p>
      <text:p text:style-name="P36">no difference whatsoever in the yurg</text:p>
      <text:p text:style-name="P36">they dance here and the one in Dorisburg.</text:p>
      <text:p text:style-name="P36"><text:soft-page-break/>And when we dance the yurg it’s evident</text:p>
      <text:p text:style-name="P36">that everything called yurg’s magnificent</text:p>
      <text:p text:style-name="P36">when Daisy Doody wriggles in a vurg</text:p>
      <text:p text:style-name="P36">and chatters in the slang of Dorisburg:</text:p>
      <text:p text:style-name="P36"> </text:p>
      <text:p text:style-name="P36">You’re gamming out and getting vile and snowzy.</text:p>
      <text:p text:style-name="P36">But do like me, I never sit and frowzy.</text:p>
      <text:p text:style-name="P36"> </text:p>
      <text:p text:style-name="P36">I’m no sleeping chadwick, Daisy pouts,</text:p>
      <text:p text:style-name="P36"><text:soft-page-break/>my pipes are working, I am flamm and gondel,</text:p>
      <text:p text:style-name="P36">my date’s a gander and my fate’s a rondel</text:p>
      <text:p text:style-name="P36">and wathed in taris, gland in delt and yondel.</text:p>
      <text:p text:style-name="P36"> </text:p>
      <text:p text:style-name="P36">And lusty swings the vurg, I’m tempest-tossed—</text:p>
      <text:p text:style-name="P36">the grief I’m nursing threatens to be lost</text:p>
      <text:p text:style-name="P36">upon this womanchild who, filled with yurg,</text:p>
      <text:p text:style-name="P36">slings at Death’s void the slang of Dorisburg.</text:p>
      <text:p text:style-name="P36"> </text:p>
      <text:p text:style-name="P36"><text:soft-page-break/> </text:p>
      <text:p text:style-name="P36">In the sixth year Aniara fared</text:p>
      <text:p text:style-name="P36">with undiminished speed toward Lyra’s stars.</text:p>
      <text:p text:style-name="P36">The chief astronomer gave the emigrants</text:p>
      <text:p text:style-name="P36">a lecture on the depth of outer space.</text:p>
      <text:p text:style-name="P36">In his hand he held a splendid bowl of glass:</text:p>
      <text:p text:style-name="P36">We’re slowly coming to suspect that the space</text:p>
      <text:p text:style-name="P36">we’re traveling through is of a different kind</text:p>
      <text:p text:style-name="P36">from what we thought whenever the word “space”</text:p>
      <text:p text:style-name="P36"><text:soft-page-break/>was decked out by our fantasies on Earth.</text:p>
      <text:p text:style-name="P36">We’re coming to suspect now that our drift</text:p>
      <text:p text:style-name="P36">is even deeper than we first believed,</text:p>
      <text:p text:style-name="P36">that knowledge is a blue naiveté</text:p>
      <text:p text:style-name="P36">which with the insight needful to the purpose</text:p>
      <text:p text:style-name="P36">assumed the mystery to have a structure.</text:p>
      <text:p text:style-name="P36">We now suspect that what we say is space</text:p>
      <text:p text:style-name="P36">and glassy-clear around Aniara’s hull</text:p>
      <text:p text:style-name="P36"><text:soft-page-break/>is spirit, everlasting and impalpable,</text:p>
      <text:p text:style-name="P36">that we are lost in spiritual seas.</text:p>
      <text:p text:style-name="P36"> </text:p>
      <text:p text:style-name="P36">Our space-ship Aniara travels on</text:p>
      <text:p text:style-name="P36">in something that does not possess a brain-pan</text:p>
      <text:p text:style-name="P36">and does not even need the stuff of brains.</text:p>
      <text:p text:style-name="P36">She’s traveling on in something that exists</text:p>
      <text:p text:style-name="P36">but does not need to take the path of thought.</text:p>
      <text:p text:style-name="P36">Through God and Death and Mystery we race</text:p>
      <text:p text:style-name="P36"><text:soft-page-break/>on space-ship Aniara without goal or trace.</text:p>
      <text:p text:style-name="P36">O would that we could turn back to our base</text:p>
      <text:p text:style-name="P36">now that we realize what our space-ship is:</text:p>
      <text:p text:style-name="P36">a little bubble in the glass of Godhead.</text:p>
      <text:p text:style-name="P36">I shall relate what I have heard of glass</text:p>
      <text:p text:style-name="P36">and then you’ll understand. In any glass</text:p>
      <text:p text:style-name="P36">that stands untouched for a sufficient time,</text:p>
      <text:p text:style-name="P36">gradually a bubble in the glass will move</text:p>
      <text:p text:style-name="P36"><text:soft-page-break/>infinitely slowly to a different point</text:p>
      <text:p text:style-name="P36">in the glazen form, and in a thousand years</text:p>
      <text:p text:style-name="P36">the bubble’s made a vovage in its glass.</text:p>
      <text:p text:style-name="P36"> </text:p>
      <text:p text:style-name="P36">Similarly, in a boundless space</text:p>
      <text:p text:style-name="P36">a gulf the depth of light-years throws its arch</text:p>
      <text:p text:style-name="P36">round bubble Aniara on her march.</text:p>
      <text:p text:style-name="P36">For though the rate she travels at is great</text:p>
      <text:p text:style-name="P36">and much more rapid than the swiftest planet,</text:p>
      <text:p text:style-name="P36"><text:soft-page-break/>her speed as measured by the scale of space</text:p>
      <text:p text:style-name="P36">exactly corresponds to that we know</text:p>
      <text:p text:style-name="P36">the bubble makes inside this bowl of glass.</text:p>
      <text:p text:style-name="P36"> </text:p>
      <text:p text:style-name="P36">Chilled at such certitude, I take flight</text:p>
      <text:p text:style-name="P36">out of the mima-hall to the ruddy light</text:p>
      <text:p text:style-name="P36">filling the dance-hall and, finding Daisy there,</text:p>
      <text:p text:style-name="P36">I seek admission to her womb of hair,</text:p>
      <text:p text:style-name="P36">in her savior-arms I beg a tryst</text:p>
      <text:p text:style-name="P36"><text:soft-page-break/>where death’s cold certitude does not exist.</text:p>
      <text:p text:style-name="P36">There’s where life remains in Mima’s room;</text:p>
      <text:p text:style-name="P36">the Doric valleys live in Daisy’s womb</text:p>
      <text:p text:style-name="P36">as in ourselves, no cold or threat to hound us,</text:p>
      <text:p text:style-name="P36">we lose track of the spaces that surround us.</text:p>
      <text:p text:style-name="P36"> </text:p>
      <text:p text:style-name="P36"> </text:p>
      <text:p text:style-name="P36">A sect that’s called the Ticklers has sprung up.</text:p>
      <text:p text:style-name="P36">They gather to be tickled and to tickle.</text:p>
      <text:p text:style-name="P36"><text:soft-page-break/>It’s mostly women, but the chiefs are men</text:p>
      <text:p text:style-name="P36">and called the Tinkers,</text:p>
      <text:p text:style-name="P36">an old word from the pre-goldonder age.</text:p>
      <text:p text:style-name="P36">The word is cited in the Blue Archive</text:p>
      <text:p text:style-name="P36">and has to do somehow with feeding</text:p>
      <text:p text:style-name="P36">in the older manner, and with flames.</text:p>
      <text:p text:style-name="P36"> </text:p>
      <text:p text:style-name="P36">More I do not know.</text:p>
      <text:p text:style-name="P36">As a child in school, of course I saw</text:p>
      <text:p text:style-name="P36">on some occasion natural fire.</text:p>
      <text:p text:style-name="P36"><text:soft-page-break/>It was kindled, I remember, from a piece of wood</text:p>
      <text:p text:style-name="P36">which then was shown around, emitting smoke</text:p>
      <text:p text:style-name="P36">and some heat too.</text:p>
      <text:p text:style-name="P36">When everyone had looked, the wood was dipped in water.</text:p>
      <text:p text:style-name="P36">The piquant little flame was quenched,</text:p>
      <text:p text:style-name="P36">Wood was a rare material. Had existed</text:p>
      <text:p text:style-name="P36">in pre-goldondic times, but later dwindled</text:p>
      <text:p text:style-name="P36">steadily through nuclear catastrophes.</text:p>
      <text:p text:style-name="P36"><text:soft-page-break/>It rather moved us, I remember, watching</text:p>
      <text:p text:style-name="P36">in a circle as the wood-chunk gave out light.</text:p>
      <text:p text:style-name="P36">But that is long ago, ah me, so long.</text:p>
      <text:p text:style-name="P36"> </text:p>
      <text:p text:style-name="P36"> </text:p>
      <text:p text:style-name="P36">I shut down the mima, walk one round and listen</text:p>
      <text:p text:style-name="P36">to the emigrants, the crewmen,</text:p>
      <text:p text:style-name="P36">and hear an old space-mariner tell of Nobby,</text:p>
      <text:p text:style-name="P36">doubtless the great love of his life:</text:p>
      <text:p text:style-name="P36"><text:soft-page-break/>By normal standards she was hardly pretty,</text:p>
      <text:p text:style-name="P36">pale little Nobby, radiation-mangled.</text:p>
      <text:p text:style-name="P36">Three times she was branded and came very near</text:p>
      <text:p text:style-name="P36">to fluttering away, but was pulled back</text:p>
      <text:p text:style-name="P36">with help from gammosal and Tebe-rays.</text:p>
      <text:p text:style-name="P36"> </text:p>
      <text:p text:style-name="P36">And after a year or more in dreary wards</text:p>
      <text:p text:style-name="P36">of barracks-hospitals on Tundra Two</text:p>
      <text:p text:style-name="P36"><text:soft-page-break/>she took a bargain-fare goldonder home</text:p>
      <text:p text:style-name="P36">from Mars to Earth, resuming her assistance</text:p>
      <text:p text:style-name="P36">to refugees and regular collections</text:p>
      <text:p text:style-name="P36">for people needing help on Mars and Venus.</text:p>
      <text:p text:style-name="P36"> </text:p>
      <text:p text:style-name="P36">All Marsfolk needed respite from the tundra-cold;</text:p>
      <text:p text:style-name="P36">the Venusfolk, safety from their swampy climate.</text:p>
      <text:p text:style-name="P36">Did she wear her health down? Rest assured.</text:p>
      <text:p text:style-name="P36">Nonetheless I held her very dear,</text:p>
      <text:p text:style-name="P36"><text:soft-page-break/>my little Nobby, and cannot forget</text:p>
      <text:p text:style-name="P36">the scanty moments when we snatched our dreams</text:p>
      <text:p text:style-name="P36">on Tundra Two on my rare visits there.</text:p>
      <text:p text:style-name="P36">At that time I was just a volunteer</text:p>
      <text:p text:style-name="P36">aboard Goldonder Fifteen—name of Max,</text:p>
      <text:p text:style-name="P36">an old tramp off the Venus run, converted</text:p>
      <text:p text:style-name="P36">for shipping aid and exiles to the tundraball.</text:p>
      <text:p text:style-name="P36"> </text:p>
      <text:p text:style-name="P36">The Thirty-second War had just then ended,</text:p>
      <text:p text:style-name="P36"><text:soft-page-break/>Control Plan Three was being closely followed.</text:p>
      <text:p text:style-name="P36">You’re all aware how all of that turned out:</text:p>
      <text:p text:style-name="P36">new Dick on top, hot times in the cellar</text:p>
      <text:p text:style-name="P36">for those who’d voted nay to Dick. The others,</text:p>
      <text:p text:style-name="P36">whipped to shape already, got their rucksacks</text:p>
      <text:p text:style-name="P36">and were sped on Prison Spacecraft Seven</text:p>
      <text:p text:style-name="P36">to three years’ gathering peat on Tundra Nine,</text:p>
      <text:p text:style-name="P36">among the worst tundras you could run into</text:p>
      <text:p text:style-name="P36"><text:soft-page-break/>on that slum planet. We went out there once.</text:p>
      <text:p text:style-name="P36">But enough of outsides. All the inward changes</text:p>
      <text:p text:style-name="P36">that followed with the punch-card age were worse.</text:p>
      <text:p text:style-name="P36">The heartlessly hard, the nonsensically gentle</text:p>
      <text:p text:style-name="P36">changed places on the punch-cards many times.</text:p>
      <text:p text:style-name="P36"> </text:p>
      <text:p text:style-name="P36">With regularity the good in man</text:p>
      <text:p text:style-name="P36">was moved to a punch-card hole for cruelty.</text:p>
      <text:p text:style-name="P36">In this melancholy jungle of controls</text:p>
      <text:p text:style-name="P36"><text:soft-page-break/>we have to admire the mima, who can order</text:p>
      <text:p text:style-name="P36">a chaos of numbers we wish we never knew.</text:p>
      <text:p text:style-name="P36">For everyone was playing at least four roles</text:p>
      <text:p text:style-name="P36">in political games of specters’ peek-a-boo.</text:p>
      <text:p text:style-name="P36"> </text:p>
      <text:p text:style-name="P36">Through doors that are forever whirling round</text:p>
      <text:p text:style-name="P36">like turnstiles for the torrents of mankind,</text:p>
      <text:p text:style-name="P36">some voices rise triumphant from the hum</text:p>
      <text:p text:style-name="P36"><text:soft-page-break/>that blends them all: despair, good faith, high mind.</text:p>
      <text:p text:style-name="P36">And there are scattered voices singing songs</text:p>
      <text:p text:style-name="P36">of burdens such as mystics might have sung</text:p>
      <text:p text:style-name="P36">in seeking incombustibility</text:p>
      <text:p text:style-name="P36">from vacant space and from the mima’s visions:</text:p>
      <text:p text:style-name="P36"> </text:p>
      <text:p text:style-name="P36">“Soon the time will come of cast-iron and balm</text:p>
      <text:p text:style-name="P36">when I may keep intact while fire and cold</text:p>
      <text:p text:style-name="P36">consume the forms of life around my calm.</text:p>
      <text:p text:style-name="P36"><text:soft-page-break/>Soon the time will come of cast-iron and balm.”</text:p>
      <text:p text:style-name="P36"> </text:p>
      <text:p text:style-name="P36">But on the humming swells, all seek the mima</text:p>
      <text:p text:style-name="P36">and cry aloud as at a wailing-wall,</text:p>
      <text:p text:style-name="P36">till from lost worlds the mima’s comforts bring</text:p>
      <text:p text:style-name="P36">her illustrations of a far-off spring.</text:p>
      <text:p text:style-name="P36"> </text:p>
      <text:p text:style-name="P36">The mima caught for us the blessed shore,</text:p>
      <text:p text:style-name="P36">shining for hours in full beatitude.</text:p>
      <text:p text:style-name="P36"><text:soft-page-break/>But now the world of blessings is no more,</text:p>
      <text:p text:style-name="P36">hurled into a new infinitude.</text:p>
      <text:p text:style-name="P36">Among dark shades that splendor has been drowned,</text:p>
      <text:p text:style-name="P36">by torrents that no mima can turn round.</text:p>
      <text:p text:style-name="P36">And we again are shivering and unsound.</text:p>
      <text:p text:style-name="P36"> </text:p>
      <text:p text:style-name="P36"> </text:p>
      <text:p text:style-name="P36">The spuriously deep descents you make</text:p>
      <text:p text:style-name="P36">to those supposed depths you’d gambled on</text:p>
      <text:p text:style-name="P36"><text:soft-page-break/>are all without the slightest value here</text:p>
      <text:p text:style-name="P36">for here there are no depths to undertake.</text:p>
      <text:p text:style-name="P36">Here we can follow the descent you make</text:p>
      <text:p text:style-name="P36">and see how very far it is, how sheer.</text:p>
      <text:p text:style-name="P36">It’s never stunning on the crystal screen</text:p>
      <text:p text:style-name="P36">where we can see how your maneuver turns</text:p>
      <text:p text:style-name="P36">spiraling back to where you dove before.</text:p>
      <text:p text:style-name="P36">Now we believe in your descents no more.</text:p>
      <text:p text:style-name="P36"><text:soft-page-break/> </text:p>
      <text:p text:style-name="P36">The space-aware makes no dives as a rule,</text:p>
      <text:p text:style-name="P36">and if he does dive in the lucid pool</text:p>
      <text:p text:style-name="P36">he’s quickly back and puts off happily</text:p>
      <text:p text:style-name="P36">what science gave of outdoor finery</text:p>
      <text:p text:style-name="P36">for shorter expeditions on this sea.</text:p>
      <text:p text:style-name="P36"> </text:p>
      <text:p text:style-name="P36">His business merely was to cast an eye</text:p>
      <text:p text:style-name="P36">upon the only cloud in this cold sky,</text:p>
      <text:p text:style-name="P36"><text:soft-page-break/>that long hard cloud made of a white alloy,</text:p>
      <text:p text:style-name="P36">luminously painted and standing there</text:p>
      <text:p text:style-name="P36">motionless, stiff and still, what though she fare</text:p>
      <text:p text:style-name="P36">at a velocity to curl the hair</text:p>
      <text:p text:style-name="P36">of those who don’t know of the speeds we muster</text:p>
      <text:p text:style-name="P36">as Aniara moves on toward the Lyre cluster.</text:p>
      <text:p text:style-name="P36"> </text:p>
      <text:p text:style-name="P36">Once I was sent outside for an inspection</text:p>
      <text:p text:style-name="P36">of Mima’s cell-works and, from this direction,</text:p>
      <text:p text:style-name="P36"><text:soft-page-break/>almost eight thousand meters radially,</text:p>
      <text:p text:style-name="P36">our Aniara was a magnitude.</text:p>
      <text:p text:style-name="P36"> </text:p>
      <text:p text:style-name="P36">From that celestial ocean, stirred, I viewed</text:p>
      <text:p text:style-name="P36">our good old craft from Doris come so far</text:p>
      <text:p text:style-name="P36">approaching the Lyre from cosmic Zanzibar</text:p>
      <text:p text:style-name="P36">with cargo that the tooth of time had chewed.</text:p>
      <text:p text:style-name="P36">Ivory of that kind is heaviest of all</text:p>
      <text:p text:style-name="P36">as, marked with hard names born of metaphor,</text:p>
      <text:p text:style-name="P36"><text:soft-page-break/>from a hidden world of hostile force</text:p>
      <text:p text:style-name="P36">it cruelly bears down on Aniara’s course.</text:p>
      <text:p text:style-name="P36"> </text:p>
      <text:p text:style-name="P36"> </text:p>
      <text:p text:style-name="P36">Efforts at escape through flights of mind</text:p>
      <text:p text:style-name="P36">and slipping back and forth from dream to dream—</text:p>
      <text:p text:style-name="P36">such methods were to hand.</text:p>
      <text:p text:style-name="P36">With one leg drowned beneath a surge of feeling</text:p>
      <text:p text:style-name="P36">the other braced by feeling dead and gone</text:p>
      <text:p text:style-name="P36">we’d often stand.</text:p>
      <text:p text:style-name="P36"><text:soft-page-break/>Myself I questioned, but gave no reply</text:p>
      <text:p text:style-name="P36">I dreamt myself a life, then lived a lie.</text:p>
      <text:p text:style-name="P36">I ranged the universe but passed it by—</text:p>
      <text:p text:style-name="P36">for captive on Aniara here was l.</text:p>
      <text:p text:style-name="P36"> </text:p>
      <text:p text:style-name="P36"> </text:p>
      <text:p text:style-name="P36">Our female pilot steps inside the mima-</text:p>
      <text:p text:style-name="P36">chamber. Wordlessly she signals me</text:p>
      <text:p text:style-name="P36">How grand she is, how unapproachable.</text:p>
      <text:p text:style-name="P36"><text:soft-page-break/>She wounds you in the way that roses wound,</text:p>
      <text:p text:style-name="P36">though not, as has been often said, with thorns.</text:p>
      <text:p text:style-name="P36">A rose will always wound you with its rose</text:p>
      <text:p text:style-name="P36">and, though the sore may be a briar-scratch,</text:p>
      <text:p text:style-name="P36">still more often it may be a wound</text:p>
      <text:p text:style-name="P36">from utter beauty, utter burning beauty.</text:p>
      <text:p text:style-name="P36">The lovely Doris, in the sixth year now</text:p>
      <text:p text:style-name="P36">changed ever more into a distant star,</text:p>
      <text:p text:style-name="P36"><text:soft-page-break/>a sun that like a cinder burns my eye</text:p>
      <text:p text:style-name="P36">and stabs its infinitely long gold pin</text:p>
      <text:p text:style-name="P36">into my heart across dizzying-bright spaces—</text:p>
      <text:p text:style-name="P36">she burned more broadly when she was close by,</text:p>
      <text:p text:style-name="P36">but stings more deeply when she’s far away,</text:p>
      <text:p text:style-name="P36">I start the mima, take a seat and wait</text:p>
      <text:p text:style-name="P36">to see in little time the features brighten</text:p>
      <text:p text:style-name="P36">with wondrous alteration on the face</text:p>
      <text:p text:style-name="P36"><text:soft-page-break/>of our fair pilot, frostily withholding</text:p>
      <text:p text:style-name="P36">the subtlest modulation of her beauty.</text:p>
      <text:p text:style-name="P36">But the mima’s running, making all things clear.</text:p>
      <text:p text:style-name="P36">The fair one’s white cheeks brighten instantly</text:p>
      <text:p text:style-name="P36">and hotly blush: she fills with heavenly transport</text:p>
      <text:p text:style-name="P36">when the mima shows her everything there is</text:p>
      <text:p text:style-name="P36">of pleasure inaccessible in worlds of space.</text:p>
      <text:p text:style-name="P36">She smiles, she laughs, ecstatic and engrossed</text:p>
      <text:p text:style-name="P36"><text:soft-page-break/>as though she suddenly were seized by gods.</text:p>
      <text:p text:style-name="P36">But just when she seems cleared for perfect bliss</text:p>
      <text:p text:style-name="P36">the third webe shifts the mima’s focus-values</text:p>
      <text:p text:style-name="P36">and the world’s other glimmering guises flood the mima.</text:p>
      <text:p text:style-name="P36">The fair one’s face soon turns another shade.</text:p>
      <text:p text:style-name="P36"> </text:p>
      <text:p text:style-name="P36">I close down the mima. It is there for comfort,</text:p>
      <text:p text:style-name="P36">not for making human beings shudder</text:p>
      <text:p text:style-name="P36"><text:soft-page-break/>at worlds like-featured with the one they left.</text:p>
      <text:p text:style-name="P36">Pains and problems we were all enmeshed in</text:p>
      <text:p text:style-name="P36">when we were stirring in the Dorisvales</text:p>
      <text:p text:style-name="P36">are nothing to exhibit to this woman.</text:p>
      <text:p text:style-name="P36">I stroke her softly when I close the mima,</text:p>
      <text:p text:style-name="P36">for the mima’s truth is incorruptible,</text:p>
      <text:p text:style-name="P36">a frank display of everything created.</text:p>
      <text:p text:style-name="P36"> </text:p>
      <text:p text:style-name="P36"><text:soft-page-break/>The fair one rises up and nods to me</text:p>
      <text:p text:style-name="P36">her sober thanks for closing down the mima.</text:p>
      <text:p text:style-name="P36">At the door she turns, asks me to call</text:p>
      <text:p text:style-name="P36">for her should the mima ever have received—</text:p>
      <text:p text:style-name="P36">she doesn’t say the word, but I can guess.</text:p>
      <text:p text:style-name="P36"> </text:p>
      <text:p text:style-name="P36">The warming Doris and the kindly Doris,</text:p>
      <text:p text:style-name="P36">the distant Doris now a noble star</text:p>
      <text:p text:style-name="P36">to pine for</text:p>
      <text:p text:style-name="P36">Now she is the star of stars.</text:p>
      <text:p text:style-name="P36"><text:soft-page-break/>O could I but know where she is gleaming</text:p>
      <text:p text:style-name="P36">in this sixth year, so inconspicuous</text:p>
      <text:p text:style-name="P36">among the suns of space I’ll never find</text:p>
      <text:p text:style-name="P36">that star again. The noble star of Doris.</text:p>
      <text:p text:style-name="P36"> </text:p>
      <text:p text:style-name="P36"> </text:p>
      <text:p text:style-name="P36">All that we had long dreamt of receiving—</text:p>
      <text:p text:style-name="P36">distant views of torments gone before</text:p>
      <text:p text:style-name="P36">and joys exhausted long ago—we take</text:p>
      <text:p text:style-name="P36"><text:soft-page-break/>in the mima from the troughs of waves of yore.</text:p>
      <text:p text:style-name="P36">The picture shifts in ripples far remote</text:p>
      <text:p text:style-name="P36">and in a cryptic echo-curve it’s hurled</text:p>
      <text:p text:style-name="P36">labyrinthine round the endless world,</text:p>
      <text:p text:style-name="P36">and all the cosmic tidings reach us all.</text:p>
      <text:p text:style-name="P36">Through space the evil tidings ever stream;</text:p>
      <text:p text:style-name="P36">there are good tidings, but with tracks less clear,</text:p>
      <text:p text:style-name="P36">for goodness has no part in active life,</text:p>
      <text:p text:style-name="P36"><text:soft-page-break/>its light is the same light</text:p>
      <text:p text:style-name="P36">this year and every year.</text:p>
      <text:p text:style-name="P36"> </text:p>
      <text:p text:style-name="P36"> </text:p>
      <text:p text:style-name="P36">But doubt is an acid that corrodes more dreams</text:p>
      <text:p text:style-name="P36">than any dreamer ever could propose,</text:p>
      <text:p text:style-name="P36">and only through the mima can we see again</text:p>
      <text:p text:style-name="P36">the warmth and beauty of our dreaming-shows.</text:p>
      <text:p text:style-name="P36">For this reason I preserve what matters:</text:p>
      <text:p text:style-name="P36">what bears comfort’s colors and resembles life.</text:p>
      <text:p text:style-name="P36"><text:soft-page-break/>And on our ship, whenever anxiety patters</text:p>
      <text:p text:style-name="P36">and dread and unease play havoc with our nerves</text:p>
      <text:p text:style-name="P36">I serve up helpings of the mima’s dream-preserves.</text:p>
      <text:p text:style-name="P36"> </text:p>
      <text:p text:style-name="P36"> </text:p>
      <text:p text:style-name="P36">Meanwhile the doctor who observes our eyes</text:p>
      <text:p text:style-name="P36">and sees in them that lust for life is fading</text:p>
      <text:p text:style-name="P36">flinches at the lacus lacrimalis</text:p>
      <text:p text:style-name="P36">where no more does the crocodile go wading.</text:p>
      <text:p text:style-name="P36"><text:soft-page-break/>Such flooding tears in halls where Mima reigns</text:p>
      <text:p text:style-name="P36">are highest praise for Doris’s green plains.</text:p>
      <text:p text:style-name="P36">And even so it is as if those tears</text:p>
      <text:p text:style-name="P36">for all their authenticity were cold</text:p>
      <text:p text:style-name="P36">insensate waters rising from the depths.</text:p>
      <text:p text:style-name="P36">Their fall is too transparently designed,</text:p>
      <text:p text:style-name="P36">like drops of rain too pure to touch the soil:</text:p>
      <text:p text:style-name="P36">our lucid tears in an Aniara of the mind.</text:p>
      <text:p text:style-name="P36"> </text:p>
      <text:p text:style-name="P36"><text:soft-page-break/> </text:p>
      <text:p text:style-name="P36">The senior astrolobe came to our aid,</text:p>
      <text:p text:style-name="P36">expert in the blazes far stars made.</text:p>
      <text:p text:style-name="P36">But, without warning, reason’s star went dead</text:p>
      <text:p text:style-name="P36">inside the senior astrolobe’s own head.</text:p>
      <text:p text:style-name="P36">Forced to its death by bodings unallayed,</text:p>
      <text:p text:style-name="P36">his brain broke down and died, soul-deep afraid.</text:p>
      <text:p text:style-name="P36"> </text:p>
      <text:p text:style-name="P36"> </text:p>
      <text:p text:style-name="P36">Impotence runs wild in its own way,</text:p>
      <text:p text:style-name="P36"><text:soft-page-break/>blaspheming, execrating time and space.</text:p>
      <text:p text:style-name="P36">But many think that now we’ve come to face</text:p>
      <text:p text:style-name="P36">just punishment as toward the Lyre we pace.</text:p>
      <text:p text:style-name="P36">For we ourselves by space-law rigorous</text:p>
      <text:p text:style-name="P36">have locked us into this sarcophagus</text:p>
      <text:p text:style-name="P36">and honor our live burial on high</text:p>
      <text:p text:style-name="P36">till our vainglory puts its scepter by.</text:p>
      <text:p text:style-name="P36">In thousands or in myriads of years</text:p>
      <text:p text:style-name="P36"><text:soft-page-break/>a distant sun shall capture and enfold</text:p>
      <text:p text:style-name="P36">a moth that flies toward it as toward the lamp</text:p>
      <text:p text:style-name="P36">when it was harvest time in Doriswold.</text:p>
      <text:p text:style-name="P36">Then we shall end our journey through these regions,</text:p>
      <text:p text:style-name="P36">then deep asleep shall lie Aniara’s legions</text:p>
      <text:p text:style-name="P36">and all be swiftly changed in Mima’s hold.</text:p>
      <text:p text:style-name="P36"> </text:p>
      <text:p text:style-name="P36"> </text:p>
      <text:p text:style-name="P36">We ride in our sarcophagus in silence,</text:p>
      <text:p text:style-name="P36"><text:soft-page-break/>no longer offering the planet violence</text:p>
      <text:p text:style-name="P36">or spreading deathlv quiet on our kind.</text:p>
      <text:p text:style-name="P36">Here we can question freely, true</text:p>
      <text:p text:style-name="P36">while the vessel Aniara, gone askew</text:p>
      <text:p text:style-name="P36">in bleak tracts of space, leaves vile time behind.</text:p>
      <text:p text:style-name="P36"> </text:p>
      <text:p text:style-name="P36"> </text:p>
      <text:p text:style-name="P36">The stone-dumb deaf man started to describe</text:p>
      <text:p text:style-name="P36">the worst sound he had heard. It was past hearing.</text:p>
      <text:p text:style-name="P36"><text:soft-page-break/>Though just when his eardrums were exploding</text:p>
      <text:p text:style-name="P36">came a sound like the sough of sorrowing sedge, the last</text:p>
      <text:p text:style-name="P36">when the phototurb exploded Dorisburg.</text:p>
      <text:p text:style-name="P36">It was past hearing, so the deaf man ended.</text:p>
      <text:p text:style-name="P36">My ear could not keep up with it</text:p>
      <text:p text:style-name="P36">when mv soul burst and scattered</text:p>
      <text:p text:style-name="P36">and body burst and shattered</text:p>
      <text:p text:style-name="P36">and ten square miles of city ground were wrung</text:p>
      <text:p text:style-name="P36">inside outside</text:p>
      <text:p text:style-name="P36">as the phototurb was bursting</text:p>
      <text:p text:style-name="P36"><text:soft-page-break/>the mighty city once called Dorisburg.</text:p>
      <text:p text:style-name="P36"> </text:p>
      <text:p text:style-name="P36">So he spoke, the deaf man, who was dead.</text:p>
      <text:p text:style-name="P36">But as, so it’s been said, stones shall cry out,</text:p>
      <text:p text:style-name="P36">so the dead man did his speaking in a stone.</text:p>
      <text:p text:style-name="P36">From the stone he cried out: can you hear me?</text:p>
      <text:p text:style-name="P36">From the stone he cried out: don’t you hear me?</text:p>
      <text:p text:style-name="P36"> </text:p>
      <text:p text:style-name="P36">My native city once was Dorisburg.</text:p>
      <text:p text:style-name="P36"> </text:p>
      <text:p text:style-name="P36"><text:soft-page-break/>Then the blind man started his report</text:p>
      <text:p text:style-name="P36">upon the light horrificallv intense</text:p>
      <text:p text:style-name="P36">that blinded him.</text:p>
      <text:p text:style-name="P36">He was unable to describe it.</text:p>
      <text:p text:style-name="P36"> </text:p>
      <text:p text:style-name="P36">He mentioned only one detail: he saw by neck.</text:p>
      <text:p text:style-name="P36">His entire skull became an eye</text:p>
      <text:p text:style-name="P36">blinded by a brightness beyond flashpoint</text:p>
      <text:p text:style-name="P36">lifted and sped off in blind reliance</text:p>
      <text:p text:style-name="P36">on the sleep of death. But no sleep came.</text:p>
      <text:p text:style-name="P36"><text:soft-page-break/> </text:p>
      <text:p text:style-name="P36">In this respect he is much like the deaf man.</text:p>
      <text:p text:style-name="P36">And as, so it’s been said, stones shall cry out,</text:p>
      <text:p text:style-name="P36">so he cries out from stones as does the deaf man.</text:p>
      <text:p text:style-name="P36">So they cry out from stones one with the other</text:p>
      <text:p text:style-name="P36">So they cry out from stones as did Cassandra.</text:p>
      <text:p text:style-name="P36"> </text:p>
      <text:p text:style-name="P36">I rush in to the mima as though I could</text:p>
      <text:p text:style-name="P36">prevent the ghastly deed by my distress.</text:p>
      <text:p text:style-name="P36"><text:soft-page-break/>But she shows all, candid and upright,</text:p>
      <text:p text:style-name="P36">unto the last projecting fire and death,</text:p>
      <text:p text:style-name="P36">and, turning to the others, I cry out</text:p>
      <text:p text:style-name="P36">my pain of pains beholding Doris’s death:</text:p>
      <text:p text:style-name="P36">There is protection from near everything,</text:p>
      <text:p text:style-name="P36">from fire and damages by storm and frost,</text:p>
      <text:p text:style-name="P36">oh, add whichever blows may come to mind.</text:p>
      <text:p text:style-name="P36">But there is no protection from mankind.</text:p>
      <text:p text:style-name="P36"><text:soft-page-break/> </text:p>
      <text:p text:style-name="P36">When there is need, none sees with clarity.</text:p>
      <text:p text:style-name="P36">No, only when the task is to beat down</text:p>
      <text:p text:style-name="P36">When there is need, none sees with clarity.</text:p>
      <text:p text:style-name="P36">No, only when the task is to beat down</text:p>
      <text:p text:style-name="P36">and desolate the heart’s own treasury</text:p>
      <text:p text:style-name="P36">of dreams to live upon in cold and evil years.</text:p>
      <text:p text:style-name="P36"> </text:p>
      <text:p text:style-name="P36">Then the mima’s blinded by a bluish bolt</text:p>
      <text:p text:style-name="P36"><text:soft-page-break/>and I am dumbstruck at events that pour</text:p>
      <text:p text:style-name="P36">on wretched Earth; out here their lightnings bore</text:p>
      <text:p text:style-name="P36">down through my heart as through an open sore.</text:p>
      <text:p text:style-name="P36">And I the mima’s faithful priest in blue</text:p>
      <text:p text:style-name="P36">receive in blood run cold the evil news</text:p>
      <text:p text:style-name="P36">that Doris died in far-off Dorisburg.</text:p>
      <text:p text:style-name="P36"> </text:p>
      <text:p text:style-name="P36"> </text:p>
      <text:p text:style-name="P36">My only comfort left I beg of Daisy.</text:p>
      <text:p text:style-name="P36"><text:soft-page-break/>She is the only woman left who speaks</text:p>
      <text:p text:style-name="P36">that lovely Dorisburgian, while I’m</text:p>
      <text:p text:style-name="P36">the last man left who understands what Daisy</text:p>
      <text:p text:style-name="P36">with her splendid tongue, bright as a decoy-call,</text:p>
      <text:p text:style-name="P36">babbles in her lovely dialect.</text:p>
      <text:p text:style-name="P36"> </text:p>
      <text:p text:style-name="P36">Come rock me loose and fancy, Daisy wheedles.</text:p>
      <text:p text:style-name="P36">Go dorm tremenzy and go row me dondel:</text:p>
      <text:p text:style-name="P36">my date’s a gander, I am flamm and gondel</text:p>
      <text:p text:style-name="P36"><text:soft-page-break/>and wathed in taris, gland in delt and yondel.</text:p>
      <text:p text:style-name="P36"> </text:p>
      <text:p text:style-name="P36">And I who know that Dorisburg was razed</text:p>
      <text:p text:style-name="P36">to nothing ever after by the phototurb,</text:p>
      <text:p text:style-name="P36">I let Daisy be just what she is.</text:p>
      <text:p text:style-name="P36"/>
      <text:p text:style-name="P36">What use is there in breaking the enchantment</text:p>
      <text:p text:style-name="P36">which only Daisy kept up, unawares,</text:p>
      <text:p text:style-name="P36">so well that she, now lying free of cares</text:p>
      <text:p text:style-name="P36"><text:soft-page-break/>and squirming hotly when the dance is done,</text:p>
      <text:p text:style-name="P36">knows not that she herself some hours ago</text:p>
      <text:p text:style-name="P36">was widowed of the town of Dorisburg.</text:p>
      <text:p text:style-name="P36"> </text:p>
      <text:p text:style-name="P36">She urges me to sing along, and I take up</text:p>
      <text:p text:style-name="P36">the ballad of cast-iron that I learned</text:p>
      <text:p text:style-name="P36">about the town of Gond that melted down in war.</text:p>
      <text:p text:style-name="P36"> </text:p>
      <text:p text:style-name="P36">But Daisy babbles gladly, unawares,</text:p>
      <text:p text:style-name="P36"><text:soft-page-break/>and her entire existence was created</text:p>
      <text:p text:style-name="P36">to sing the praise of dance in whirling yurgs.</text:p>
      <text:p text:style-name="P36"> </text:p>
      <text:p text:style-name="P36">What would I be? A brute, if I should break</text:p>
      <text:p text:style-name="P36">the spirited enchantment she has mined</text:p>
      <text:p text:style-name="P36">from out her breast, from her heart itching for joy.</text:p>
      <text:p text:style-name="P36"> </text:p>
      <text:p text:style-name="P36">She babbles as in fever till she sleeps.</text:p>
      <text:p text:style-name="P36">Round where we lie Aniara’s senses fade,</text:p>
      <text:p text:style-name="P36"><text:soft-page-break/>but not to sleep. The clear mind is alert</text:p>
      <text:p text:style-name="P36">to Earth which here it has to do without.</text:p>
      <text:p text:style-name="P36">Only Daisy’s heart beats safe and sound</text:p>
      <text:p text:style-name="P36">on Aniara, to its brightmare bound.</text:p>
      <text:p text:style-name="P36"> </text:p>
      <text:p text:style-name="P36"> </text:p>
      <text:p text:style-name="P36">With Dorisburg molten, the mima ailed for days</text:p>
      <text:p text:style-name="P36">with heavy static from the phototurb,</text:p>
      <text:p text:style-name="P36">her third webe battling as against a cloud</text:p>
      <text:p text:style-name="P36"><text:soft-page-break/>of distant compact shame. Upon the third day</text:p>
      <text:p text:style-name="P36">the mima begged deliverance from her vision.</text:p>
      <text:p text:style-name="P36">The föurth day she had some advice to give me</text:p>
      <text:p text:style-name="P36">on the scanner-transpodes in her cantor-works.</text:p>
      <text:p text:style-name="P36">Only on the fifth day did her calm return,</text:p>
      <text:p text:style-name="P36">upon transmissions from a better world,</text:p>
      <text:p text:style-name="P36">and once again her cell-works lit up brightly—</text:p>
      <text:p text:style-name="P36">all her strength appeared to be reviving.</text:p>
      <text:p text:style-name="P36"><text:soft-page-break/> </text:p>
      <text:p text:style-name="P36">But on the seventh day there came a drone</text:p>
      <text:p text:style-name="P36">out of her cell-works I had never heard.</text:p>
      <text:p text:style-name="P36">Indifferent tacis of webe number three</text:p>
      <text:p text:style-name="P36">switched off, reporting they’d gone blind.</text:p>
      <text:p text:style-name="P36">And suddenly the mima called me forth</text:p>
      <text:p text:style-name="P36">to her inner barrier and, trembling,</text:p>
      <text:p text:style-name="P36">I went to stand before her awesomeness.</text:p>
      <text:p text:style-name="P36"> </text:p>
      <text:p text:style-name="P36"><text:soft-page-break/>And when I stood there, moved, cold with fright</text:p>
      <text:p text:style-name="P36">and filled with worry for her situation,</text:p>
      <text:p text:style-name="P36">all of a sudden her phonoglobe began</text:p>
      <text:p text:style-name="P36">talking to me in the dialect</text:p>
      <text:p text:style-name="P36">of higher ultramodern tensor-theory</text:p>
      <text:p text:style-name="P36">which commonly we’d use on working days.</text:p>
      <text:p text:style-name="P36"> </text:p>
      <text:p text:style-name="P36">She bade me tell the High Command that she</text:p>
      <text:p text:style-name="P36">for some time had been just as nice of conscience</text:p>
      <text:p text:style-name="P36"><text:soft-page-break/>as the stones were. She had heard them cry</text:p>
      <text:p text:style-name="P36">their stonely cries in distant Dorisvale.</text:p>
      <text:p text:style-name="P36">She had beheld the granite’s white-hot weeping</text:p>
      <text:p text:style-name="P36">when stone and ore were vaporized to mist.</text:p>
      <text:p text:style-name="P36">She’d been much troubled by those stones’ travail.</text:p>
      <text:p text:style-name="P36"> </text:p>
      <text:p text:style-name="P36">Darkened in her cell-works by the cruelty</text:p>
      <text:p text:style-name="P36">man exhibits in his time of sin</text:p>
      <text:p text:style-name="P36">she came now to the long expected phase</text:p>
      <text:p text:style-name="P36"><text:soft-page-break/>(which mimas reach) of finally decaying.</text:p>
      <text:p text:style-name="P36">The indifferent tacis of webe number three</text:p>
      <text:p text:style-name="P36">see a thousand things that no eyes see.</text:p>
      <text:p text:style-name="P36">Now, in the name of Things, she wanted peace.</text:p>
      <text:p text:style-name="P36">Now she would be done with her displays.</text:p>
      <text:p text:style-name="P36"> </text:p>
      <text:p text:style-name="P36"> </text:p>
      <text:p text:style-name="P36">But it was all too late: I could not stop</text:p>
      <text:p text:style-name="P36">the people crowding toward the mima hall.</text:p>
      <text:p text:style-name="P36"><text:soft-page-break/>I cried, I screamed to them to turn about,</text:p>
      <text:p text:style-name="P36">but no one listened, for, although they all</text:p>
      <text:p text:style-name="P36">wished, horrified, to flee that mimadrome,</text:p>
      <text:p text:style-name="P36">they moved on, mad to watch what things would come.</text:p>
      <text:p text:style-name="P36">A bolt-blue light flashed from the mima’s screens;</text:p>
      <text:p text:style-name="P36">across the Mima’s halls a rumbling rolled</text:p>
      <text:p text:style-name="P36">like booming thunder back in Doriswold.</text:p>
      <text:p text:style-name="P36">A jolt of terror pitched into our horde,</text:p>
      <text:p text:style-name="P36"><text:soft-page-break/>and many emigrants were stomped to bits</text:p>
      <text:p text:style-name="P36">when Mima perished on Aniara deep in space.</text:p>
      <text:p text:style-name="P36"> </text:p>
      <text:p text:style-name="P36">The final word she broadcast was a message</text:p>
      <text:p text:style-name="P36">from one who called himself the Detonee.</text:p>
      <text:p text:style-name="P36">She had the Detonee himself bear witness</text:p>
      <text:p text:style-name="P36">and, stammering and detonated, tell</text:p>
      <text:p text:style-name="P36">how grim it always is, one’s detonation,</text:p>
      <text:p text:style-name="P36"><text:soft-page-break/>how time speeds up to win its prolongation.</text:p>
      <text:p text:style-name="P36"> </text:p>
      <text:p text:style-name="P36">Upon life’s outcry time does increase speed,</text:p>
      <text:p text:style-name="P36">prolongs the very second when you burst.</text:p>
      <text:p text:style-name="P36">How terror blasts inward,</text:p>
      <text:p text:style-name="P36">how horror blasts outward.</text:p>
      <text:p text:style-name="P36">How grim it always is, one’s detonation.</text:p>
      <text:p text:style-name="P36"> </text:p>
      <text:p text:style-name="P36"> </text:p>
      <text:p text:style-name="P36">Now came a time of bitterest discontent</text:p>
      <text:p text:style-name="P36"><text:soft-page-break/>and long I sat there silently to ponder</text:p>
      <text:p text:style-name="P36">in the Mima hall where evil sent</text:p>
      <text:p text:style-name="P36">its storm of dark rays from the back of yonder.</text:p>
      <text:p text:style-name="P36"> </text:p>
      <text:p text:style-name="P36">Franticallv I sought to activate</text:p>
      <text:p text:style-name="P36">our hallowed Mima’s comfort-works and art</text:p>
      <text:p text:style-name="P36">and with the tensorides to operate</text:p>
      <text:p text:style-name="P36">the hub of marvels at her godly heart.</text:p>
      <text:p text:style-name="P36"> </text:p>
      <text:p text:style-name="P36">The voice inside the phonoglobe was still,</text:p>
      <text:p text:style-name="P36"><text:soft-page-break/>and what few calls the sensostat could find</text:p>
      <text:p text:style-name="P36">came from a Boeotian shade, so imbecile</text:p>
      <text:p text:style-name="P36">it fell below both god and humankind.</text:p>
      <text:p text:style-name="P36"> </text:p>
      <text:p text:style-name="P36">And, further, I was pinned down by the pack</text:p>
      <text:p text:style-name="P36">hounding me and heaping me with scorn,</text:p>
      <text:p text:style-name="P36">while I was weighed down in my cul-de-sac</text:p>
      <text:p text:style-name="P36">by all my heart’s calamities far-borne.</text:p>
      <text:p text:style-name="P36"> </text:p>
      <text:p text:style-name="P36"><text:soft-page-break/>And Chefone, the fierce lord of our craft,</text:p>
      <text:p text:style-name="P36">would enter every day to vilify me</text:p>
      <text:p text:style-name="P36">and, though his schadenfreude plainly showed,</text:p>
      <text:p text:style-name="P36">his threat was merely that a court would try me.</text:p>
      <text:p text:style-name="P36"> </text:p>
      <text:p text:style-name="P36">He often sought through mystic rigmaroles</text:p>
      <text:p text:style-name="P36">to magnify his station in our caravel</text:p>
      <text:p text:style-name="P36">and uttered devil-dictums to our souls</text:p>
      <text:p text:style-name="P36"><text:soft-page-break/>to make us think that we were bound for Hell.</text:p>
      <text:p text:style-name="P36">By such means day by day he did quite well,</text:p>
      <text:p text:style-name="P36">and, buttressed by that specter-like infinity,</text:p>
      <text:p text:style-name="P36">he struck you as a man out to compel</text:p>
      <text:p text:style-name="P36">his people to decline and asininity.</text:p>
      <text:p text:style-name="P36"> </text:p>
      <text:p text:style-name="P36"> </text:p>
      <text:p text:style-name="P36">Chefone now ordered persecutions,</text:p>
      <text:p text:style-name="P36">and I and many others were secreted</text:p>
      <text:p text:style-name="P36"><text:soft-page-break/>in shelters farthest down in the goldonder</text:p>
      <text:p text:style-name="P36">until the bowls of fury were depleted.</text:p>
      <text:p text:style-name="P36"> </text:p>
      <text:p text:style-name="P36">There sat technicians trained in each pursuit</text:p>
      <text:p text:style-name="P36">involved in the Fourth Tensor repertory,</text:p>
      <text:p text:style-name="P36">whereas all those who ceaselessly pollute</text:p>
      <text:p text:style-name="P36">pure intellection wrapped themselves in glory.</text:p>
      <text:p text:style-name="P36"> </text:p>
      <text:p text:style-name="P36">In endless muddle people sought to prove</text:p>
      <text:p text:style-name="P36"><text:soft-page-break/>the mima’s tragedy was our misdeed,</text:p>
      <text:p text:style-name="P36">for all our egos had defiled her screen</text:p>
      <text:p text:style-name="P36">with private thoughts which made her sights recede</text:p>
      <text:p text:style-name="P36">and dirtied comfort’s flood with private dreams</text:p>
      <text:p text:style-name="P36">and dimmed her radiance, her cosmic streams.</text:p>
      <text:p text:style-name="P36"> </text:p>
      <text:p text:style-name="P36">Protesting we were innocent, we sought</text:p>
      <text:p text:style-name="P36">to reason without learned reference</text:p>
      <text:p text:style-name="P36"><text:soft-page-break/>and in the language most of them were taught</text:p>
      <text:p text:style-name="P36">propound the barest modicum of sense.</text:p>
      <text:p text:style-name="P36"> </text:p>
      <text:p text:style-name="P36">But this same language, meant to clear up all,</text:p>
      <text:p text:style-name="P36">grew murky for us too, a blind-man’s buff</text:p>
      <text:p text:style-name="P36">of words avoiding words and playing blind</text:p>
      <text:p text:style-name="P36">amid the clarity of cosmic mind.</text:p>
      <text:p text:style-name="P36"> </text:p>
      <text:p text:style-name="P36">We then tried drawing for them as for brutes</text:p>
      <text:p text:style-name="P36"><text:soft-page-break/>and savage tribesmen such as were, books say,</text:p>
      <text:p text:style-name="P36">alive in that great age which constitutes</text:p>
      <text:p text:style-name="P36">the lowest reach of time in spirit’s day.</text:p>
      <text:p text:style-name="P36"> </text:p>
      <text:p text:style-name="P36">We drew signs representing plants and trees,</text:p>
      <text:p text:style-name="P36">we sketched a many-tributaried flood,</text:p>
      <text:p text:style-name="P36">Building texts up by these strategies</text:p>
      <text:p text:style-name="P36">which, with the pictures’ aid, they faintly understood.</text:p>
      <text:p text:style-name="P36"> </text:p>
      <text:p text:style-name="P36"><text:soft-page-break/>For us too these were alien inflections</text:p>
      <text:p text:style-name="P36">in language far from cybernetic land,</text:p>
      <text:p text:style-name="P36">so that we made small sense of the directions</text:p>
      <text:p text:style-name="P36">whereby we meant to lend a helping hand.</text:p>
      <text:p text:style-name="P36"> </text:p>
      <text:p text:style-name="P36">The upshot was, this court of arbitration</text:p>
      <text:p text:style-name="P36">which might have freed us from the doom of space,</text:p>
      <text:p text:style-name="P36">was of a hundred minds in its opinion</text:p>
      <text:p text:style-name="P36"><text:soft-page-break/>while the bridge between us stayed an empty place.</text:p>
      <text:p text:style-name="P36"> </text:p>
      <text:p text:style-name="P36">By systematic logostylic sounding</text:p>
      <text:p text:style-name="P36">of Mima’s language-cycles phase by phase,</text:p>
      <text:p text:style-name="P36">in two years’ time I’d won so good a grounding</text:p>
      <text:p text:style-name="P36">in how to see through all things as through glass</text:p>
      <text:p text:style-name="P36">that three years from the very day I saw</text:p>
      <text:p text:style-name="P36">Mima burst apart in Aniara’s hall</text:p>
      <text:p text:style-name="P36">I plumbed the transtomizers for the law</text:p>
      <text:p text:style-name="P36"><text:soft-page-break/>which predetertmines what shall rise or fall.</text:p>
      <text:p text:style-name="P36"> </text:p>
      <text:p text:style-name="P36">And, finding it, I went almost insane.</text:p>
      <text:p text:style-name="P36">A dreadful-drunken, deeply unreal glee</text:p>
      <text:p text:style-name="P36">at once transformed my soul to space and eye</text:p>
      <text:p text:style-name="P36">within the dwelling of infinity.</text:p>
      <text:p text:style-name="P36"> </text:p>
      <text:p text:style-name="P36">Then I was taken from the bottom jail</text:p>
      <text:p text:style-name="P36">—our female pilot too sat in those cells,—</text:p>
      <text:p text:style-name="P36">back into the holy mima’s halls.</text:p>
      <text:p text:style-name="P36"><text:soft-page-break/>And rumor ran. I heard the joyful yells.</text:p>
      <text:p text:style-name="P36">And all spoke of the treasure brought to light,</text:p>
      <text:p text:style-name="P36">and Mima come back in the starry night.</text:p>
      <text:p text:style-name="P36"> </text:p>
      <text:p text:style-name="P36"> </text:p>
      <text:p text:style-name="P36">Too quickly I rejoiced in Mima’s hall:</text:p>
      <text:p text:style-name="P36">on each solution a mystery waits to leap.</text:p>
      <text:p text:style-name="P36">I saw the key now, but as through a wall</text:p>
      <text:p text:style-name="P36">of space-clear glass and crystal sheaths miles deep.</text:p>
      <text:p text:style-name="P36"><text:soft-page-break/>Without the mima, by whom I’d been sustained,</text:p>
      <text:p text:style-name="P36">in spirit undernourished, I was teetering,</text:p>
      <text:p text:style-name="P36">the mind’s blood, in my shock, was being drained.</text:p>
      <text:p text:style-name="P36">Bereft of Mima, I found petering</text:p>
      <text:p text:style-name="P36">and dying at her base a mirror-world.</text:p>
      <text:p text:style-name="P36">Slumped by her remains, as by charred brands,</text:p>
      <text:p text:style-name="P36">I gazed into her breast and saw a hearth grown cold.</text:p>
      <text:p text:style-name="P36"> </text:p>
      <text:p text:style-name="P36"> </text:p>
      <text:p text:style-name="P36"><text:soft-page-break/>Myself, I have no name. I am of Mima</text:p>
      <text:p text:style-name="P36">and so am called no more than mimarobe.</text:p>
      <text:p text:style-name="P36">The oath I swore is called the goldondeva.</text:p>
      <text:p text:style-name="P36">The name I’d borne was cancelled at “last rounds”</text:p>
      <text:p text:style-name="P36">and had to be forgotten ever after.</text:p>
      <text:p text:style-name="P36">As for Isagel, our female pilot,</text:p>
      <text:p text:style-name="P36">the matter of it is that her position</text:p>
      <text:p text:style-name="P36">establishes her name, which is a code word.</text:p>
      <text:p text:style-name="P36"> </text:p>
      <text:p text:style-name="P36"><text:soft-page-break/>The inmost name she bears and which she whispered</text:p>
      <text:p text:style-name="P36">close against my ear I may not breathe.</text:p>
      <text:p text:style-name="P36"> </text:p>
      <text:p text:style-name="P36">In her eyes there is an inaccessible</text:p>
      <text:p text:style-name="P36">but yet a lovely glow of things unspoken:</text:p>
      <text:p text:style-name="P36">the radiance which enigma oftentimes possesses</text:p>
      <text:p text:style-name="P36">when it’s the beauty of the mystery that impresses.</text:p>
      <text:p text:style-name="P36"> </text:p>
      <text:p text:style-name="P36">She draws curved lines, her nails are glowing</text:p>
      <text:p text:style-name="P36"><text:soft-page-break/>like feeble lamplights through the chamber’s dusk.</text:p>
      <text:p text:style-name="P36">She tells me: Take a reading of this arc</text:p>
      <text:p text:style-name="P36">where the shadow of my sorrow sheds its dark.</text:p>
      <text:p text:style-name="P36"> </text:p>
      <text:p text:style-name="P36">She rises then to leave her gopta-board,</text:p>
      <text:p text:style-name="P36">and over me her radiant thoughts are poured.</text:p>
      <text:p text:style-name="P36">And our eyes meet and lock, and soul to soul</text:p>
      <text:p text:style-name="P36">we stand, unspeaking. Isagel I love heartwhole.</text:p>
      <text:p text:style-name="P36"> </text:p>
      <text:p text:style-name="P36"><text:soft-page-break/> </text:p>
      <text:p text:style-name="P36">But the rigors of space impel us into rites</text:p>
      <text:p text:style-name="P36">and altar-services we’d scarce performed</text:p>
      <text:p text:style-name="P36">since pre-goldondic times now half-forgot.</text:p>
      <text:p text:style-name="P36">And Aniara’s four religious forms</text:p>
      <text:p text:style-name="P36">with priesthood, temple-bells and crucifixes,</text:p>
      <text:p text:style-name="P36">vagina-cult and shouting yurgher-girls</text:p>
      <text:p text:style-name="P36">and tickler-sectaries forever laughing</text:p>
      <text:p text:style-name="P36">appear in space, jostling one another</text:p>
      <text:p text:style-name="P36"><text:soft-page-break/>for the eerie deserts of eternity.</text:p>
      <text:p text:style-name="P36">And I in service as the mimarobe,</text:p>
      <text:p text:style-name="P36">responsible for all the burst illusions,</text:p>
      <text:p text:style-name="P36">must make room in Mima’s sanctuary</text:p>
      <text:p text:style-name="P36">and blend all spectacles and all their sounds</text:p>
      <text:p text:style-name="P36">when libidine dances with voluptuary</text:p>
      <text:p text:style-name="P36">to ring in their god by orgiastic rounds.</text:p>
      <text:p text:style-name="P36"> </text:p>
      <text:p text:style-name="P36"> </text:p>
      <text:p text:style-name="P36"><text:soft-page-break/>The women have made themselves a lovely sight</text:p>
      <text:p text:style-name="P36">—the pains that many had to take were slight.</text:p>
      <text:p text:style-name="P36">There Yaalk astir, a dormifid yurghine</text:p>
      <text:p text:style-name="P36">with amatory powers at their height,</text:p>
      <text:p text:style-name="P36">and there stands Libidel from Venus’ green</text:p>
      <text:p text:style-name="P36">and ever-pullulating jungle spring.</text:p>
      <text:p text:style-name="P36">And up against Chebeba yurg-enamored,</text:p>
      <text:p text:style-name="P36">an ornament from Kandy on her thigh,</text:p>
      <text:p text:style-name="P36"><text:soft-page-break/>stands dormi-juno Gena, round whom clamor</text:p>
      <text:p text:style-name="P36">the novice flock on whom she keeps an eye.</text:p>
      <text:p text:style-name="P36"> </text:p>
      <text:p text:style-name="P36">For some time I was buoyed up by a plan:</text:p>
      <text:p text:style-name="P36">have a thousand mirrors put in place</text:p>
      <text:p text:style-name="P36">to give us everything that mirrors can</text:p>
      <text:p text:style-name="P36">by their reflections—falsely widened space</text:p>
      <text:p text:style-name="P36">which optically can stretch out every inch</text:p>
      <text:p text:style-name="P36"><text:soft-page-break/>eight thousand inches’ worth of false dimension.</text:p>
      <text:p text:style-name="P36"> </text:p>
      <text:p text:style-name="P36">When twenty halls were furnished door to door</text:p>
      <text:p text:style-name="P36">with mirrors we had taken from fourscore</text:p>
      <text:p text:style-name="P36">the end result of this was so top-hole</text:p>
      <text:p text:style-name="P36">that I for four years by these looking-glasses</text:p>
      <text:p text:style-name="P36">wholly beguiled the shivering of soul.</text:p>
      <text:p text:style-name="P36"> </text:p>
      <text:p text:style-name="P36">To train our eves from our trajectory</text:p>
      <text:p text:style-name="P36"><text:soft-page-break/>and on the multi-mirrored world of gaietv</text:p>
      <text:p text:style-name="P36">I turned so many minds to the carouse</text:p>
      <text:p text:style-name="P36">my mirrors offered in the mirror-house</text:p>
      <text:p text:style-name="P36">that even I myself took time to vurg</text:p>
      <text:p text:style-name="P36">with Daisv Doodv out of Dorisburg.</text:p>
      <text:p text:style-name="P36">But also with Chebeba and with Yaal</text:p>
      <text:p text:style-name="P36">mv mirror-image swung in Mina’s hall.</text:p>
      <text:p text:style-name="P36"> </text:p>
      <text:p text:style-name="P36">They come in flock by flock, I see them waken</text:p>
      <text:p text:style-name="P36"><text:soft-page-break/>to yurgs and cults and I look on admiring</text:p>
      <text:p text:style-name="P36">where they, by vurgs among the mirrors shaken,</text:p>
      <text:p text:style-name="P36">are by octupled mirrors overtaken.</text:p>
      <text:p text:style-name="P36">From all sides where the yurghing circles round</text:p>
      <text:p text:style-name="P36">they view themselves as heaven’s host in dance</text:p>
      <text:p text:style-name="P36">reflected in an eightfold radiance,</text:p>
      <text:p text:style-name="P36">for Chebeba eight times as for Yaal</text:p>
      <text:p text:style-name="P36">and Gena too in an octupled hall.</text:p>
      <text:p text:style-name="P36"> </text:p>
      <text:p text:style-name="P36"><text:soft-page-break/>There’s Libidella with her expert hand</text:p>
      <text:p text:style-name="P36">stirring up a man from Dorisland.</text:p>
      <text:p text:style-name="P36">And there’s Chebeba in a yurghic ring</text:p>
      <text:p text:style-name="P36">whirling toward the mirrors’ Not-a-thing</text:p>
      <text:p text:style-name="P36">where dance eightfold Chebebas to and fro</text:p>
      <text:p text:style-name="P36">with breasts and feet repeatedlv on show.</text:p>
      <text:p text:style-name="P36"> </text:p>
      <text:p text:style-name="P36">Each object yields up all it can of show</text:p>
      <text:p text:style-name="P36">when mirror legs and mirror dances go</text:p>
      <text:p text:style-name="P36"><text:soft-page-break/>and in the yurghing-hall those shows blaze trails</text:p>
      <text:p text:style-name="P36">to mirror canyons and to mirror vales.</text:p>
      <text:p text:style-name="P36"> </text:p>
      <text:p text:style-name="P36"> </text:p>
      <text:p text:style-name="P36">Desire and piety crowd into one place,</text:p>
      <text:p text:style-name="P36">in rolls the chariot drawn on by a brace</text:p>
      <text:p text:style-name="P36">composed of men and women of the cult.</text:p>
      <text:p text:style-name="P36">The chilly stave held up by Isagel</text:p>
      <text:p text:style-name="P36">is lifted while with cultic lantern Libidel,</text:p>
      <text:p text:style-name="P36"><text:soft-page-break/>augustly followed by eight libidines,</text:p>
      <text:p text:style-name="P36">assumes position, lying down to please.</text:p>
      <text:p text:style-name="P36">And when they have been warmed by pelvic fire,</text:p>
      <text:p text:style-name="P36">all Iying happy, sleepily at ease,</text:p>
      <text:p text:style-name="P36">Isagel comes forth with lowered stave</text:p>
      <text:p text:style-name="P36">and touches with her lamp three times for luck</text:p>
      <text:p text:style-name="P36">our reliquary, blessed Mima’s grave.</text:p>
      <text:p text:style-name="P36">There comes a sough like river reeds when Yaal,</text:p>
      <text:p text:style-name="P36"><text:soft-page-break/>her bosom peaceful, sated in her needs,</text:p>
      <text:p text:style-name="P36">pauses at the saintly vault and pleads</text:p>
      <text:p text:style-name="P36">in gentle whispers to the deity’s bier.</text:p>
      <text:p text:style-name="P36">And what deep peace around her features plays</text:p>
      <text:p text:style-name="P36">when swells the holy hymn of “Day of Days,”</text:p>
      <text:p text:style-name="P36">and Isagel and Libidel and Heba</text:p>
      <text:p text:style-name="P36">form the graveside chorus with Chebeba.</text:p>
      <text:p text:style-name="P36"> </text:p>
      <text:p text:style-name="P36"> </text:p>
      <text:p text:style-name="P36"><text:soft-page-break/>Behind the mima-hall fair Libidel sat</text:p>
      <text:p text:style-name="P36">one winter’s evening, making herself up,</text:p>
      <text:p text:style-name="P36">wearing a thigh-bell and a buddha-cat:</text:p>
      <text:p text:style-name="P36">a mirrored brooch clamped by her navel-cup.</text:p>
      <text:p text:style-name="P36">A heart gleamed in the charm-pit of her breasts,</text:p>
      <text:p text:style-name="P36">which served to warm the precious mirror-gem;</text:p>
      <text:p text:style-name="P36">these had an inky field around their crests</text:p>
      <text:p text:style-name="P36">for when the thyrsus light would fall on them.</text:p>
      <text:p text:style-name="P36"><text:soft-page-break/> </text:p>
      <text:p text:style-name="P36">Closing in on her in expectation,</text:p>
      <text:p text:style-name="P36">her secret rivals purred their panther hymn</text:p>
      <text:p text:style-name="P36">while poised to devastate her reputation</text:p>
      <text:p text:style-name="P36">and twist it till her charms had all grown dim.</text:p>
      <text:p text:style-name="P36"> </text:p>
      <text:p text:style-name="P36">She still was fair of form and led the gambols</text:p>
      <text:p text:style-name="P36">in the Cult’s den, but there would come days</text:p>
      <text:p text:style-name="P36">when her bikiniette more showed the shambles</text:p>
      <text:p text:style-name="P36"><text:soft-page-break/>of her curves than sparked her devotes.</text:p>
      <text:p text:style-name="P36"> </text:p>
      <text:p text:style-name="P36">Already she’d begun to hide from view</text:p>
      <text:p text:style-name="P36">prospects but an inch from sacred places</text:p>
      <text:p text:style-name="P36">and round-the-hip Xinombran fabric drew</text:p>
      <text:p text:style-name="P36">one’s eyes away from physical disgraces.</text:p>
      <text:p text:style-name="P36"> </text:p>
      <text:p text:style-name="P36">But many adepts, once her votaries,</text:p>
      <text:p text:style-name="P36">in secrecy were ripening their doubt,</text:p>
      <text:p text:style-name="P36"><text:soft-page-break/>not crowding in as once to seek their ease</text:p>
      <text:p text:style-name="P36">upon her lap when she was leading the devout.</text:p>
      <text:p text:style-name="P36"> </text:p>
      <text:p text:style-name="P36">A-tremble Libidel adjusts her hair.</text:p>
      <text:p text:style-name="P36">To her the navel-brooch feels like a wound</text:p>
      <text:p text:style-name="P36">but still she hopes her breasts, an ample pair,</text:p>
      <text:p text:style-name="P36">in fellowship with two alluring thighs</text:p>
      <text:p text:style-name="P36">will mean for her another year’s survival</text:p>
      <text:p text:style-name="P36"><text:soft-page-break/>at altar-height, though autumn prophesies</text:p>
      <text:p text:style-name="P36">already, with grim portents, its arrival.</text:p>
      <text:p text:style-name="P36"> </text:p>
      <text:p text:style-name="P36">In sun-red sarathasm and plyelle</text:p>
      <text:p text:style-name="P36">the luscious Yaal is standing by her side—</text:p>
      <text:p text:style-name="P36">till her year comes she’s young enough to bide,</text:p>
      <text:p text:style-name="P36">the year when she herself will be the belle</text:p>
      <text:p text:style-name="P36">one night of falling stars, succeeding Libidel.</text:p>
      <text:p text:style-name="P36"> </text:p>
      <text:p text:style-name="P36"> </text:p>
      <text:p text:style-name="P36"><text:soft-page-break/>A breakthrough which had never been foreseen</text:p>
      <text:p text:style-name="P36">was made by Isagel, our female pilot.</text:p>
      <text:p text:style-name="P36">One morning she sat silent in the Gopta room</text:p>
      <text:p text:style-name="P36">where she was occupied with Jender curves.</text:p>
      <text:p text:style-name="P36"> </text:p>
      <text:p text:style-name="P36">Thereupon she called me to the Jenderboard,</text:p>
      <text:p text:style-name="P36">where lightning-swift she’d stabilized her breakthrough</text:p>
      <text:p text:style-name="P36">provisionally in its final form.</text:p>
      <text:p text:style-name="P36">She shrieked with gladness, hugging to her heart</text:p>
      <text:p text:style-name="P36"><text:soft-page-break/>the vigorously kicking inspiration</text:p>
      <text:p text:style-name="P36">which, born of her, was joyously conceived</text:p>
      <text:p text:style-name="P36">in deep love for the Law of Aleph Numbers.</text:p>
      <text:p text:style-name="P36"> </text:p>
      <text:p text:style-name="P36">And, studying the child, I plainly saw</text:p>
      <text:p text:style-name="P36">that it was sound and had the model health</text:p>
      <text:p text:style-name="P36">which always had distinguished Isagel,</text:p>
      <text:p text:style-name="P36">the faithful servant on the farm of numbers.</text:p>
      <text:p text:style-name="P36"> </text:p>
      <text:p text:style-name="P36"><text:soft-page-break/>Such a breakthrough made in Doric valleys,</text:p>
      <text:p text:style-name="P36">had the Doric valleys still remained</text:p>
      <text:p text:style-name="P36">a passable abode for number artists,</text:p>
      <text:p text:style-name="P36">would at once have markedly expanded</text:p>
      <text:p text:style-name="P36">and changed profoundly all of Gopta science.</text:p>
      <text:p text:style-name="P36"> </text:p>
      <text:p text:style-name="P36">But here where we were fated to the course</text:p>
      <text:p text:style-name="P36">dictated by the law of conic section,</text:p>
      <text:p text:style-name="P36"><text:soft-page-break/>here her breakthrough never could become</text:p>
      <text:p text:style-name="P36">in any manner fruitful, just a theorem</text:p>
      <text:p text:style-name="P36">which Isagel superbly formulated</text:p>
      <text:p text:style-name="P36">but which was doomed to join us going out</text:p>
      <text:p text:style-name="P36">ever farther to the Lyre and then to vanish.</text:p>
      <text:p text:style-name="P36"> </text:p>
      <text:p text:style-name="P36">And as we sat there speaking with each other</text:p>
      <text:p text:style-name="P36">about the possibilities that now stood open</text:p>
      <text:p text:style-name="P36">if only we weren’t sitting here in space</text:p>
      <text:p text:style-name="P36"><text:soft-page-break/>like captives to the void in which we fell,</text:p>
      <text:p text:style-name="P36">we both grew sorrowful but kept as well</text:p>
      <text:p text:style-name="P36">the joy in pure ideas, the kind of pleasure</text:p>
      <text:p text:style-name="P36">which together we could share in quiet</text:p>
      <text:p text:style-name="P36">for the time still left to our existence.</text:p>
      <text:p text:style-name="P36"> </text:p>
      <text:p text:style-name="P36">But Isagel at times burst into tears</text:p>
      <text:p text:style-name="P36">to think of the inscrutably great space</text:p>
      <text:p text:style-name="P36"><text:soft-page-break/>with room for all to fall eternally—</text:p>
      <text:p text:style-name="P36">as she herself now, with the unlocked mystery</text:p>
      <text:p text:style-name="P36">she’d neatly solved, but which was falling with her.</text:p>
      <text:p text:style-name="P36"> </text:p>
      <text:p text:style-name="P36"> </text:p>
      <text:p text:style-name="P36">THE SPACE-HAND’S TALE</text:p>
      <text:p text:style-name="P36"> </text:p>
      <text:p text:style-name="P36">The transfer out to Tundra Three took up nine years.</text:p>
      <text:p text:style-name="P36">Evacuation Gond took up ten years.</text:p>
      <text:p text:style-name="P36">I myself was on the eighth goldonder.</text:p>
      <text:p text:style-name="P36"><text:soft-page-break/>We alternated with some other space-ships,</text:p>
      <text:p text:style-name="P36">Benares, Canton, Gond and others still.</text:p>
      <text:p text:style-name="P36">In five years we took something like three million</text:p>
      <text:p text:style-name="P36">frightened people to their current star.</text:p>
      <text:p text:style-name="P36">The memories still feel like tender wounds.</text:p>
      <text:p text:style-name="P36">mainly visions of the lift-off zone,</text:p>
      <text:p text:style-name="P36">time after time the same unruly scene</text:p>
      <text:p text:style-name="P36">where tears and gnashing teeth mix merrily</text:p>
      <text:p text:style-name="P36"><text:soft-page-break/>with cheerful songs from space-cadets, still green.</text:p>
      <text:p text:style-name="P36">When that day’s group of Gondians, each one</text:p>
      <text:p text:style-name="P36">with punch-card passport and an I.D. pin,</text:p>
      <text:p text:style-name="P36">are led forth to escape Earth’s shame and sin,</text:p>
      <text:p text:style-name="P36">they still recoil at the departure time,</text:p>
      <text:p text:style-name="P36">but by their very numbers they’re squeezed in</text:p>
      <text:p text:style-name="P36">ever nearer the goldonder’s holding-pen,</text:p>
      <text:p text:style-name="P36">where several hardened Venus-going men,</text:p>
      <text:p text:style-name="P36"><text:soft-page-break/>their eyes lit by that star, examine them</text:p>
      <text:p text:style-name="P36">and wisecrack: Welcome home, ahem, ahem,</text:p>
      <text:p text:style-name="P36">to Heaven’s kingdom from Jerusalem.</text:p>
      <text:p text:style-name="P36"> </text:p>
      <text:p text:style-name="P36">Fast talking brings disquiet under control</text:p>
      <text:p text:style-name="P36">until each punch-card matches with the soul</text:p>
      <text:p text:style-name="P36">identified by prior testing; in</text:p>
      <text:p text:style-name="P36">it goes to microrolls at rapid-spin</text:p>
      <text:p text:style-name="P36">which make a note of every loss and win.</text:p>
      <text:p text:style-name="P36"><text:soft-page-break/>Then, lifted up into the cosmic field,</text:p>
      <text:p text:style-name="P36">they reach the tundra kingdom to be steeled.</text:p>
      <text:p text:style-name="P36">But others go to Venus’ marshy shore.</text:p>
      <text:p text:style-name="P36">We know what both locations have in store,</text:p>
      <text:p text:style-name="P36"> </text:p>
      <text:p text:style-name="P36">In murkv mines they shut up all the nations</text:p>
      <text:p text:style-name="P36">used and misused like things without a soul</text:p>
      <text:p text:style-name="P36">till finally the rejects are expelled</text:p>
      <text:p text:style-name="P36">into the Chambers over at Ygol.</text:p>
      <text:p text:style-name="P36"><text:soft-page-break/> </text:p>
      <text:p text:style-name="P36">Incomprehensible this cruelty.</text:p>
      <text:p text:style-name="P36">No image can conceivably describe it:</text:p>
      <text:p text:style-name="P36">with cold official headsmen serving daily</text:p>
      <text:p text:style-name="P36">at spigots, bolts, and circuit-switches.</text:p>
      <text:p text:style-name="P36">And glass-equipped surveilliance-ducts</text:p>
      <text:p text:style-name="P36">into the Chambers</text:p>
      <text:p text:style-name="P36">at whose outer walls the death-attendants,</text:p>
      <text:p text:style-name="P36">their blinking held in check and they unmoved,</text:p>
      <text:p text:style-name="P36"><text:soft-page-break/>peer in with cold satanic eyes, following</text:p>
      <text:p text:style-name="P36">the captives’ battles</text:p>
      <text:p text:style-name="P36">with the stonework wall.</text:p>
      <text:p text:style-name="P36"> </text:p>
      <text:p text:style-name="P36">On, soul (too late to balk at memories),</text:p>
      <text:p text:style-name="P36">to Tundra Two, where stands the plexi-housing,</text:p>
      <text:p text:style-name="P36">where I with Nobby hoped to go out browsing</text:p>
      <text:p text:style-name="P36">in Martian spring, contamination-free.</text:p>
      <text:p text:style-name="P36">There proudly those black frigitulips grow,</text:p>
      <text:p text:style-name="P36"><text:soft-page-break/>tempered to the planetary freeze,</text:p>
      <text:p text:style-name="P36">and through the tundra comes the Cock’s hoarse crow</text:p>
      <text:p text:style-name="P36">to claim the tundra’s few amenities.</text:p>
      <text:p text:style-name="P36">Widely worshipped, though sadly starved and gaunt,</text:p>
      <text:p text:style-name="P36">what doesn’t that bird know of cold and want!</text:p>
      <text:p text:style-name="P36">Else, only arctic willows prosper there,</text:p>
      <text:p text:style-name="P36">—if we may pause now at the vegetation—</text:p>
      <text:p text:style-name="P36">trailing camellia-like, hard as ironware,</text:p>
      <text:p text:style-name="P36"><text:soft-page-break/>and blackened leaves well nigh inedible:</text:p>
      <text:p text:style-name="P36">fitly toughened for this frozen plain,</text:p>
      <text:p text:style-name="P36">digested only by the Cock whose craw</text:p>
      <text:p text:style-name="P36">employs a set of stomachs in a chain.</text:p>
      <text:p text:style-name="P36">When on such leaves as these he stuffs his gut</text:p>
      <text:p text:style-name="P36">it’s as though you listened to the last bolt shut</text:p>
      <text:p text:style-name="P36">on life’s capacity for pulling through.</text:p>
      <text:p text:style-name="P36"> </text:p>
      <text:p text:style-name="P36"><text:soft-page-break/>For all you see then is the endmost craw</text:p>
      <text:p text:style-name="P36">clicking like a lock, and, when it swallows,</text:p>
      <text:p text:style-name="P36">transfixed and shuddering the viewer follows,</text:p>
      <text:p text:style-name="P36">though in the same breath he’ll be laughing too.</text:p>
      <text:p text:style-name="P36"> </text:p>
      <text:p text:style-name="P36">To this terrain of starkest, plainest forms,</text:p>
      <text:p text:style-name="P36">Nobby yet was bound with all her soul,</text:p>
      <text:p text:style-name="P36">for bitter years of want bring other norms</text:p>
      <text:p text:style-name="P36"><text:soft-page-break/>than those when nature is in full control.</text:p>
      <text:p text:style-name="P36">In these last rations of the Martian cold</text:p>
      <text:p text:style-name="P36">she found in sighing willows music greatly-souled.</text:p>
      <text:p text:style-name="P36">She walked the heaths and sang about the spring</text:p>
      <text:p text:style-name="P36">when the Cock was crowing and the thaw begun</text:p>
      <text:p text:style-name="P36">and round the tundras went the willows creeping</text:p>
      <text:p text:style-name="P36">in hungry stretches toward a half-size sun.</text:p>
      <text:p text:style-name="P36">She often sent off willow-leaves to Earth</text:p>
      <text:p text:style-name="P36"><text:soft-page-break/>and wrote: These leaves are from the spirit’s wood</text:p>
      <text:p text:style-name="P36">and on the soul’s moors the winds of spring are blowing.</text:p>
      <text:p text:style-name="P36">My heart is filling; yes, you’ve understood.</text:p>
      <text:p text:style-name="P36"> </text:p>
      <text:p text:style-name="P36">It was the evil time when Gond in the flame</text:p>
      <text:p text:style-name="P36">from the phototurb was twisted to a spiral,</text:p>
      <text:p text:style-name="P36">a swirling pillar made of torrid gases,</text:p>
      <text:p text:style-name="P36">a migrant city crossing Dorisvale.</text:p>
      <text:p text:style-name="P36">Compared to that the superchilled clear air</text:p>
      <text:p text:style-name="P36"><text:soft-page-break/> </text:p>
      <text:p text:style-name="P36">of Tundra Two was much to be preferred,</text:p>
      <text:p text:style-name="P36">and the figure of the Cockerel, gaunt and spare,</text:p>
      <text:p text:style-name="P36">became transformed into a bright Bluebird.</text:p>
      <text:p text:style-name="P36">Nobby’s pleasure in the Tundra’s breath</text:p>
      <text:p text:style-name="P36">makes perfect sense against that land of death.</text:p>
      <text:p text:style-name="P36"> </text:p>
      <text:p text:style-name="P36">Indeed, this was a masterstroke of hers,</text:p>
      <text:p text:style-name="P36">that she got something out of all these things</text:p>
      <text:p text:style-name="P36"><text:soft-page-break/>so quickly counted. I believe there were</text:p>
      <text:p text:style-name="P36">no more than ten life-forms the whole sphere over.</text:p>
      <text:p text:style-name="P36">Observe her walks among the prison barracks</text:p>
      <text:p text:style-name="P36">and the grimness of the men when in a grisly knot,</text:p>
      <text:p text:style-name="P36">wolfishly starved, uncovering the pot,</text:p>
      <text:p text:style-name="P36">they flocked to eat the Martian in its stock,</text:p>
      <text:p text:style-name="P36">the skinny and unstewably tough Cock</text:p>
      <text:p text:style-name="P36">no tundra-cook could tenderize one jot.</text:p>
      <text:p text:style-name="P36"><text:soft-page-break/> </text:p>
      <text:p text:style-name="P36">But Nobby was a girl unlike the rest.</text:p>
      <text:p text:style-name="P36">She saw no point in rising to protest</text:p>
      <text:p text:style-name="P36">to men who’d shortly lie concealed in tundra-rind</text:p>
      <text:p text:style-name="P36">and just as shortly slip the bondsmen’s mind.</text:p>
      <text:p text:style-name="P36"> </text:p>
      <text:p text:style-name="P36">The life she lived appeared cartoonish, crude,</text:p>
      <text:p text:style-name="P36">in the mirror that displayed her days and ways,</text:p>
      <text:p text:style-name="P36">nor had she the style to seem less rude—</text:p>
      <text:p text:style-name="P36"><text:soft-page-break/>and scarcely bettered by the somber gaze</text:p>
      <text:p text:style-name="P36">each prisoner afraid and shaken would rest</text:p>
      <text:p text:style-name="P36">on that mirror where the truth must be confessed.</text:p>
      <text:p text:style-name="P36"> </text:p>
      <text:p text:style-name="P36">I love to linger at the dear remembrance</text:p>
      <text:p text:style-name="P36">of such a woman who shared all things known</text:p>
      <text:p text:style-name="P36">back then as suffering and sacrifice,</text:p>
      <text:p text:style-name="P36">though now their names have a much colder tone.</text:p>
      <text:p text:style-name="P36"><text:soft-page-break/>When altars grew too worn with blood collected</text:p>
      <text:p text:style-name="P36">the sacred fell away, so one suspected.</text:p>
      <text:p text:style-name="P36"> </text:p>
      <text:p text:style-name="P36">It was the last spring nature was alive.</text:p>
      <text:p text:style-name="P36">That springtime nature perished of a wind</text:p>
      <text:p text:style-name="P36">that plunged at typhoon strength among the mountains</text:p>
      <text:p text:style-name="P36">and with its thunder filled the land of Rind.</text:p>
      <text:p text:style-name="P36"> </text:p>
      <text:p text:style-name="P36">A sunroar came, the lightnings ramified.</text:p>
      <text:p text:style-name="P36"><text:soft-page-break/>I still hear the screams and screeches—Sombra! sombra!—</text:p>
      <text:p text:style-name="P36">from souls already blinded and afraid</text:p>
      <text:p text:style-name="P36">and rushing out to God in search of coolness.</text:p>
      <text:p text:style-name="P36">They did not know God too was in the fire</text:p>
      <text:p text:style-name="P36">of matter which, combusted and befouled,</text:p>
      <text:p text:style-name="P36">with flame primordial chastised Xinombra.</text:p>
      <text:p text:style-name="P36"> </text:p>
      <text:p text:style-name="P36">The giant force of the external grew.</text:p>
      <text:p text:style-name="P36">The unimaginable years set in</text:p>
      <text:p text:style-name="P36"><text:soft-page-break/>when all was inundation from without.</text:p>
      <text:p text:style-name="P36">Though souls were trying hard to hold their own</text:p>
      <text:p text:style-name="P36">with what inheritance they had within,</text:p>
      <text:p text:style-name="P36">the giant torrent took them one by one.</text:p>
      <text:p text:style-name="P36"> </text:p>
      <text:p text:style-name="P36">The mental image of their destiny</text:p>
      <text:p text:style-name="P36">that torrent shattered and made meaningless;</text:p>
      <text:p text:style-name="P36">the drama that was them just previously</text:p>
      <text:p text:style-name="P36">was outflanked by a loose, but nonetheless</text:p>
      <text:p text:style-name="P36"><text:soft-page-break/>unyielding deluge of enfeeblement.</text:p>
      <text:p text:style-name="P36"> </text:p>
      <text:p text:style-name="P36">They shattered into cellules in a State</text:p>
      <text:p text:style-name="P36">which made claims on them as it used to do,</text:p>
      <text:p text:style-name="P36">no matter that it just had melted down</text:p>
      <text:p text:style-name="P36">the psychic structure held to be its due.</text:p>
      <text:p text:style-name="P36"> </text:p>
      <text:p text:style-name="P36">So mankind knew, upon its sentencing</text:p>
      <text:p text:style-name="P36">to deportation out on Tundra Two,</text:p>
      <text:p text:style-name="P36"><text:soft-page-break/>nought, nothing, of the nature of its crime</text:p>
      <text:p text:style-name="P36">but much more of the giant’s cruel claim.</text:p>
      <text:p text:style-name="P36">And even more about the brutal time</text:p>
      <text:p text:style-name="P36">it went to serve within a quarry’s jaws</text:p>
      <text:p text:style-name="P36">and in a towering transparent keep,</text:p>
      <text:p text:style-name="P36">with rational surveillance as its cause,</text:p>
      <text:p text:style-name="P36">spun round the edges of the cesium quarry</text:p>
      <text:p text:style-name="P36">at Antalex, in Penal Territory.</text:p>
      <text:p text:style-name="P36"> </text:p>
      <text:p text:style-name="P36"><text:soft-page-break/>God’s Kingdom was not of a world that hard</text:p>
      <text:p text:style-name="P36">and grew still less so every passing year,</text:p>
      <text:p text:style-name="P36">and those who could ascended heavenward</text:p>
      <text:p text:style-name="P36">with bodies first, although their souls stayed here.</text:p>
      <text:p text:style-name="P36"> </text:p>
      <text:p text:style-name="P36">You could observe how many muckamucks</text:p>
      <text:p text:style-name="P36">broke camp from Rindish vales when time grew late.</text:p>
      <text:p text:style-name="P36">And we had fistfights with some rowdy bucks</text:p>
      <text:p text:style-name="P36"><text:soft-page-break/>and roughnecks crashing the goldonder gate.</text:p>
      <text:p text:style-name="P36"> </text:p>
      <text:p text:style-name="P36">The pious should have stood up to those bucks,</text:p>
      <text:p text:style-name="P36">of course, and bared their teeth to make them cease.</text:p>
      <text:p text:style-name="P36">Their peacefulness was overdone; the roughnecks</text:p>
      <text:p text:style-name="P36">changed it very quickly to eternal peace.</text:p>
      <text:p text:style-name="P36">The unresisting souls on all our lands</text:p>
      <text:p text:style-name="P36">died complaisantly of those rough bands.</text:p>
      <text:p text:style-name="P36"> </text:p>
      <text:p text:style-name="P36"><text:soft-page-break/>The shyly fearful and the deeply tactful</text:p>
      <text:p text:style-name="P36">were left back in a gamma-lethal glen</text:p>
      <text:p text:style-name="P36">and maec tor Heaven in some other way.</text:p>
      <text:p text:style-name="P36">They never entered into Milna’s den.</text:p>
      <text:p text:style-name="P36"> </text:p>
      <text:p text:style-name="P36">Of such things I as space-hand can report,</text:p>
      <text:p text:style-name="P36">who nearly thirty years have plied the spaces</text:p>
      <text:p text:style-name="P36">between Earth’s ball and that bare pate of tundra,</text:p>
      <text:p text:style-name="P36"><text:soft-page-break/>Such an occupation leaves its traces.</text:p>
      <text:p text:style-name="P36"> </text:p>
      <text:p text:style-name="P36">With time we all have something to relate</text:p>
      <text:p text:style-name="P36">that doesn’t come from daydreams in the skies.</text:p>
      <text:p text:style-name="P36">And without Nobby there to compensate,</text:p>
      <text:p text:style-name="P36">would life be anything a man could prize?</text:p>
      <text:p text:style-name="P36"> </text:p>
      <text:p text:style-name="P36">For Tundra captives she had cleaned and sewn</text:p>
      <text:p text:style-name="P36">and gone without, all for the love of man.</text:p>
      <text:p text:style-name="P36"><text:soft-page-break/>And but for me you never would have known</text:p>
      <text:p text:style-name="P36">the tale of Nobia the Samaritan.</text:p>
      <text:p text:style-name="P36"> </text:p>
      <text:p text:style-name="P36">41     THE INFANT</text:p>
      <text:p text:style-name="P36"> </text:p>
      <text:p text:style-name="P36">Chebeba was sitting in her finest year</text:p>
      <text:p text:style-name="P36">with boundless joy beside the little bier.</text:p>
      <text:p text:style-name="P36">Upon the bier there lay the buttercup</text:p>
      <text:p text:style-name="P36">she had protected against growing up</text:p>
      <text:p text:style-name="P36">in Aniara-town.</text:p>
      <text:p text:style-name="P36"> </text:p>
      <text:p text:style-name="P36"><text:soft-page-break/>In came Yaal then in her finest year.</text:p>
      <text:p text:style-name="P36">She saw the infant dead upon its bier</text:p>
      <text:p text:style-name="P36">and spoke up in a harsh and ringing voice:</text:p>
      <text:p text:style-name="P36">You’re going home. But we stay, not by choice,</text:p>
      <text:p text:style-name="P36">in Aniara-town.</text:p>
      <text:p text:style-name="P36"> </text:p>
      <text:p text:style-name="P36">And Gena came as well. And Gena said:</text:p>
      <text:p text:style-name="P36">To you, my child, in worship I am led.</text:p>
      <text:p text:style-name="P36">I don’t dissemble. I have full respect</text:p>
      <text:p text:style-name="P36"><text:soft-page-break/>for you who went to sleep without defect</text:p>
      <text:p text:style-name="P36">in Aniara-town.</text:p>
      <text:p text:style-name="P36"> </text:p>
      <text:p text:style-name="P36">Yaal slipped away and Heba took her place.</text:p>
      <text:p text:style-name="P36">She could not speak, could only turn her face</text:p>
      <text:p text:style-name="P36">and on the poised and settled infant gaze,</text:p>
      <text:p text:style-name="P36">asleep, afloat into the day of days</text:p>
      <text:p text:style-name="P36">from Aniara-town.</text:p>
      <text:p text:style-name="P36"> </text:p>
      <text:p text:style-name="P36">42   LIBIDEL’S SONG AT THE MIRROR</text:p>
      <text:p text:style-name="P36"><text:soft-page-break/> </text:p>
      <text:p text:style-name="P36">My life is in a funny place.</text:p>
      <text:p text:style-name="P36">Come here and look and touch it too.</text:p>
      <text:p text:style-name="P36">And if you plead and give with grace</text:p>
      <text:p text:style-name="P36">my little life belongs to you.</text:p>
      <text:p text:style-name="P36"> </text:p>
      <text:p text:style-name="P36">Your gallop under Lyre’s cluster</text:p>
      <text:p text:style-name="P36">will make a memory when it’s through.</text:p>
      <text:p text:style-name="P36">Life dwells in folds of silken luster,</text:p>
      <text:p text:style-name="P36">that little life that’s best with you.</text:p>
      <text:p text:style-name="P36"> </text:p>
      <text:p text:style-name="P36"><text:soft-page-break/>Rider from the Lyre so wild,</text:p>
      <text:p text:style-name="P36">tap at my door for a rendezvous.</text:p>
      <text:p text:style-name="P36">With your seed I’ll grow with child</text:p>
      <text:p text:style-name="P36">in that little life that’s best with you.</text:p>
      <text:p text:style-name="P36"> </text:p>
      <text:p text:style-name="P36">It’s staring. Staring cold outside.</text:p>
      <text:p text:style-name="P36">Come in, I’ll bring some warmth to you.</text:p>
      <text:p text:style-name="P36">Suppose that in our arms cold died,</text:p>
      <text:p text:style-name="P36">O, what hot thinking in the blue.</text:p>
      <text:p text:style-name="P36"> </text:p>
      <text:p text:style-name="P36">Then Libidel would be admired,</text:p>
      <text:p text:style-name="P36">not smeared as now she is by swine.</text:p>
      <text:p text:style-name="P36"><text:soft-page-break/>Behold my body, how desired</text:p>
      <text:p text:style-name="P36">it’s been in words and in design.</text:p>
      <text:p text:style-name="P36"> </text:p>
      <text:p text:style-name="P36"> </text:p>
      <text:p text:style-name="P36">In Mima’s time we were arena ghouls,</text:p>
      <text:p text:style-name="P36">who all crowded around Mima and elected</text:p>
      <text:p text:style-name="P36">to see and hear, risk-free, all she projected</text:p>
      <text:p text:style-name="P36">of pain and struggle upon Gondish ground</text:p>
      <text:p text:style-name="P36">and who, when our excitement found release</text:p>
      <text:p text:style-name="P36">and in our mouths we marked the taste of blood,</text:p>
      <text:p text:style-name="P36"><text:soft-page-break/>made the mima-tender switch the channels,</text:p>
      <text:p text:style-name="P36">alter range, and make the next go-round</text:p>
      <text:p text:style-name="P36">show something else. And so our bill of fare</text:p>
      <text:p text:style-name="P36">proved a well-balanced diet, as an evening’s death</text:p>
      <text:p text:style-name="P36">alternating with a joyful dawn</text:p>
      <text:p text:style-name="P36">dismissed the questions flung out in distress</text:p>
      <text:p text:style-name="P36">and torment by some far-off settlement.</text:p>
      <text:p text:style-name="P36">This equalizing factor then appeared</text:p>
      <text:p text:style-name="P36"><text:soft-page-break/>as something to the good, and Gond was found</text:p>
      <text:p text:style-name="P36">a land which, having once seen better days,</text:p>
      <text:p text:style-name="P36">was ripe for evil now to have its round.</text:p>
      <text:p text:style-name="P36"> </text:p>
      <text:p text:style-name="P36">Harnessing that eye of probity</text:p>
      <text:p text:style-name="P36">we felt ourselves Xinombrian sensations</text:p>
      <text:p text:style-name="P36">as we, amid our journeyings on high,</text:p>
      <text:p text:style-name="P36">converted others’ pains to views and music.</text:p>
      <text:p text:style-name="P36">And although Mima for Xinombra’s ill</text:p>
      <text:p text:style-name="P36"><text:soft-page-break/>no less than Dorisburg’s was seen to quaver,</text:p>
      <text:p text:style-name="P36">we loved to trail those victims to the kill,</text:p>
      <text:p text:style-name="P36">hyenas granted the hyena-favor</text:p>
      <text:p text:style-name="P36">of risk-free presence when the lion springs</text:p>
      <text:p text:style-name="P36">and power to shrug off conscience when it stings.</text:p>
      <text:p text:style-name="P36"> </text:p>
      <text:p text:style-name="P36">The number of butcheries we thus beheld,</text:p>
      <text:p text:style-name="P36">the number of see-saw battles we were in,</text:p>
      <text:p text:style-name="P36">is legion. We would look upon the felled</text:p>
      <text:p text:style-name="P36"><text:soft-page-break/>lying prone and still, but then rushed past</text:p>
      <text:p text:style-name="P36">to be in on it when the next wave swelled.</text:p>
      <text:p text:style-name="P36">The faithful mima relayed all of it</text:p>
      <text:p text:style-name="P36">with steadfast clarity and no redactions.</text:p>
      <text:p text:style-name="P36">And even if sometimes we might well sit</text:p>
      <text:p text:style-name="P36">rigid and repelled bv many actions,</text:p>
      <text:p text:style-name="P36">still these actions were so very many</text:p>
      <text:p text:style-name="P36">that memory could preserve only the worst.</text:p>
      <text:p text:style-name="P36"><text:soft-page-break/>These we named the Peaks, and put out of mind</text:p>
      <text:p text:style-name="P36">the gulfs to which the others were consigned.</text:p>
      <text:p text:style-name="P36"> </text:p>
      <text:p text:style-name="P36"> </text:p>
      <text:p text:style-name="P36">In Chamber Seven are the files of Thinking.</text:p>
      <text:p text:style-name="P36">Very few visitors. Still, they have things there</text:p>
      <text:p text:style-name="P36">that merit being thought of times on end.</text:p>
      <text:p text:style-name="P36">There stands a gentleman called the Friend of Thought,</text:p>
      <text:p text:style-name="P36">giving everyone who’s so inclined</text:p>
      <text:p text:style-name="P36"><text:soft-page-break/>the fundamentals of the laws of mind.</text:p>
      <text:p text:style-name="P36">He points in sadness to a crowd of thoughts</text:p>
      <text:p text:style-name="P36">which might have saved us were they timely set</text:p>
      <text:p text:style-name="P36">to work upon the soul’s development</text:p>
      <text:p text:style-name="P36">but which, since soul was not much evident,</text:p>
      <text:p text:style-name="P36">were hung up in oblivion’s cabinet.</text:p>
      <text:p text:style-name="P36"> </text:p>
      <text:p text:style-name="P36">But as our days of vacancy would drag</text:p>
      <text:p text:style-name="P36">someone always came here and besought</text:p>
      <text:p text:style-name="P36"><text:soft-page-break/>a look at this or that old line of thought</text:p>
      <text:p text:style-name="P36">which, given a new twist, might briefly snag</text:p>
      <text:p text:style-name="P36">new interest until that too would flag.</text:p>
      <text:p text:style-name="P36"> </text:p>
      <text:p text:style-name="P36"> </text:p>
      <text:p text:style-name="P36">The Calculator running all the time</text:p>
      <text:p text:style-name="P36">to calculate our minimum of hope</text:p>
      <text:p text:style-name="P36">outpaces all our flights of thought</text:p>
      <text:p text:style-name="P36">and pulverizes objects of our thought</text:p>
      <text:p text:style-name="P36"><text:soft-page-break/>so comically that on perfection’s ice</text:p>
      <text:p text:style-name="P36">the very act of thinking takes a spill.</text:p>
      <text:p text:style-name="P36">Then the brain laughs out the way brains will,</text:p>
      <text:p text:style-name="P36">a snob exposed in slipperiness of mind,</text:p>
      <text:p text:style-name="P36">a mental brute now totally hemmed in</text:p>
      <text:p text:style-name="P36">by the quotients of the calculator-works.</text:p>
      <text:p text:style-name="P36">A shrug inherited from former days</text:p>
      <text:p text:style-name="P36">is all he’s up to: mind’s icy sneer</text:p>
      <text:p text:style-name="P36"><text:soft-page-break/>of bitter barrenness, a world-grimace.</text:p>
      <text:p text:style-name="P36"> </text:p>
      <text:p text:style-name="P36"> </text:p>
      <text:p text:style-name="P36">We listen daily to the sonic coins</text:p>
      <text:p text:style-name="P36">provided every one of us and played</text:p>
      <text:p text:style-name="P36">through the Finger-singer worn on the left hand.</text:p>
      <text:p text:style-name="P36">We trade coins of diverse denominations:</text:p>
      <text:p text:style-name="P36">and all of them play all that they contain</text:p>
      <text:p text:style-name="P36">and though a dyma scarcely weighs one grain</text:p>
      <text:p text:style-name="P36"><text:soft-page-break/>it plays out like a cricket on each hand</text:p>
      <text:p text:style-name="P36">blanching here in this distraction-land.</text:p>
      <text:p text:style-name="P36">Through the Finger-singers in our rings</text:p>
      <text:p text:style-name="P36">we keep some slight connectedness with things.</text:p>
      <text:p text:style-name="P36">And now the goster-pieces play their rondies</text:p>
      <text:p text:style-name="P36">and now the rindel-pieces pipe their gondies.</text:p>
      <text:p text:style-name="P36"> </text:p>
      <text:p text:style-name="P36">Her hand held tight against her lovely cheek</text:p>
      <text:p text:style-name="P36"><text:soft-page-break/>and Finger-singer pressing her ear’s tip,</text:p>
      <text:p text:style-name="P36">Heba listens to a dyma-coin,</text:p>
      <text:p text:style-name="P36">but flinches suddenly and switches dreams</text:p>
      <text:p text:style-name="P36">upon her Finger-singer: sudden streams</text:p>
      <text:p text:style-name="P36">of yurghing pleasure captivate her ear.</text:p>
      <text:p text:style-name="P36">I asked her, after finishing my round,</text:p>
      <text:p text:style-name="P36">Why did vou flinch? And she replied:</text:p>
      <text:p text:style-name="P36">I picked up calls for help and pleas for mercy.</text:p>
      <text:p text:style-name="P36"><text:soft-page-break/>‘Ehis coin is carrying a scream from Gond.</text:p>
      <text:p text:style-name="P36"> </text:p>
      <text:p text:style-name="P36"> </text:p>
      <text:p text:style-name="P36">A number-group philosopher and mystic</text:p>
      <text:p text:style-name="P36">of the aleph-number school comes often</text:p>
      <text:p text:style-name="P36">with filled-in query-card to feed the Gopta-works,</text:p>
      <text:p text:style-name="P36">bows silentlv to Isagel the bright</text:p>
      <text:p text:style-name="P36">and tiptoes down Aniara out of sight.</text:p>
      <text:p text:style-name="P36"> </text:p>
      <text:p text:style-name="P36">And Isagel, who finds the questions reasoned,</text:p>
      <text:p text:style-name="P36"><text:soft-page-break/>takes in his flock of formulas and codes them</text:p>
      <text:p text:style-name="P36">for the Gopta-boar&amp; third thought-position.</text:p>
      <text:p text:style-name="P36"> </text:p>
      <text:p text:style-name="P36">And when she has transformed the number-sets</text:p>
      <text:p text:style-name="P36">and gopted carefully the tensor modes</text:p>
      <text:p text:style-name="P36">she takes them over to the Gopta-cart</text:p>
      <text:p text:style-name="P36">to which she hitches space-assistant Robert,</text:p>
      <text:p text:style-name="P36">our brains-trust’s loyal dray for number-loads.</text:p>
      <text:p text:style-name="P36"> </text:p>
      <text:p text:style-name="P36"><text:soft-page-break/>When our numerosopher returns</text:p>
      <text:p text:style-name="P36">Isagel must tell him how the land lies:</text:p>
      <text:p text:style-name="P36">despite all Robert’s unremitting tries,</text:p>
      <text:p text:style-name="P36"> </text:p>
      <text:p text:style-name="P36">on what he asked no Gopta can advise.</text:p>
      <text:p text:style-name="P36">The question dealt with “rate of miracle”</text:p>
      <text:p text:style-name="P36">in the Cosmos mathematically conceived.</text:p>
      <text:p text:style-name="P36">It seems to coincide so much with chance</text:p>
      <text:p text:style-name="P36">that chance and miracle must have one source;</text:p>
      <text:p text:style-name="P36"><text:soft-page-break/>one answer seems to do for either force.</text:p>
      <text:p text:style-name="P36"> </text:p>
      <text:p text:style-name="P36">And Dr. Quantity (we use that phrase)</text:p>
      <text:p text:style-name="P36">makes a silent bow, resigned to grief,</text:p>
      <text:p text:style-name="P36">and tiptoes down Aniara’s passageways.</text:p>
      <text:p text:style-name="P36"> </text:p>
      <text:p text:style-name="P36"> </text:p>
      <text:p text:style-name="P36">A poetess arose within our world</text:p>
      <text:p text:style-name="P36">with songs so beautiful they lifted us</text:p>
      <text:p text:style-name="P36">beyond ourselves, on high to spirit’s day.</text:p>
      <text:p text:style-name="P36"><text:soft-page-break/>She blazoned our confinement gold with fire</text:p>
      <text:p text:style-name="P36">and sent the heavens to the heart’s abode,</text:p>
      <text:p text:style-name="P36">changing every word from smoke to splendor.</text:p>
      <text:p text:style-name="P36"> </text:p>
      <text:p text:style-name="P36">She was a native of the land of Rind,</text:p>
      <text:p text:style-name="P36">and Rindi myths enveloping her life</text:p>
      <text:p text:style-name="P36">collectively became a sacred wine.</text:p>
      <text:p text:style-name="P36"> </text:p>
      <text:p text:style-name="P36">She herself was blind. From birth, a child</text:p>
      <text:p text:style-name="P36"><text:soft-page-break/>of nights in thousands with no glimpse of day,</text:p>
      <text:p text:style-name="P36">but those blind eves of hers appeared to be</text:p>
      <text:p text:style-name="P36">a dark well’s floor, the pupil of all song.</text:p>
      <text:p text:style-name="P36"> </text:p>
      <text:p text:style-name="P36">The miracle that she had brought with her</text:p>
      <text:p text:style-name="P36">was human soulplay on the soul of words,</text:p>
      <text:p text:style-name="P36">the visionary’s play on weal and woe.</text:p>
      <text:p text:style-name="P36">And we were silenced by the holiness</text:p>
      <text:p text:style-name="P36"><text:soft-page-break/>and we were blinded by the loveliness</text:p>
      <text:p text:style-name="P36">in spaces bottomless where we would hark</text:p>
      <text:p text:style-name="P36">to Songs of Rind she made up in the dark.</text:p>
      <text:p text:style-name="P36"> </text:p>
      <text:p text:style-name="P36">49 THE BLIND WOMAN</text:p>
      <text:p text:style-name="P36"> </text:p>
      <text:p text:style-name="P36">The lengthy way I’ve traveled here</text:p>
      <text:p text:style-name="P36">from Rind to these environs</text:p>
      <text:p text:style-name="P36">is night in color like the way</text:p>
      <text:p text:style-name="P36">I took in Rind.</text:p>
      <text:p text:style-name="P36">Dark as before. As always.</text:p>
      <text:p text:style-name="P36">But the dark turned cooler.</text:p>
      <text:p text:style-name="P36"><text:soft-page-break/>That was where the change lay.</text:p>
      <text:p text:style-name="P36">All tolerable dark abandoned me</text:p>
      <text:p text:style-name="P36">and to my temples</text:p>
      <text:p text:style-name="P36">and to my bosom, kindred to the spring,</text:p>
      <text:p text:style-name="P36">cold darkness came and settled in</text:p>
      <text:p text:style-name="P36">forever.</text:p>
      <text:p text:style-name="P36">A dismal rushing in the Rindic aspen</text:p>
      <text:p text:style-name="P36">rattled in the night. I started shivering.</text:p>
      <text:p text:style-name="P36">It was autumn. They talked of the maples ablaze,</text:p>
      <text:p text:style-name="P36">the sunset in a valley not far distant.</text:p>
      <text:p text:style-name="P36">It was described as red</text:p>
      <text:p text:style-name="P36"><text:soft-page-break/>with gleaming spokes and evening-purple.</text:p>
      <text:p text:style-name="P36">And facing it the forest stood, they said,</text:p>
      <text:p text:style-name="P36">flaring against the night.</text:p>
      <text:p text:style-name="P36">They mentioned too the shade beneath the trees</text:p>
      <text:p text:style-name="P36">ever whiter with the coming of the frost</text:p>
      <text:p text:style-name="P36">as if its grass had been the summer’s hair</text:p>
      <text:p text:style-name="P36">quickly aging.</text:p>
      <text:p text:style-name="P36"> </text:p>
      <text:p text:style-name="P36">This is how it was described to me:</text:p>
      <text:p text:style-name="P36">a backdrop of a fresh-frost white on gold</text:p>
      <text:p text:style-name="P36"><text:soft-page-break/>that flamed up when the summer paid in full</text:p>
      <text:p text:style-name="P36">its debt to the collection-agent, cold.</text:p>
      <text:p text:style-name="P36">And autumn’s grand excesses were described:</text:p>
      <text:p text:style-name="P36">all golden things cast into summer’s grate.</text:p>
      <text:p text:style-name="P36">The splendor spread before us, so they said,</text:p>
      <text:p text:style-name="P36">was like a funeral in gypsy style:</text:p>
      <text:p text:style-name="P36">its mustering of red and yellow cloths</text:p>
      <text:p text:style-name="P36">and golden banderoles from Ispahan.</text:p>
      <text:p text:style-name="P36"> </text:p>
      <text:p text:style-name="P36"><text:soft-page-break/>But I stood cold and silent in that dark,</text:p>
      <text:p text:style-name="P36">only hearing everything I loved</text:p>
      <text:p text:style-name="P36">vanish in a dark and icy wind</text:p>
      <text:p text:style-name="P36">and the aspens’ final rattling told</text:p>
      <text:p text:style-name="P36">that soon the summer would lie dead in Rind.</text:p>
      <text:p text:style-name="P36"> </text:p>
      <text:p text:style-name="P36">The wind then shifted round</text:p>
      <text:p text:style-name="P36">and in the night</text:p>
      <text:p text:style-name="P36">came the black and terrifying heat.</text:p>
      <text:p text:style-name="P36"> </text:p>
      <text:p text:style-name="P36">I fell into the arms of someone</text:p>
      <text:p text:style-name="P36">running toward me.</text:p>
      <text:p text:style-name="P36"><text:soft-page-break/>And this someone frightened me.</text:p>
      <text:p text:style-name="P36">How could I know in that hot darkness</text:p>
      <text:p text:style-name="P36">who it was</text:p>
      <text:p text:style-name="P36">that caught me as I fell, embraced me.</text:p>
      <text:p text:style-name="P36">If it was a devil or a person.</text:p>
      <text:p text:style-name="P36">Because the roaring grew, the hot wind swelled</text:p>
      <text:p text:style-name="P36">into a hurricane,</text:p>
      <text:p text:style-name="P36">and he who held me cried out ever louder,</text:p>
      <text:p text:style-name="P36"> </text:p>
      <text:p text:style-name="P36">yet in a voice that seemed so far away:</text:p>
      <text:p text:style-name="P36"><text:soft-page-break/>Shield your eyes. It’s coming. You’ll be blinded.</text:p>
      <text:p text:style-name="P36">Then I made my voice as piercing as I could</text:p>
      <text:p text:style-name="P36">and shrieked in answer: I am blind</text:p>
      <text:p text:style-name="P36">and therefore shielded. I have never seen,</text:p>
      <text:p text:style-name="P36">but always only felt the land of Rind.</text:p>
      <text:p text:style-name="P36"> </text:p>
      <text:p text:style-name="P36">Then he released me, running for his life,</text:p>
      <text:p text:style-name="P36">where I don’t know, in the dark’s hot roar</text:p>
      <text:p text:style-name="P36">outvoiced only by a sudden burst</text:p>
      <text:p text:style-name="P36"><text:soft-page-break/>of fearsome thunderclaps from far away</text:p>
      <text:p text:style-name="P36">rolling in my direction, and I blind.</text:p>
      <text:p text:style-name="P36">Then down I fell again and set off creeping.</text:p>
      <text:p text:style-name="P36">I crept the forests of the land of Rind.</text:p>
      <text:p text:style-name="P36"> </text:p>
      <text:p text:style-name="P36">I succeeded in reaching a hollow in the rocks</text:p>
      <text:p text:style-name="P36">where the trees weren’t falling, the heat was not intense.</text:p>
      <text:p text:style-name="P36">There I lay, happy almost, amid rocks</text:p>
      <text:p text:style-name="P36">and prayed god Rind for help and for my soul’s defense.</text:p>
      <text:p text:style-name="P36"><text:soft-page-break/>And someone from the roar entered the hollow</text:p>
      <text:p text:style-name="P36">(O miracle)</text:p>
      <text:p text:style-name="P36">and bore me to a van with closed compartments</text:p>
      <text:p text:style-name="P36">and someone transported me all through the night</text:p>
      <text:p text:style-name="P36">to Rindon airfield</text:p>
      <text:p text:style-name="P36">where a refugee-agent, silenced</text:p>
      <text:p text:style-name="P36">by a voice shout-shattered, hoarsely wheezed</text:p>
      <text:p text:style-name="P36">my number and my name and bade me join</text:p>
      <text:p text:style-name="P36">the current bound for the goldonder-sluice.</text:p>
      <text:p text:style-name="P36"> </text:p>
      <text:p text:style-name="P36"><text:soft-page-break/>The years that followed were my destiny,</text:p>
      <text:p text:style-name="P36">On the Martian tundra I learned how,</text:p>
      <text:p text:style-name="P36">like an envoy sent from Rind, to move the guard</text:p>
      <text:p text:style-name="P36">with sad songs for a destiny so hard.</text:p>
      <text:p text:style-name="P36">I learned to read the braille of mighty screams</text:p>
      <text:p text:style-name="P36">in faces which I felt of with my’ hand.</text:p>
      <text:p text:style-name="P36">It was as songstress for” Reclaim the Tundra”</text:p>
      <text:p text:style-name="P36">that later I would go back to my land.</text:p>
      <text:p text:style-name="P36"><text:soft-page-break/>It was cold there now, all plantlife injured.</text:p>
      <text:p text:style-name="P36">But stubborn wills persisted in their plan</text:p>
      <text:p text:style-name="P36">to save the soil by means of a new substance</text:p>
      <text:p text:style-name="P36">science had discovered: geosan.</text:p>
      <text:p text:style-name="P36">How that would come about I can’t explain,</text:p>
      <text:p text:style-name="P36">and many said the idea would misfire.</text:p>
      <text:p text:style-name="P36">“What none could do, but everyone’s desire”</text:p>
      <text:p text:style-name="P36">the plan was called in common conversation.</text:p>
      <text:p text:style-name="P36"><text:soft-page-break/>So I up and left my home and inspiration</text:p>
      <text:p text:style-name="P36">for my songs about the land of Rind and sought</text:p>
      <text:p text:style-name="P36">the post of singer, serving Chamber Three.</text:p>
      <text:p text:style-name="P36">I’m there now, singing “Ah the Dale, ah me!”</text:p>
      <text:p text:style-name="P36">and “Little Bird out in the Rosewoods Yonder.”</text:p>
      <text:p text:style-name="P36">But also “The Cast-Iron Song” a Gonder</text:p>
      <text:p text:style-name="P36">sings so often here in our goldonder.</text:p>
      <text:p text:style-name="P36"> </text:p>
      <text:p text:style-name="P36"><text:soft-page-break/>All struggling for heaven is a struggling for joy</text:p>
      <text:p text:style-name="P36">and the aim of every heart is paradise.</text:p>
      <text:p text:style-name="P36">How baleful, then, if shady powers should lead</text:p>
      <text:p text:style-name="P36">and gather those consumed with wrath and greed</text:p>
      <text:p text:style-name="P36">into that struggle, darkening its advance</text:p>
      <text:p text:style-name="P36">with flags of vengeance, hate, intolerance.</text:p>
      <text:p text:style-name="P36"> </text:p>
      <text:p text:style-name="P36">How hard for mankind to perceive the true</text:p>
      <text:p text:style-name="P36"><text:soft-page-break/>as a natural desire that can be realized.</text:p>
      <text:p text:style-name="P36">How hard to know one’s way so early on.</text:p>
      <text:p text:style-name="P36"> </text:p>
      <text:p text:style-name="P36">How hard to stand there droning at the altar,</text:p>
      <text:p text:style-name="P36">appealing to a god about whose laws</text:p>
      <text:p text:style-name="P36">the only thing we know is that he suffers</text:p>
      <text:p text:style-name="P36">from all that does not wholly serve his cause.</text:p>
      <text:p text:style-name="P36"> </text:p>
      <text:p text:style-name="P36">How hard to fit belief to daily living.</text:p>
      <text:p text:style-name="P36"> </text:p>
      <text:p text:style-name="P36"><text:soft-page-break/>How hard to grasp a god of sacrifice.</text:p>
      <text:p text:style-name="P36">How hard not to be thinking in our silence:</text:p>
      <text:p text:style-name="P36">must still more sacrificial blood be let</text:p>
      <text:p text:style-name="P36">and why have executioners not vanished yet?</text:p>
      <text:p text:style-name="P36"> </text:p>
      <text:p text:style-name="P36">How hard not to be thinking in our silence.</text:p>
      <text:p text:style-name="P36"> </text:p>
      <text:p text:style-name="P36">And practices of grace, how hard to grasp</text:p>
      <text:p text:style-name="P36">for one who’s never spoken with the dead</text:p>
      <text:p text:style-name="P36"><text:soft-page-break/>and never found an answer from those graves</text:p>
      <text:p text:style-name="P36">to which no fairies steal with magic staves,</text:p>
      <text:p text:style-name="P36">for from death’s bonds only one has come</text:p>
      <text:p text:style-name="P36">to meet his god when all the others, dumb</text:p>
      <text:p text:style-name="P36">and blind among the miseries of decay,</text:p>
      <text:p text:style-name="P36">must lie there till all time has passed away</text:p>
      <text:p text:style-name="P36"> </text:p>
      <text:p text:style-name="P36">How hard to keep one’s faith in life to come.</text:p>
      <text:p text:style-name="P36"> </text:p>
      <text:p text:style-name="P36"><text:soft-page-break/>How right to have the wish for life to come.</text:p>
      <text:p text:style-name="P36">It witnesses to a delight in living</text:p>
      <text:p text:style-name="P36">and an urge to see its loveliness once more,</text:p>
      <text:p text:style-name="P36">not simply die like dragonflies on shore.</text:p>
      <text:p text:style-name="P36"> </text:p>
      <text:p text:style-name="P36">How right to witness a delight in living.</text:p>
      <text:p text:style-name="P36">How right to set one’s life above one’s death,</text:p>
      <text:p text:style-name="P36">How hard the squirming in a grave-deep crevice.</text:p>
      <text:p text:style-name="P36">How easv to believe in life to come.</text:p>
      <text:p text:style-name="P36"><text:soft-page-break/> </text:p>
      <text:p text:style-name="P36">Sunk in earth the generations lie</text:p>
      <text:p text:style-name="P36">in stark-blind fields beneath the springtime wind</text:p>
      <text:p text:style-name="P36">and as one choir they raise their voices high</text:p>
      <text:p text:style-name="P36">in blindmen’s anthems to the land of Rind.</text:p>
      <text:p text:style-name="P36"> </text:p>
      <text:p text:style-name="P36">With the limbs of their bodies ravaged into soil</text:p>
      <text:p text:style-name="P36">daily they celebrate their god gone blind</text:p>
      <text:p text:style-name="P36">who knows all things and has no need to see</text:p>
      <text:p text:style-name="P36"><text:soft-page-break/>those shapes of life whose raiment he assigned.</text:p>
      <text:p text:style-name="P36"> </text:p>
      <text:p text:style-name="P36">The tender elements will rot away,</text:p>
      <text:p text:style-name="P36">the solid elements are meant to hold;</text:p>
      <text:p text:style-name="P36">but time does pass and soon there comes a day</text:p>
      <text:p text:style-name="P36">when solid elements decay to mould.</text:p>
      <text:p text:style-name="P36"> </text:p>
      <text:p text:style-name="P36">And soon with ease their chorus is delivered</text:p>
      <text:p text:style-name="P36">to the tops of trees, and every leaf is breathing</text:p>
      <text:p text:style-name="P36"><text:soft-page-break/>to any breeze that may be passing by</text:p>
      <text:p text:style-name="P36">that death, lapped in summer, makes a joyful seething.</text:p>
      <text:p text:style-name="P36">As selflessly as lovely summers do,</text:p>
      <text:p text:style-name="P36">so the soul of life goes, as ungraspable</text:p>
      <text:p text:style-name="P36">as lovely summers which have gone away</text:p>
      <text:p text:style-name="P36">and every year come visiting anew.</text:p>
      <text:p text:style-name="P36">Enthralled, we listen to the sightless maid.</text:p>
      <text:p text:style-name="P36">Then several speak from where they stand, tight-lipped:</text:p>
      <text:p text:style-name="P36"><text:soft-page-break/>What lovely words she summoned to her aid.</text:p>
      <text:p text:style-name="P36">What lovely words she came upon in Rind.</text:p>
      <text:p text:style-name="P36">But merely words they are, and merely wind.</text:p>
      <text:p text:style-name="P36"> </text:p>
      <text:p text:style-name="P36">50   THE ARCH-COMIC SANDON</text:p>
      <text:p text:style-name="P36"> </text:p>
      <text:p text:style-name="P36">The arch-comic Sandon was living in space and delighted</text:p>
      <text:p text:style-name="P36">each woman and man whom sensations of light-years united.</text:p>
      <text:p text:style-name="P36"> </text:p>
      <text:p text:style-name="P36">When the sun had averted its blaze from the bands of deported,</text:p>
      <text:p text:style-name="P36"><text:soft-page-break/>at our nightmare paresis the arch-comic Sandon cavorted.</text:p>
      <text:p text:style-name="P36"> </text:p>
      <text:p text:style-name="P36">If delight dropped to zero from suns glaring out from afar,</text:p>
      <text:p text:style-name="P36">the arch-comic Sandon gave voice to a screech called a Blahr.</text:p>
      <text:p text:style-name="P36"> </text:p>
      <text:p text:style-name="P36">We howled when he entered on stage with his three-legged car.</text:p>
      <text:p text:style-name="P36">Our thanks was a howl and he answered right back with a blahr.</text:p>
      <text:p text:style-name="P36">But everything falls to the grave, which adores jeux d’esprit.</text:p>
      <text:p text:style-name="P36">The arch-comic Sandon was lost in the vast cosmic sea.</text:p>
      <text:p text:style-name="P36"><text:soft-page-break/> </text:p>
      <text:p text:style-name="P36">Used up and worn down by the burdensome fortunes of man,</text:p>
      <text:p text:style-name="P36">the arch-comic gave up his blahr, filling out his life-span.</text:p>
      <text:p text:style-name="P36"> </text:p>
      <text:p text:style-name="P36"> </text:p>
      <text:p text:style-name="P36">A lady of the world, a beautiful gold leaf</text:p>
      <text:p text:style-name="P36">upon a choice branch of the Yedis nobles,</text:p>
      <text:p text:style-name="P36">exquisite of shape, her hair divided</text:p>
      <text:p text:style-name="P36">on the left side blue, the right side black</text:p>
      <text:p text:style-name="P36">and with a splendid stone comb</text:p>
      <text:p text:style-name="P36"><text:soft-page-break/>of rarest Yabian fire-agate</text:p>
      <text:p text:style-name="P36">in a finely upswept bun, the height of hairstyle,</text:p>
      <text:p text:style-name="P36">is describing to another Yedis lady</text:p>
      <text:p text:style-name="P36">how, in her palanquin, she once looked out</text:p>
      <text:p text:style-name="P36">from Geining Highland to the Setokaidi Sea,</text:p>
      <text:p text:style-name="P36">where the moon rose like a perfect lantern</text:p>
      <text:p text:style-name="P36">with the sated glow of autumn.</text:p>
      <text:p text:style-name="P36"> </text:p>
      <text:p text:style-name="P36">I find both of these ladies</text:p>
      <text:p text:style-name="P36">on a day when I am sorting mima shards</text:p>
      <text:p text:style-name="P36"><text:soft-page-break/>and playing them in shock and solitude.</text:p>
      <text:p text:style-name="P36">Once the mima captured their attractions,</text:p>
      <text:p text:style-name="P36">the wonder of their beauty, Yedis-eyed.</text:p>
      <text:p text:style-name="P36">And the language they had spoken at one time</text:p>
      <text:p text:style-name="P36"> </text:p>
      <text:p text:style-name="P36">the wonder of their beauty, Yedis-eyed.</text:p>
      <text:p text:style-name="P36">And the language they had spoken at one time</text:p>
      <text:p text:style-name="P36">by the Setokaidi Sea.</text:p>
      <text:p text:style-name="P36"> </text:p>
      <text:p text:style-name="P36"><text:soft-page-break/>To think that Mima is no longer with us.</text:p>
      <text:p text:style-name="P36">To think that Our Superior is dead.</text:p>
      <text:p text:style-name="P36"> </text:p>
      <text:p text:style-name="P36">I cannot grasp it. Nothing now makes sense.</text:p>
      <text:p text:style-name="P36">The goddess dead of grief. And we condemned.</text:p>
      <text:p text:style-name="P36"> </text:p>
      <text:p text:style-name="P36">52   SHARDS FROM MINIA</text:p>
      <text:p text:style-name="P36"> </text:p>
      <text:p text:style-name="P36">Look at her, the one wound tight</text:p>
      <text:p text:style-name="P36">in the latest fashions, walking in her casing</text:p>
      <text:p text:style-name="P36">like a mannequin.</text:p>
      <text:p text:style-name="P36"><text:soft-page-break/> </text:p>
      <text:p text:style-name="P36">Ah me, she is forever worthy by the sea</text:p>
      <text:p text:style-name="P36">that curves from Teb to Cape Atlantis</text:p>
      <text:p text:style-name="P36">in aphroditic surreality</text:p>
      <text:p text:style-name="P36">to be preserved forever uncorroded</text:p>
      <text:p text:style-name="P36">by time and salt.</text:p>
      <text:p text:style-name="P36"> </text:p>
      <text:p text:style-name="P36">Don’t believe it.</text:p>
      <text:p text:style-name="P36">That woman has lain moldering</text:p>
      <text:p text:style-name="P36">four million years, and nobody,</text:p>
      <text:p text:style-name="P36">not even the mighty culture</text:p>
      <text:p text:style-name="P36">that bore her, has left the faintest trace.</text:p>
      <text:p text:style-name="P36"><text:soft-page-break/> </text:p>
      <text:p text:style-name="P36">O, what a beauty</text:p>
      <text:p text:style-name="P36">Lord God, how can you?</text:p>
      <text:p text:style-name="P36">And what lovely and modern clothing.</text:p>
      <text:p text:style-name="P36">Heba, do you see</text:p>
      <text:p text:style-name="P36">that marvelous belt</text:p>
      <text:p text:style-name="P36">and the cut of the waistline,</text:p>
      <text:p text:style-name="P36">what attention</text:p>
      <text:p text:style-name="P36">to the possibility of women living</text:p>
      <text:p text:style-name="P36">a garment’s life</text:p>
      <text:p text:style-name="P36">in time, season by season</text:p>
      <text:p text:style-name="P36">but all the same</text:p>
      <text:p text:style-name="P36">so deeply merged with art and beauty</text:p>
      <text:p text:style-name="P36">that its proper backdrop is the sea</text:p>
      <text:p text:style-name="P36"><text:soft-page-break/>at Cape Atlantis.</text:p>
      <text:p text:style-name="P36"> </text:p>
      <text:p text:style-name="P36">God, how can you?</text:p>
      <text:p text:style-name="P36">Where is pain the greatest?</text:p>
      <text:p text:style-name="P36">In you who garner all?</text:p>
      <text:p text:style-name="P36">In us who see and know</text:p>
      <text:p text:style-name="P36">how all is garnered?</text:p>
      <text:p text:style-name="P36">Your omnipotence—our impotence.</text:p>
      <text:p text:style-name="P36">Switch off We’ll go and yurg.</text:p>
      <text:p text:style-name="P36">Did you see?</text:p>
      <text:p text:style-name="P36">That outfit can be partially co-ordinated</text:p>
      <text:p text:style-name="P36">with the Tany line, with Yibb and Sesi-Yedis</text:p>
      <text:p text:style-name="P36">and other styles of cut</text:p>
      <text:p text:style-name="P36">from Dorisburg.</text:p>
      <text:p text:style-name="P36"><text:soft-page-break/> </text:p>
      <text:p text:style-name="P36">53   THE SPEAR</text:p>
      <text:p text:style-name="P36"> </text:p>
      <text:p text:style-name="P36">In our eleventh year we saw a vision,</text:p>
      <text:p text:style-name="P36">the narrowest and meagerest of visions:</text:p>
      <text:p text:style-name="P36">a spear that traveled through the Universe.</text:p>
      <text:p text:style-name="P36">We both had come out of the same direction</text:p>
      <text:p text:style-name="P36">and it did not veer off, but held its course.</text:p>
      <text:p text:style-name="P36">Its rate of speed exceeded the goldonder’s</text:p>
      <text:p text:style-name="P36">so that the spear</text:p>
      <text:p text:style-name="P36"><text:soft-page-break/>moved promptly off beyond us.</text:p>
      <text:p text:style-name="P36"> </text:p>
      <text:p text:style-name="P36">But afterwards we sat in groups for hours,</text:p>
      <text:p text:style-name="P36">speaking excitedly with one another</text:p>
      <text:p text:style-name="P36">about the spear, about its path and origin.</text:p>
      <text:p text:style-name="P36">But no one knew, and nobody could know.</text:p>
      <text:p text:style-name="P36">Some tried to guess, but nobody believed.</text:p>
      <text:p text:style-name="P36">In some sense, it was not to be believed,</text:p>
      <text:p text:style-name="P36">lacked meaning as an object of belief.</text:p>
      <text:p text:style-name="P36"><text:soft-page-break/>It was simply flying through the Universe.</text:p>
      <text:p text:style-name="P36">The Void-spear moved along its pointless course.</text:p>
      <text:p text:style-name="P36">But nonetheless this vision had</text:p>
      <text:p text:style-name="P36">the power to alter many people’s brains:</text:p>
      <text:p text:style-name="P36">Three went mad, one was a suicide.</text:p>
      <text:p text:style-name="P36">And still another started up a sect,</text:p>
      <text:p text:style-name="P36">a shrill, dry, tediously ascetic crew</text:p>
      <text:p text:style-name="P36">from whom Aniara long had much ado.</text:p>
      <text:p text:style-name="P36"> </text:p>
      <text:p text:style-name="P36"><text:soft-page-break/>So we were all struck by the spear, head on.</text:p>
      <text:p text:style-name="P36"> </text:p>
      <text:p text:style-name="P36">54 CHEFONE’S GARDEN</text:p>
      <text:p text:style-name="P36"> </text:p>
      <text:p text:style-name="P36">Intending to keep in close touch with the Researcher Corps,</text:p>
      <text:p text:style-name="P36">the High Command gave them a dinner in “Spring Evermore,”</text:p>
      <text:p text:style-name="P36">the sort of a greenhouse goldonders have always in place,</text:p>
      <text:p text:style-name="P36">in folk humor known as “the flying plantations of space.”</text:p>
      <text:p text:style-name="P36"> </text:p>
      <text:p text:style-name="P36">The best part of man there keeps watch over all that is born.</text:p>
      <text:p text:style-name="P36"><text:soft-page-break/>They are miniature Edens where nothing is ragged and torn,</text:p>
      <text:p text:style-name="P36"> </text:p>
      <text:p text:style-name="P36">where from nights of the clear staring spaces and glinting machinery,</text:p>
      <text:p text:style-name="P36">mankind can be back and at home among soft living greenery.</text:p>
      <text:p text:style-name="P36"> </text:p>
      <text:p text:style-name="P36">Our High Command sat now alongside the Researcher Corps,</text:p>
      <text:p text:style-name="P36">and the question was: how to protect our own “Spring Evermore”?</text:p>
      <text:p text:style-name="P36"> </text:p>
      <text:p text:style-name="P36"><text:soft-page-break/>How act to preserve ever more of the life of the race,</text:p>
      <text:p text:style-name="P36">how safeguard our heirloom of “flying plantations of space”?</text:p>
      <text:p text:style-name="P36"> </text:p>
      <text:p text:style-name="P36">They cast their eyes first on the beautiful park all around,</text:p>
      <text:p text:style-name="P36">encircled by arches that vanished in grass-mantled ground.</text:p>
      <text:p text:style-name="P36"> </text:p>
      <text:p text:style-name="P36">Picture-perfect it was: the glowing spring heavens, the Edenic hedge</text:p>
      <text:p text:style-name="P36">with a circular streamlet contrived along its inner edge.</text:p>
      <text:p text:style-name="P36"> </text:p>
      <text:p text:style-name="P36"><text:soft-page-break/>Up to the sky, which the eye looked on last, a dove flew.</text:p>
      <text:p text:style-name="P36">A woman unclothed was sitting in grass hyssop-blue.</text:p>
      <text:p text:style-name="P36"> </text:p>
      <text:p text:style-name="P36">Ample of bosom and posed for her beauty’s enhancing,</text:p>
      <text:p text:style-name="P36">she seemed to me wondrously fair, for the dusk was advancing.</text:p>
      <text:p text:style-name="P36"> </text:p>
      <text:p text:style-name="P36">Whv, to her very eyebrows the woman’s great beauty held bright,</text:p>
      <text:p text:style-name="P36">and that was the cause for my stepping so close to the sight.</text:p>
      <text:p text:style-name="P36"> </text:p>
      <text:p text:style-name="P36"><text:soft-page-break/>But in spite of the drinks I had lately got under mv belt,</text:p>
      <text:p text:style-name="P36">seldom had beauty dealt pain like the pain this one dealt.</text:p>
      <text:p text:style-name="P36"> </text:p>
      <text:p text:style-name="P36">I kept rubbing my eyes, not believing that I was awake:</text:p>
      <text:p text:style-name="P36">for this was the Maid of the Mount whom a Dragon did take.</text:p>
      <text:p text:style-name="P36"> </text:p>
      <text:p text:style-name="P36">That hackneyed old ballad which no one could tolerate singing</text:p>
      <text:p text:style-name="P36">was reality here in the seas where goldonders were swinging.</text:p>
      <text:p text:style-name="P36"> </text:p>
      <text:p text:style-name="P36"><text:soft-page-break/>They dismiss the adventure, and see just the woman undressed.</text:p>
      <text:p text:style-name="P36">Will the Mount be dismissed? Will the Dragon too be dispossessed?</text:p>
      <text:p text:style-name="P36"> </text:p>
      <text:p text:style-name="P36">But l, though the High Command’s guest, nonetheless wanted fact</text:p>
      <text:p text:style-name="P36">about how dragons order their lives, how they manage and act.</text:p>
      <text:p text:style-name="P36"> </text:p>
      <text:p text:style-name="P36">I asked her: How is it, my beauty, so charming, so bare,</text:p>
      <text:p text:style-name="P36">could this park where you dwell serve the Dragon perchance as his lair?</text:p>
      <text:p text:style-name="P36"> </text:p>
      <text:p text:style-name="P36"><text:soft-page-break/>She answered: I’m one of the folk in the fire crying Sombra</text:p>
      <text:p text:style-name="P36">and you’re of the folk who cremated all life in Xinombra.</text:p>
      <text:p text:style-name="P36"> </text:p>
      <text:p text:style-name="P36">My hate for your people’s as hard as my loving embrace</text:p>
      <text:p text:style-name="P36">of each tree, of each plant in “the flying plantations of space.”</text:p>
      <text:p text:style-name="P36"> </text:p>
      <text:p text:style-name="P36">Then Chefone’s chamber grew dark as I entered, astounded,</text:p>
      <text:p text:style-name="P36">and by blackening shame my abundant distress was compounded.</text:p>
      <text:p text:style-name="P36"> </text:p>
      <text:p text:style-name="P36"><text:soft-page-break/>I had to recoil at the look that the slave maid conferred,</text:p>
      <text:p text:style-name="P36">and I no more found meaning in anything else that occurred.</text:p>
      <text:p text:style-name="P36"> </text:p>
      <text:p text:style-name="P36">In silence I bowed to her nakedness, then walked away</text:p>
      <text:p text:style-name="P36">as up to the heavens all manner of birds raised their lay.</text:p>
      <text:p text:style-name="P36"> </text:p>
      <text:p text:style-name="P36">And with Chefone hardly concerned that I stay in my place,</text:p>
      <text:p text:style-name="P36">I slipped off unobserved from “the flying plantations of space.”</text:p>
      <text:p text:style-name="P36"> </text:p>
      <text:p text:style-name="P36"><text:soft-page-break/>But long did I think of that woman so lovely and bare.</text:p>
      <text:p text:style-name="P36">And long did I feel that the Dragon and I were a pair.</text:p>
      <text:p text:style-name="P36"> </text:p>
      <text:p text:style-name="P36"> </text:p>
      <text:p text:style-name="P36">At the Planetarium deck, which is protected</text:p>
      <text:p text:style-name="P36">by a bright transparent plexi-bowl,</text:p>
      <text:p text:style-name="P36">the lifts are emptied of whoever wish</text:p>
      <text:p text:style-name="P36">to use the star-deck for a quiet stroll</text:p>
      <text:p text:style-name="P36">and see approaching us a nova’s flare</text:p>
      <text:p text:style-name="P36"><text:soft-page-break/>from out the coils of Berenice’s hair.</text:p>
      <text:p text:style-name="P36"> </text:p>
      <text:p text:style-name="P36">The astronomer—made humble by his trade—</text:p>
      <text:p text:style-name="P36">tells us how a universe is gaming</text:p>
      <text:p text:style-name="P36">in distant galaxies with novas flaming</text:p>
      <text:p text:style-name="P36">and, tired of gifts forever being made</text:p>
      <text:p text:style-name="P36">the photophage, with unimaginable ire</text:p>
      <text:p text:style-name="P36">suddenly breaks down and flings the fire</text:p>
      <text:p text:style-name="P36">of an exhausted love’s concluding blaze</text:p>
      <text:p text:style-name="P36"><text:soft-page-break/> </text:p>
      <text:p text:style-name="P36">into the photophage thankless rays.</text:p>
      <text:p text:style-name="P36">A cheekv space snob listens with contempt</text:p>
      <text:p text:style-name="P36">and in a stock tone of the Late Goldondian</text:p>
      <text:p text:style-name="P36">wherein one instantly perceives the Gondian</text:p>
      <text:p text:style-name="P36">disgustedlv he hones a phrase and down</text:p>
      <text:p text:style-name="P36">it sinks into a whisper of derision</text:p>
      <text:p text:style-name="P36">level with his weary, deep-space frown.</text:p>
      <text:p text:style-name="P36"> </text:p>
      <text:p text:style-name="P36"><text:soft-page-break/>This caused the ship’s astronomer to freeze</text:p>
      <text:p text:style-name="P36">and close with apologies that evening’s show</text:p>
      <text:p text:style-name="P36">of points of interest in the cosmic seas.</text:p>
      <text:p text:style-name="P36"> </text:p>
      <text:p text:style-name="P36">One day I met Chefone in the passageway</text:p>
      <text:p text:style-name="P36">leading into Gopta Chamber Three.</text:p>
      <text:p text:style-name="P36">With scorn he asked: “What do the birdies say</text:p>
      <text:p text:style-name="P36">this year, your Doris-thrush and chickadee?</text:p>
      <text:p text:style-name="P36">Is the mima now recovered from her smart?</text:p>
      <text:p text:style-name="P36"><text:soft-page-break/>I saw you hunting long and feverishly</text:p>
      <text:p text:style-name="P36">beneath her bosom for what ailed her heart.</text:p>
      <text:p text:style-name="P36">Perhaps you found the wee locality.”</text:p>
      <text:p text:style-name="P36"> </text:p>
      <text:p text:style-name="P36">I blurt a scared goldonder-salutation,</text:p>
      <text:p text:style-name="P36">reporting to him that she died of grief.</text:p>
      <text:p text:style-name="P36">Although clairvoyant, she saw no salvation</text:p>
      <text:p text:style-name="P36">for people caged within this demon-fief.</text:p>
      <text:p text:style-name="P36"> </text:p>
      <text:p text:style-name="P36"><text:soft-page-break/>Then Chefone guffaws as though he saw</text:p>
      <text:p text:style-name="P36">the funniest of sights in Mima’s dens,</text:p>
      <text:p text:style-name="P36">and I want to collapse in mute despair,</text:p>
      <text:p text:style-name="P36">remembering my home in Doric glens.</text:p>
      <text:p text:style-name="P36"> </text:p>
      <text:p text:style-name="P36">But Chefone, bored senseless by all tears,</text:p>
      <text:p text:style-name="P36">walks on and leaves me standing stiff and cold,</text:p>
      <text:p text:style-name="P36">minded when springtimes of a thousand years</text:p>
      <text:p text:style-name="P36"><text:soft-page-break/>turned winter without end in Mima’s hold.</text:p>
      <text:p text:style-name="P36"> </text:p>
      <text:p text:style-name="P36">Is our redemption ever to be won</text:p>
      <text:p text:style-name="P36">in Aniara after that event?</text:p>
      <text:p text:style-name="P36">I look in every corner but find nothing,</text:p>
      <text:p text:style-name="P36">worrying every wish and argument.</text:p>
      <text:p text:style-name="P36"> </text:p>
      <text:p text:style-name="P36"> </text:p>
      <text:p text:style-name="P36">The collapse of fair Libidel came</text:p>
      <text:p text:style-name="P36">with the drug she had placed on her tongue.</text:p>
      <text:p text:style-name="P36">We sang by her grave where the flame</text:p>
      <text:p text:style-name="P36"><text:soft-page-break/>caught hold of her, no longer young.</text:p>
      <text:p text:style-name="P36"> </text:p>
      <text:p text:style-name="P36">Our shuddering conscience was blocked</text:p>
      <text:p text:style-name="P36">in cynical regions ice-crusted.</text:p>
      <text:p text:style-name="P36">The rust proof sepulchral vaults locked</text:p>
      <text:p text:style-name="P36">in zones where, instead, love had rusted.</text:p>
      <text:p text:style-name="P36"> </text:p>
      <text:p text:style-name="P36"> </text:p>
      <text:p text:style-name="P36">A rival religion to the Cult arose</text:p>
      <text:p text:style-name="P36">which the strain and torment of the dark inspire.</text:p>
      <text:p text:style-name="P36"><text:soft-page-break/>They worship Light as concept and as flame:</text:p>
      <text:p text:style-name="P36">the goddess of this new cult is a fire.</text:p>
      <text:p text:style-name="P36"> </text:p>
      <text:p text:style-name="P36">Their chosen priestess was the maid from Rind.</text:p>
      <text:p text:style-name="P36">And the chorus wells up like a stormy wind</text:p>
      <text:p text:style-name="P36">when such a songstress, her eves gone dark,</text:p>
      <text:p text:style-name="P36">rises at the altar like a kindled spark.</text:p>
      <text:p text:style-name="P36"> </text:p>
      <text:p text:style-name="P36">She chants her songs about the god of Light</text:p>
      <text:p text:style-name="P36"><text:soft-page-break/>and witnesses to how ill Rind she lay</text:p>
      <text:p text:style-name="P36">beholding light, with skin her means of sight.</text:p>
      <text:p text:style-name="P36"> </text:p>
      <text:p text:style-name="P36">The vision burned her. This is what it is</text:p>
      <text:p text:style-name="P36">to be blinded in the skin by a god of light.</text:p>
      <text:p text:style-name="P36"> </text:p>
      <text:p text:style-name="P36">She chants her songs about the god of Light</text:p>
      <text:p text:style-name="P36">and witnesses to how in Rind she lay</text:p>
      <text:p text:style-name="P36">beholding light, with skin her means of sight.</text:p>
      <text:p text:style-name="P36"><text:soft-page-break/> </text:p>
      <text:p text:style-name="P36">The vision burned her. This is what it is</text:p>
      <text:p text:style-name="P36">to be blinded in the skin by a god of light.</text:p>
      <text:p text:style-name="P36"> </text:p>
      <text:p text:style-name="P36">The ecstasy is on her. None hears well</text:p>
      <text:p text:style-name="P36">what she is saying, but a mighty swell</text:p>
      <text:p text:style-name="P36">of choric voices raises her on high,</text:p>
      <text:p text:style-name="P36">And, saintly-blind, amid a thousand candles,</text:p>
      <text:p text:style-name="P36">in fireproof cloak of kieselguhr wrapped round,</text:p>
      <text:p text:style-name="P36"><text:soft-page-break/>she’s pushed off to the photophage’s wall</text:p>
      <text:p text:style-name="P36">to cry out after light for Rindish ground.</text:p>
      <text:p text:style-name="P36"> </text:p>
      <text:p text:style-name="P36">Not seldom would I wander to that hall</text:p>
      <text:p text:style-name="P36">where this sect met; on me it left its mark</text:p>
      <text:p text:style-name="P36">and on many others in this sea of dark.</text:p>
      <text:p text:style-name="P36"> </text:p>
      <text:p text:style-name="P36"> </text:p>
      <text:p text:style-name="P36">In the Memory Hall there are recanters’ fétes</text:p>
      <text:p text:style-name="P36"><text:soft-page-break/>and those immersed the deepest in recanting</text:p>
      <text:p text:style-name="P36">have gathered, ashes strewn upon their pates,</text:p>
      <text:p text:style-name="P36">torturing themselves with their recanting-chanting.</text:p>
      <text:p text:style-name="P36"/>
      <text:p text:style-name="P36">“Stand up and confess. The walls of grievous rages</text:p>
      <text:p text:style-name="P36">are closing on the fate we engineered.</text:p>
      <text:p text:style-name="P36">Our doom is mirror-image to the cages</text:p>
      <text:p text:style-name="P36">at which from outside we ourselves once jeered.</text:p>
      <text:p text:style-name="P36"><text:soft-page-break/>When good excuses end their counterfeits</text:p>
      <text:p text:style-name="P36">the mirror makes a Hades all its own</text:p>
      <text:p text:style-name="P36">and the mirror’s hot, be careful of your mitts.</text:p>
      <text:p text:style-name="P36">It mirrors what was spoken, what was done.</text:p>
      <text:p text:style-name="P36"> </text:p>
      <text:p text:style-name="P36">Day in, day out from gray fakirs of rue</text:p>
      <text:p text:style-name="P36">I listen to the hideous anthems rise</text:p>
      <text:p text:style-name="P36">and I’m appalled. Could anyone outdo</text:p>
      <text:p text:style-name="P36"><text:soft-page-break/>the tramplings of the self enacted here?</text:p>
      <text:p text:style-name="P36"> </text:p>
      <text:p text:style-name="P36">For me, to find a cure is more the issue,</text:p>
      <text:p text:style-name="P36">a cure to rouse the mima’s broken breath</text:p>
      <text:p text:style-name="P36">and to refashion the celestial tissue</text:p>
      <text:p text:style-name="P36">burst by the breakers from the land of death.</text:p>
      <text:p text:style-name="P36"> </text:p>
      <text:p text:style-name="P36"> </text:p>
      <text:p text:style-name="P36">With all the high-strung thousands here on board</text:p>
      <text:p text:style-name="P36"><text:soft-page-break/>it’s good to hear the placid intonation</text:p>
      <text:p text:style-name="P36">of our astronomer when he reports</text:p>
      <text:p text:style-name="P36">on pre-goldondic times and glaciation.</text:p>
      <text:p text:style-name="P36"> </text:p>
      <text:p text:style-name="P36">He notes how meaningless it is to speak</text:p>
      <text:p text:style-name="P36">about a cosmic time-clock for fatality</text:p>
      <text:p text:style-name="P36">when cosmic rhythmics show another pace</text:p>
      <text:p text:style-name="P36">than does a culture based on time’s centrality.</text:p>
      <text:p text:style-name="P36"> </text:p>
      <text:p text:style-name="P36"><text:soft-page-break/>Those generations meant for such a doom</text:p>
      <text:p text:style-name="P36">will have reposed a thousand years in sand</text:p>
      <text:p text:style-name="P36">when space brings down its hyperborean whip</text:p>
      <text:p text:style-name="P36">with one late wallop from an ice-age hand.</text:p>
      <text:p text:style-name="P36"> </text:p>
      <text:p text:style-name="P36">In easy images he tells at ease</text:p>
      <text:p text:style-name="P36">the course of the most recent glaciation,</text:p>
      <text:p text:style-name="P36">when Twenty-third-century pre-goldynasties</text:p>
      <text:p text:style-name="P36">slid off their thrones in that refrigeration.</text:p>
      <text:p text:style-name="P36"><text:soft-page-break/> </text:p>
      <text:p text:style-name="P36">The thousand-year empire was about to see the light</text:p>
      <text:p text:style-name="P36">when by the dark of war its dawn was scattered,</text:p>
      <text:p text:style-name="P36">and they were just about to dig another site</text:p>
      <text:p text:style-name="P36">when humane projects were forever shattered.</text:p>
      <text:p text:style-name="P36"> </text:p>
      <text:p text:style-name="P36">The friginebula of Golmos met the sun,</text:p>
      <text:p text:style-name="P36">and the sun began a transit through the long</text:p>
      <text:p text:style-name="P36">night of Golmos with shadow-play that racked</text:p>
      <text:p text:style-name="P36"><text:soft-page-break/>our world with ice-age winds’ unsparing song.</text:p>
      <text:p text:style-name="P36"> </text:p>
      <text:p text:style-name="P36">The cap expanded circumpolarly</text:p>
      <text:p text:style-name="P36">along the Earth. And ever larger surfaces</text:p>
      <text:p text:style-name="P36">were cased in ice-sheets kilometers thick.</text:p>
      <text:p text:style-name="P36"> </text:p>
      <text:p text:style-name="P36">It was not arctic snow alone that settled</text:p>
      <text:p text:style-name="P36">—a paralytic orbit’s hexagons—</text:p>
      <text:p text:style-name="P36">but cosmic snowfall from the nebula</text:p>
      <text:p text:style-name="P36">compounding winter seasons into eons.</text:p>
      <text:p text:style-name="P36"><text:soft-page-break/> </text:p>
      <text:p text:style-name="P36">An ice-shield came to lie all over Europe,</text:p>
      <text:p text:style-name="P36">which, hidden under its gigantic cake,</text:p>
      <text:p text:style-name="P36">was bedded down for sixteen thousand winters</text:p>
      <text:p text:style-name="P36">upon which not a ray of sun could break;</text:p>
      <text:p text:style-name="P36">and countrymen from Europe’s many nations</text:p>
      <text:p text:style-name="P36">carried south their technical expertness</text:p>
      <text:p text:style-name="P36">and held out for a while, but then declined,</text:p>
      <text:p text:style-name="P36"><text:soft-page-break/>chilled through in the barbarian inertness.</text:p>
      <text:p text:style-name="P36"> </text:p>
      <text:p text:style-name="P36">People for twelve thousand years were savages</text:p>
      <text:p text:style-name="P36">with odds and ends of science left behind,</text:p>
      <text:p text:style-name="P36">waiting for the sun to mend the ravages</text:p>
      <text:p text:style-name="P36">in nature’s forests and the realms of mind.</text:p>
      <text:p text:style-name="P36">For generations working in their mills</text:p>
      <text:p text:style-name="P36">among the wheels and wires of crude machines,</text:p>
      <text:p text:style-name="P36"><text:soft-page-break/>they had to be retrained for brutal fates</text:p>
      <text:p text:style-name="P36">and well-acclimated to ice-age scenes.</text:p>
      <text:p text:style-name="P36"> </text:p>
      <text:p text:style-name="P36">The friginebula now left the sun,</text:p>
      <text:p text:style-name="P36">but mankind of the pre-goldondic ilk</text:p>
      <text:p text:style-name="P36">for fifteen centuries saw it as a crape</text:p>
      <text:p text:style-name="P36">and a titanic cloth of coal-black silk</text:p>
      <text:p text:style-name="P36">rising every evening in the skies of night</text:p>
      <text:p text:style-name="P36">dark with its widow’s veil that hid the galaxy.</text:p>
      <text:p text:style-name="P36"><text:soft-page-break/> </text:p>
      <text:p text:style-name="P36">And yet the black cloth did keep moving off,</text:p>
      <text:p text:style-name="P36">diminishing against the sky’s expanse;</text:p>
      <text:p text:style-name="P36">and gradually receding in the distance,</text:p>
      <text:p text:style-name="P36">it lost the look of a funereal crape.</text:p>
      <text:p text:style-name="P36">And after scarce eleven thousand years</text:p>
      <text:p text:style-name="P36">from the ages when the sun abandoned Golmos,</text:p>
      <text:p text:style-name="P36">moving forward in full radiance,</text:p>
      <text:p text:style-name="P36">this carbon-speck had almost wholly left</text:p>
      <text:p text:style-name="P36"><text:soft-page-break/>the new-lit backdrop of the sky’s tableau.</text:p>
      <text:p text:style-name="P36">The ice by then had melted: new generations</text:p>
      <text:p text:style-name="P36">had the favor of new springs in Gond.</text:p>
      <text:p text:style-name="P36"> </text:p>
      <text:p text:style-name="P36"> </text:p>
      <text:p text:style-name="P36">Despite grave difficulties I devised</text:p>
      <text:p text:style-name="P36">a screen consisting of two kinds of beams.</text:p>
      <text:p text:style-name="P36">I learned how seemingly to fix the screen</text:p>
      <text:p text:style-name="P36">in space a few miles out from the goldonder</text:p>
      <text:p text:style-name="P36"><text:soft-page-break/>Against this beam-screen I would then transmit</text:p>
      <text:p text:style-name="P36">a third beam which became the video wave.</text:p>
      <text:p text:style-name="P36">In this way I could organize in space,</text:p>
      <text:p text:style-name="P36">through images that seemed to form a wall,</text:p>
      <text:p text:style-name="P36">a sort of picture-curtain in the void.</text:p>
      <text:p text:style-name="P36">I made these pictures teem with woodland scenes</text:p>
      <text:p text:style-name="P36">and moonlit lakes, or mountainsides and cities.</text:p>
      <text:p text:style-name="P36">Sometimes I had a large and mighty force</text:p>
      <text:p text:style-name="P36"><text:soft-page-break/>of men march off with flags of triumph flying,</text:p>
      <text:p text:style-name="P36">all to gather a mirage from walls</text:p>
      <text:p text:style-name="P36">that shut out an intolerable space.</text:p>
      <text:p text:style-name="P36"> </text:p>
      <text:p text:style-name="P36">Soon I had another wall laid out</text:p>
      <text:p text:style-name="P36">in space, but this one on the other side,</text:p>
      <text:p text:style-name="P36">and in between these walls prolific</text:p>
      <text:p text:style-name="P36">of mirages the goldonder moved ahead,</text:p>
      <text:p text:style-name="P36">screened off from those unthinkable abysses</text:p>
      <text:p text:style-name="P36"><text:soft-page-break/>which were unable now to stare at us</text:p>
      <text:p text:style-name="P36">as they’d been doing for the last nine years</text:p>
      <text:p text:style-name="P36">with shafts that stung and needles’ piercing lights.</text:p>
      <text:p text:style-name="P36"> </text:p>
      <text:p text:style-name="P36">But even tapestries of fantasy</text:p>
      <text:p text:style-name="P36">have need of some support from human will:</text:p>
      <text:p text:style-name="P36">a little offering from within of dreams</text:p>
      <text:p text:style-name="P36">from those who just demanded, giving nothing</text:p>
      <text:p text:style-name="P36">to us but their blankness, like a hole</text:p>
      <text:p text:style-name="P36"><text:soft-page-break/>to fill with pretty pictures by the roll.</text:p>
      <text:p text:style-name="P36"> </text:p>
      <text:p text:style-name="P36">Now this blankness has been turned on me.</text:p>
      <text:p text:style-name="P36">I’m driven to the spacecraft’s worst recesses</text:p>
      <text:p text:style-name="P36">and given death threats if I don’t at once</text:p>
      <text:p text:style-name="P36">account for why the blankness still oppresses.</text:p>
      <text:p text:style-name="P36"> </text:p>
      <text:p text:style-name="P36">I tell them how it is and how it was:</text:p>
      <text:p text:style-name="P36">one’s private blankness no one can conceal.</text:p>
      <text:p text:style-name="P36"><text:soft-page-break/>Like Humpty Dumpty who fell down and spattered,</text:p>
      <text:p text:style-name="P36">against time’s waves the soul of Mima shattered;</text:p>
      <text:p text:style-name="P36">and Humpty Dumpty nobody can heal,</text:p>
      <text:p text:style-name="P36">still less am I the person who can heal you.</text:p>
      <text:p text:style-name="P36">Your blankness is appalling, that I feel.</text:p>
      <text:p text:style-name="P36">I do my level best with magic arts</text:p>
      <text:p text:style-name="P36">in truth not worth the spirit I expend,</text:p>
      <text:p text:style-name="P36">but you contribute nothing from your hearts,</text:p>
      <text:p text:style-name="P36"><text:soft-page-break/>So those fine pictures came to no good end.</text:p>
      <text:p text:style-name="P36"> </text:p>
      <text:p text:style-name="P36"> </text:p>
      <text:p text:style-name="P36">We try the wheel of a routine. I lecture</text:p>
      <text:p text:style-name="P36">to space cadets upon the Gopta theory.</text:p>
      <text:p text:style-name="P36">Through the vista-window suns peer in at us,</text:p>
      <text:p text:style-name="P36">looking call)) of eve, although we know</text:p>
      <text:p text:style-name="P36">their thunderous roars amid the roentgens blasting,</text:p>
      <text:p text:style-name="P36">their flailings in the gorge of Everlasting.</text:p>
      <text:p text:style-name="P36"><text:soft-page-break/>And while inside mv head I hear them booming</text:p>
      <text:p text:style-name="P36">like fearful drumbeats in the war which light</text:p>
      <text:p text:style-name="P36">forever wages on the fierce dark’s might,</text:p>
      <text:p text:style-name="P36">I hear mv own voice answer, pussyfooting,</text:p>
      <text:p text:style-name="P36">the Gopta questions I had just been putting.</text:p>
      <text:p text:style-name="P36"> </text:p>
      <text:p text:style-name="P36">“With this new age’s re-evaluations</text:p>
      <text:p text:style-name="P36">and new expansions of the tensor doctrine</text:p>
      <text:p text:style-name="P36"><text:soft-page-break/>the way was opened for the possibility</text:p>
      <text:p text:style-name="P36">of finding the proportioned symmetry</text:p>
      <text:p text:style-name="P36">which by the Gopta formula throughout</text:p>
      <text:p text:style-name="P36">was simplified and proved the right approach</text:p>
      <text:p text:style-name="P36">for every longer run in heaven’s coach.”</text:p>
      <text:p text:style-name="P36"> </text:p>
      <text:p text:style-name="P36">The space cadets rise to their feet and leave</text:p>
      <text:p text:style-name="P36">in model files for the adjacent hall,</text:p>
      <text:p text:style-name="P36"><text:soft-page-break/>will lecture on constructing a Goldonder.</text:p>
      <text:p text:style-name="P36"> </text:p>
      <text:p text:style-name="P36"> </text:p>
      <text:p text:style-name="P36">A Gondian woman who is widowed now</text:p>
      <text:p text:style-name="P36">came often with her husband to the vista-room.</text:p>
      <text:p text:style-name="P36">For many years they’d sit there with their bundles</text:p>
      <text:p text:style-name="P36">ready, as if waiting for a landing.</text:p>
      <text:p text:style-name="P36">And although many looked with irony</text:p>
      <text:p text:style-name="P36">—increasingly space-cold—upon that pair,</text:p>
      <text:p text:style-name="P36"><text:soft-page-break/>the two preserved their touching expectations,</text:p>
      <text:p text:style-name="P36">gazing with confidence toward Lyreland.</text:p>
      <text:p text:style-name="P36"> </text:p>
      <text:p text:style-name="P36">Inside their reverential brains there stirred</text:p>
      <text:p text:style-name="P36">a scent of thyme from meadows they had known</text:p>
      <text:p text:style-name="P36">and the bread she had been baking in the oven</text:p>
      <text:p text:style-name="P36">that they had left back in the land of Gond.</text:p>
      <text:p text:style-name="P36"> </text:p>
      <text:p text:style-name="P36">How many thousand times they sat and read</text:p>
      <text:p text:style-name="P36"><text:soft-page-break/>in Heaven’s prospect, huddling close together,</text:p>
      <text:p text:style-name="P36">no mortal knows in years of cosmic space</text:p>
      <text:p text:style-name="P36">coldly elapsing without other trace</text:p>
      <text:p text:style-name="P36">save that the two of them turned gray at last</text:p>
      <text:p text:style-name="P36">and she became alone, sat left alone</text:p>
      <text:p text:style-name="P36">thinking silently of days now flown</text:p>
      <text:p text:style-name="P36">when he was still alive as in times past</text:p>
      <text:p text:style-name="P36">in Gond, until they heard the siren blast</text:p>
      <text:p text:style-name="P36"><text:soft-page-break/>signalling “Last couple, step inside”</text:p>
      <text:p text:style-name="P36">to start the exodus from far and wide.</text:p>
      <text:p text:style-name="P36"> </text:p>
      <text:p text:style-name="P36">At Goldon’s lift-off zone, huddled close,</text:p>
      <text:p text:style-name="P36">they bade a grave farewell to Dorisvale</text:p>
      <text:p text:style-name="P36">and then with a departing prayer they left</text:p>
      <text:p text:style-name="P36">their exile problem in the hands of fate.</text:p>
      <text:p text:style-name="P36"> </text:p>
      <text:p text:style-name="P36">Over many years I have observed</text:p>
      <text:p text:style-name="P36"><text:soft-page-break/>the widow sitting lonesome, mute and bent,</text:p>
      <text:p text:style-name="P36">while we who, high beyond the firrnament,</text:p>
      <text:p text:style-name="P36">ingeniously administered Fate’s hand</text:p>
      <text:p text:style-name="P36">grew more despairing of the Promised Land.</text:p>
      <text:p text:style-name="P36"> </text:p>
      <text:p text:style-name="P36"> </text:p>
      <text:p text:style-name="P36">Hear us who from Xinombra</text:p>
      <text:p text:style-name="P36">harrow you with memories.</text:p>
      <text:p text:style-name="P36">We dead ones wise too late</text:p>
      <text:p text:style-name="P36">harrow you with visions.</text:p>
      <text:p text:style-name="P36"> </text:p>
      <text:p text:style-name="P36"><text:soft-page-break/>In silence over years and years there fell</text:p>
      <text:p text:style-name="P36">a snow of Xinombra’s ashen column.</text:p>
      <text:p text:style-name="P36"> </text:p>
      <text:p text:style-name="P36">Each time you wake we rush at you full tilt</text:p>
      <text:p text:style-name="P36">with our seared arms,</text:p>
      <text:p text:style-name="P36">drawing out your guilt.</text:p>
      <text:p text:style-name="P36"> </text:p>
      <text:p text:style-name="P36">Xinombra’s ashen pillar drifted</text:p>
      <text:p text:style-name="P36">on through Rind.</text:p>
      <text:p text:style-name="P36">It reached the coastline on the fifth day</text:p>
      <text:p text:style-name="P36">and Cape Atlantis on the seventh day.</text:p>
      <text:p text:style-name="P36"><text:soft-page-break/>There wasn’t any hope for refugees</text:p>
      <text:p text:style-name="P36">not even in the open sea</text:p>
      <text:p text:style-name="P36">where medusas were seen dying</text:p>
      <text:p text:style-name="P36">and octopi were floating upwards from the deeps.</text:p>
      <text:p text:style-name="P36">Xinombra’s ashen column lay like waterbloom</text:p>
      <text:p text:style-name="P36">of death across the oceans.</text:p>
      <text:p text:style-name="P36">The demons floated round with water-angels</text:p>
      <text:p text:style-name="P36">and all of them were dead.</text:p>
      <text:p text:style-name="P36"> </text:p>
      <text:p text:style-name="P36">Religions were tangled on the lines of thought</text:p>
      <text:p text:style-name="P36">in gulfstreams of death.</text:p>
      <text:p text:style-name="P36"><text:soft-page-break/> </text:p>
      <text:p text:style-name="P36">The stone of wisdom</text:p>
      <text:p text:style-name="P36">wrapped in the slaughter-mask of genius</text:p>
      <text:p text:style-name="P36">was shot to the heart of Xinombra City,</text:p>
      <text:p text:style-name="P36">which died a third time.</text:p>
      <text:p text:style-name="P36">Oh, that jewel.</text:p>
      <text:p text:style-name="P36"> </text:p>
      <text:p text:style-name="P36"> </text:p>
      <text:p text:style-name="P36">We rigged up a curtain for dreams.</text:p>
      <text:p text:style-name="P36">And between us and our memory of Xinombra</text:p>
      <text:p text:style-name="P36">came a grand forgetting</text:p>
      <text:p text:style-name="P36">filled with its own life.</text:p>
      <text:p text:style-name="P36"> </text:p>
      <text:p text:style-name="P36"><text:soft-page-break/>Magnified and modified</text:p>
      <text:p text:style-name="P36">our senses flew</text:p>
      <text:p text:style-name="P36">transformed</text:p>
      <text:p text:style-name="P36">into adventures deep in the dimensions.</text:p>
      <text:p text:style-name="P36"> </text:p>
      <text:p text:style-name="P36">An insufferable point of pain dissolved.</text:p>
      <text:p text:style-name="P36">We clearly felt the point</text:p>
      <text:p text:style-name="P36">breaking up</text:p>
      <text:p text:style-name="P36">and welling out</text:p>
      <text:p text:style-name="P36">toward nameless blessedness</text:p>
      <text:p text:style-name="P36">where there was no Aniara</text:p>
      <text:p text:style-name="P36">where Chefone was dead, no one knew how</text:p>
      <text:p text:style-name="P36">and no one asked about it.</text:p>
      <text:p text:style-name="P36"><text:soft-page-break/>A lightness lifted all with equal ease</text:p>
      <text:p text:style-name="P36">and Isagel among them.</text:p>
      <text:p text:style-name="P36"> </text:p>
      <text:p text:style-name="P36">Libidel along with all the libidines</text:p>
      <text:p text:style-name="P36">and dormifids slipped in</text:p>
      <text:p text:style-name="P36">transfigured by the drug</text:p>
      <text:p text:style-name="P36">as by the dews of dawn</text:p>
      <text:p text:style-name="P36">in flawless groves.</text:p>
      <text:p text:style-name="P36"> </text:p>
      <text:p text:style-name="P36"> </text:p>
      <text:p text:style-name="P36">Ever deeper each among the doomed</text:p>
      <text:p text:style-name="P36">has found the Eden I must herewith name.</text:p>
      <text:p text:style-name="P36">But once our opium is all consumed</text:p>
      <text:p text:style-name="P36"><text:soft-page-break/>and paradisal visions are dispersed,</text:p>
      <text:p text:style-name="P36">in the shrieking Xinombranos burst,</text:p>
      <text:p text:style-name="P36">swearing eternal vengeance for Xinombra’s shame.</text:p>
      <text:p text:style-name="P36"> </text:p>
      <text:p text:style-name="P36"> </text:p>
      <text:p text:style-name="P36">I’m wakened by a scream. It is Chebeba.</text:p>
      <text:p text:style-name="P36">She gazes at me with her pupils fading,</text:p>
      <text:p text:style-name="P36">losing their luster, slowly dying down.</text:p>
      <text:p text:style-name="P36">She cries out: God, I don’t want to live in here</text:p>
      <text:p text:style-name="P36"><text:soft-page-break/>where joy and comfort can be found no more.</text:p>
      <text:p text:style-name="P36">My memorv of Xinombra, how grim, how clear.</text:p>
      <text:p text:style-name="P36"> </text:p>
      <text:p text:style-name="P36">From every side came drought</text:p>
      <text:p text:style-name="P36">whose culmination</text:p>
      <text:p text:style-name="P36">soberlv prepared for in dry formulae</text:p>
      <text:p text:style-name="P36">was the phototurb,</text:p>
      <text:p text:style-name="P36">converting every wind</text:p>
      <text:p text:style-name="P36">to oven-torrid air.</text:p>
      <text:p text:style-name="P36"> </text:p>
      <text:p text:style-name="P36">The season was autumn.</text:p>
      <text:p text:style-name="P36">Refugees would tell us tales</text:p>
      <text:p text:style-name="P36"><text:soft-page-break/>of chilly lakes where people to the end</text:p>
      <text:p text:style-name="P36">tried to sink themselves.</text:p>
      <text:p text:style-name="P36"> </text:p>
      <text:p text:style-name="P36">Now it is over.</text:p>
      <text:p text:style-name="P36">And no one’s left to blame.</text:p>
      <text:p text:style-name="P36">The men in charge? All dead.</text:p>
      <text:p text:style-name="P36">The instigators fled in time.</text:p>
      <text:p text:style-name="P36"> </text:p>
      <text:p text:style-name="P36">The tools of power that maintained</text:p>
      <text:p text:style-name="P36">the whole thing</text:p>
      <text:p text:style-name="P36">with fireproof hand</text:p>
      <text:p text:style-name="P36">turned glaze and ashes.</text:p>
      <text:p text:style-name="P36"> </text:p>
      <text:p text:style-name="P36"><text:soft-page-break/>Everything that could burn turned to ash.</text:p>
      <text:p text:style-name="P36">And stones were vitrified</text:p>
      <text:p text:style-name="P36">down to a four-inch depth.</text:p>
      <text:p text:style-name="P36">In certain regions it went deeper:</text:p>
      <text:p text:style-name="P36">a moltenfoot or more</text:p>
      <text:p text:style-name="P36">of granite surface boiled.</text:p>
      <text:p text:style-name="P36">But no one had to look.</text:p>
      <text:p text:style-name="P36">All had whirled off earlier, round and round</text:p>
      <text:p text:style-name="P36">as floated ash.</text:p>
      <text:p text:style-name="P36"> </text:p>
      <text:p text:style-name="P36">What occurred inside the houses?</text:p>
      <text:p text:style-name="P36">Practically nothing.</text:p>
      <text:p text:style-name="P36">It went too rapidly to really happen.</text:p>
      <text:p text:style-name="P36"><text:soft-page-break/>Imagine an alarm clock on a nightstand</text:p>
      <text:p text:style-name="P36">set to measure out the time in seconds</text:p>
      <text:p text:style-name="P36">is caught off-guard by its own liquefaction</text:p>
      <text:p text:style-name="P36">and then boils up and whirls away as gas</text:p>
      <text:p text:style-name="P36">and all this in a millionth of a second.</text:p>
      <text:p text:style-name="P36">And she, asleep in bed and unaware,</text:p>
      <text:p text:style-name="P36">wakened seconds earlier by chilly air.</text:p>
      <text:p text:style-name="P36">Oh, spare us this, I hear you crying now.</text:p>
      <text:p text:style-name="P36"><text:soft-page-break/>penitential shades come cries for sombra</text:p>
      <text:p text:style-name="P36">like the folk who shouted sombra in Xinombra.</text:p>
      <text:p text:style-name="P36"> </text:p>
      <text:p text:style-name="P36"> </text:p>
      <text:p text:style-name="P36">We felt a pull out of our course</text:p>
      <text:p text:style-name="P36">and started to hope the conclusion</text:p>
      <text:p text:style-name="P36">was well on its way in the void.</text:p>
      <text:p text:style-name="P36"> </text:p>
      <text:p text:style-name="P36">For the old it was like a transfusion</text:p>
      <text:p text:style-name="P36">to feel the ship toss in her track.</text:p>
      <text:p text:style-name="P36">From all who had wearied of pain</text:p>
      <text:p text:style-name="P36">and now pined away for nirvana</text:p>
      <text:p text:style-name="P36"> </text:p>
      <text:p text:style-name="P36"><text:soft-page-break/>From all who had wearied of pain</text:p>
      <text:p text:style-name="P36">and now pined away for nirvana</text:p>
      <text:p text:style-name="P36">the cry came: she’s tossing, the beauty,</text:p>
      <text:p text:style-name="P36">she gave a bad toss in her track.</text:p>
      <text:p text:style-name="P36"> </text:p>
      <text:p text:style-name="P36">The unspoken hope turned explicit</text:p>
      <text:p text:style-name="P36">and no ridicule was exchanged</text:p>
      <text:p text:style-name="P36">when doctrines and world-wide religions</text:p>
      <text:p text:style-name="P36">convened in the halls, where they ranged</text:p>
      <text:p text:style-name="P36">their emblems and banners and crosses,</text:p>
      <text:p text:style-name="P36"><text:soft-page-break/>and prayer-slips and lotus-motifs.</text:p>
      <text:p text:style-name="P36">Her tosses came hard as she flew</text:p>
      <text:p text:style-name="P36">and hope was unbalanced by terror</text:p>
      <text:p text:style-name="P36">but lifted its banner anew.</text:p>
      <text:p text:style-name="P36"> </text:p>
      <text:p text:style-name="P36"> </text:p>
      <text:p text:style-name="P36">We entered something not unlike a fog-bank</text:p>
      <text:p text:style-name="P36">thickening with every day that passed,</text:p>
      <text:p text:style-name="P36">until on the fifth day it began incandescing</text:p>
      <text:p text:style-name="P36">Off the goldonder’s bow. Thick and fast?</text:p>
      <text:p text:style-name="P36"><text:soft-page-break/>thereafter came doings of great oddity:</text:p>
      <text:p text:style-name="P36">a rainbow-shimmering but cloudlike mantle</text:p>
      <text:p text:style-name="P36">wove around the ship fantastically.</text:p>
      <text:p text:style-name="P36">Its play of colors was beyond compare—</text:p>
      <text:p text:style-name="P36">a vast and unexampled show of fireworks</text:p>
      <text:p text:style-name="P36">dazed Aniara’s kingdom with its blinding glare.</text:p>
      <text:p text:style-name="P36"> </text:p>
      <text:p text:style-name="P36">This quasi-festival did not last long:</text:p>
      <text:p text:style-name="P36"><text:soft-page-break/>we met resistance of an unknown kind,</text:p>
      <text:p text:style-name="P36">and a typhoon of incandescent particles</text:p>
      <text:p text:style-name="P36">gave rise to deathly terror and to dread</text:p>
      <text:p text:style-name="P36">that seized at once upon the general mind.</text:p>
      <text:p text:style-name="P36"> </text:p>
      <text:p text:style-name="P36">We thought we must be foundering and dying.</text:p>
      <text:p text:style-name="P36">The many-thousand people occupying</text:p>
      <text:p text:style-name="P36">the full four-thousand rooms in the goldonder</text:p>
      <text:p text:style-name="P36"><text:soft-page-break/>thronged the passageways in utter panic.</text:p>
      <text:p text:style-name="P36">A good one hundred passengers from Gond</text:p>
      <text:p text:style-name="P36">were trampled down in the assembly halls</text:p>
      <text:p text:style-name="P36">and several thousand injured otherwise.</text:p>
      <text:p text:style-name="P36">Dislocated gravity,</text:p>
      <text:p text:style-name="P36">spreading all over, discharged chaos waves</text:p>
      <text:p text:style-name="P36">through our souls</text:p>
      <text:p text:style-name="P36">with thousands of vibrations, as in smash-ups</text:p>
      <text:p text:style-name="P36">on hard mountains, setting each heart quaking</text:p>
      <text:p text:style-name="P36"><text:soft-page-break/>in such dread that nothing on our journey</text:p>
      <text:p text:style-name="P36">matched the ghastly anguish that soon filled</text:p>
      <text:p text:style-name="P36">with howls of horror halls and passageways</text:p>
      <text:p text:style-name="P36">where the crush</text:p>
      <text:p text:style-name="P36">was murderous:</text:p>
      <text:p text:style-name="P36">a human mill,</text:p>
      <text:p text:style-name="P36">by human terror driven,</text:p>
      <text:p text:style-name="P36">in maddened maelstroms pulverized itself.</text:p>
      <text:p text:style-name="P36">Like a spiral drill, as driven by the Titans,</text:p>
      <text:p text:style-name="P36">the goldonder bored into a cosmic sand-cloud</text:p>
      <text:p text:style-name="P36"><text:soft-page-break/>which, blazing, blinding, burst into extinction</text:p>
      <text:p text:style-name="P36">against the shocked metals of the fuselage.</text:p>
      <text:p text:style-name="P36">And like a top spinning in fire, refulgent</text:p>
      <text:p text:style-name="P36">as from a nearby sun, our spacecraft ground</text:p>
      <text:p text:style-name="P36">in the thunderous uproar of the substance</text:p>
      <text:p text:style-name="P36">ever deeper into it.</text:p>
      <text:p text:style-name="P36"> </text:p>
      <text:p text:style-name="P36">And later</text:p>
      <text:p text:style-name="P36">as abruptly as it started</text:p>
      <text:p text:style-name="P36">it all was over, the goldonder dove</text:p>
      <text:p text:style-name="P36"><text:soft-page-break/>along the loxodrome</text:p>
      <text:p text:style-name="P36">to which in her fall she clove.</text:p>
      <text:p text:style-name="P36"> </text:p>
      <text:p text:style-name="P36">What could it have been? came the question.</text:p>
      <text:p text:style-name="P36">In spite of all our dead that’s what came first.</text:p>
      <text:p text:style-name="P36">It was in some strange way of greater weight</text:p>
      <text:p text:style-name="P36">in that fantastic world where dread pursued</text:p>
      <text:p text:style-name="P36">its now-familiar passage toward the Lyre.</text:p>
      <text:p text:style-name="P36">And in the middle of the dead and trampled</text:p>
      <text:p text:style-name="P36"><text:soft-page-break/>the High Command pronounced what it believed</text:p>
      <text:p text:style-name="P36">and what it looked upon as probable:</text:p>
      <text:p text:style-name="P36">a cloud of cosmic granules or of ice</text:p>
      <text:p text:style-name="P36">of some material, cosmic powder-firn</text:p>
      <text:p text:style-name="P36">floating for eons—an everlasting snow</text:p>
      <text:p text:style-name="P36">floating around for several billion years</text:p>
      <text:p text:style-name="P36">and searching for its mount</text:p>
      <text:p text:style-name="P36">to settle on,</text:p>
      <text:p text:style-name="P36">to settle on in peace.</text:p>
      <text:p text:style-name="P36"> </text:p>
      <text:p text:style-name="P36"><text:soft-page-break/>And the people were pleased with this communication</text:p>
      <text:p text:style-name="P36">and, bending down, they lifted up the dead</text:p>
      <text:p text:style-name="P36">whose souls had now a peaceful habitation,</text:p>
      <text:p text:style-name="P36">composed and cool as snow</text:p>
      <text:p text:style-name="P36">settled at last</text:p>
      <text:p text:style-name="P36">on spirit’s mount.</text:p>
      <text:p text:style-name="P36"> </text:p>
      <text:p text:style-name="P36">But many were the changes in the life</text:p>
      <text:p text:style-name="P36">we led in the world that had become our own.</text:p>
      <text:p text:style-name="P36">The hall of mirrors which for four years running</text:p>
      <text:p text:style-name="P36"><text:soft-page-break/>prolonged our illusion</text:p>
      <text:p text:style-name="P36">lay smashed and shattered</text:p>
      <text:p text:style-name="P36">and fragments in the hundred thousands covered</text:p>
      <text:p text:style-name="P36">in heaping drifts the floor that we had danced on.</text:p>
      <text:p text:style-name="P36">And among the jagged fragments, cut to pieces,</text:p>
      <text:p text:style-name="P36">lay many a beauty halted in the yurg</text:p>
      <text:p text:style-name="P36">the cloud had just been dancing with our ship.</text:p>
      <text:p text:style-name="P36">With trinkets high up on her thighs lay Heba;</text:p>
      <text:p text:style-name="P36">and Daisy, lovely still, as well as Yaal,</text:p>
      <text:p text:style-name="P36"><text:soft-page-break/>lay dead beside the badly hurt Chebeba.</text:p>
      <text:p text:style-name="P36"> </text:p>
      <text:p text:style-name="P36">All of this befell us in our twelfth year</text:p>
      <text:p text:style-name="P36">of travel, reckoning from Dorisvale.</text:p>
      <text:p text:style-name="P36"> </text:p>
      <text:p text:style-name="P36"> </text:p>
      <text:p text:style-name="P36">Once more we drifted in a workaday way</text:p>
      <text:p text:style-name="P36">and as before in Ghazilnut we lay,</text:p>
      <text:p text:style-name="P36">the name for that lobule of our galaxy</text:p>
      <text:p text:style-name="P36">in line with man’s star-terminology.</text:p>
      <text:p text:style-name="P36"><text:soft-page-break/>But this is not to say that Ghazilnut</text:p>
      <text:p text:style-name="P36">is bridgeable or recedes</text:p>
      <text:p text:style-name="P36">into a frame no larger than life needs;</text:p>
      <text:p text:style-name="P36">no, Ghazilnut signifies, the way things stand,</text:p>
      <text:p text:style-name="P36">a smaller lobule of four galactaves.</text:p>
      <text:p text:style-name="P36">A galactave is fifteen light-years wide.</text:p>
      <text:p text:style-name="P36">In astronautics they are wont to put</text:p>
      <text:p text:style-name="P36">the total area of the Milky Way</text:p>
      <text:p text:style-name="P36">at eight hundred thousand galactaves.</text:p>
      <text:p text:style-name="P36"><text:soft-page-break/>No, what good are measures in explaining this—</text:p>
      <text:p text:style-name="P36">Aniara swallowed up in the abyss.</text:p>
      <text:p text:style-name="P36">To show how Aniara’s swallowed in the void.</text:p>
      <text:p text:style-name="P36"> </text:p>
      <text:p text:style-name="P36">71   THE SPACE-HAND:</text:p>
      <text:p text:style-name="P36"> </text:p>
      <text:p text:style-name="P36">Each time I search my recollections well</text:p>
      <text:p text:style-name="P36">I think that I can trace back Nobia</text:p>
      <text:p text:style-name="P36">to Tlaloctitli</text:p>
      <text:p text:style-name="P36">a little ill-ville in the Doraima Highlands.</text:p>
      <text:p text:style-name="P36">It is a town that no one sees</text:p>
      <text:p text:style-name="P36"><text:soft-page-break/>with hospitals set deep inside the mountain.</text:p>
      <text:p text:style-name="P36">An old abandoned mine was given over</text:p>
      <text:p text:style-name="P36">some time past for putting up that town, which</text:p>
      <text:p text:style-name="P36">—after some essential propping-up</text:p>
      <text:p text:style-name="P36">and alteration of the mountain’s innards—</text:p>
      <text:p text:style-name="P36">was laid out at a depth</text:p>
      <text:p text:style-name="P36">of fifteen hundred feet from valley-level.</text:p>
      <text:p text:style-name="P36"> </text:p>
      <text:p text:style-name="P36">I travel more and more now</text:p>
      <text:p text:style-name="P36">in thought to that locale,</text:p>
      <text:p text:style-name="P36"><text:soft-page-break/>where from collection-boxes the Samaritans</text:p>
      <text:p text:style-name="P36">have bought up everything and settled in.</text:p>
      <text:p text:style-name="P36">They say it cost</text:p>
      <text:p text:style-name="P36">—I’ve heard the figure of three milliori dymas—</text:p>
      <text:p text:style-name="P36">—in Gondian coin five hundred thousand gondi—</text:p>
      <text:p text:style-name="P36">—in Rindian sound-coin five million rindi—</text:p>
      <text:p text:style-name="P36">Eleven years they begged alms for their town</text:p>
      <text:p text:style-name="P36">and then they built far down, for safety’s sake,</text:p>
      <text:p text:style-name="P36"><text:soft-page-break/>a mission-station in Doraima’s mountain.</text:p>
      <text:p text:style-name="P36"> </text:p>
      <text:p text:style-name="P36">When one has long resided among demons</text:p>
      <text:p text:style-name="P36">such goodness seems like an exotic land</text:p>
      <text:p text:style-name="P36">bearing the fruit by which it may be known</text:p>
      <text:p text:style-name="P36">and where the joy of simple things peals clear</text:p>
      <text:p text:style-name="P36">as a cuckoo in the valley of the heart.</text:p>
      <text:p text:style-name="P36"> </text:p>
      <text:p text:style-name="P36">72   THE SONG OF KARELIA</text:p>
      <text:p text:style-name="P36"> </text:p>
      <text:p text:style-name="P36"><text:soft-page-break/>Time passed and years went over to the frigid, bitter spaces.</text:p>
      <text:p text:style-name="P36">Life grew less and less time-bounded for the many as they sat there</text:p>
      <text:p text:style-name="P36">peering through the massive windows, waiting for a star to shake</text:p>
      <text:p text:style-name="P36">loose</text:p>
      <text:p text:style-name="P36">from the others, heading this way, always narrowing the distance.</text:p>
      <text:p text:style-name="P36">Growing up, the children played upon the tundras of the interned,</text:p>
      <text:p text:style-name="P36"><text:soft-page-break/>on the worn floors of the ballrooms pitted more and more and</text:p>
      <text:p text:style-name="P36">rougher.</text:p>
      <text:p text:style-name="P36">Changing times bring changing manners. Yurghing had been long</text:p>
      <text:p text:style-name="P36">forgotten and the dance-besotted Daisy slept forever in her helix</text:p>
      <text:p text:style-name="P36">in the vault where none but adepts of the dance were laid to slumber.</text:p>
      <text:p text:style-name="P36">But I myself sat still and thought of glorious Karelia,</text:p>
      <text:p text:style-name="P36">where I had my life once, where I kept for some men’s lifetime,</text:p>
      <text:p text:style-name="P36"><text:soft-page-break/>stayed for more than thirty winters and for nine-and-twenty</text:p>
      <text:p text:style-name="P36">summers</text:p>
      <text:p text:style-name="P36">till once more I came to hazard other countries, other fortunes on</text:p>
      <text:p text:style-name="P36">torpid transmigration.</text:p>
      <text:p text:style-name="P36"> </text:p>
      <text:p text:style-name="P36">The recollection comes in flashes. Nothing blocks it in these spaces,</text:p>
      <text:p text:style-name="P36">beams of every age converge here, and I glean from sundry nations</text:p>
      <text:p text:style-name="P36">fragments from long migration.</text:p>
      <text:p text:style-name="P36"> </text:p>
      <text:p text:style-name="P36"><text:soft-page-break/>Fairest far among fair glimpses comes the vision of Karelia,</text:p>
      <text:p text:style-name="P36">like a lake agleam through branches, like a lustrous lake in summer</text:p>
      <text:p text:style-name="P36">in the June-illumined season when no sooner evening darkens</text:p>
      <text:p text:style-name="P36">than the cuckoo fluting clear sends the tender Aino summons,</text:p>
      <text:p text:style-name="P36">bids her take her misty mantle, rise above the June-eve waters,</text:p>
      <text:p text:style-name="P36">hasten toward the risen vapors, the cuckoo in his capers</text:p>
      <text:p text:style-name="P36">in the rustlings of Karelia.</text:p>
      <text:p text:style-name="P36"> </text:p>
      <text:p text:style-name="P36">How, alas, can one take counsel,</text:p>
      <text:p text:style-name="P36"><text:soft-page-break/>counsel wise from bygone ages</text:p>
      <text:p text:style-name="P36">whose commandments have no force now</text:p>
      <text:p text:style-name="P36">and whose fields time set afire.</text:p>
      <text:p text:style-name="P36"> </text:p>
      <text:p text:style-name="P36">Sit down here in Mina’s chambers.</text:p>
      <text:p text:style-name="P36">Mindful that we were alive once</text:p>
      <text:p text:style-name="P36">in another life, receiving</text:p>
      <text:p text:style-name="P36">Wisdom from the simple breadloaf.</text:p>
      <text:p text:style-name="P36"> </text:p>
      <text:p text:style-name="P36">Sit down here, Where is my mother?</text:p>
      <text:p text:style-name="P36">Sit down here. Where is my darling?</text:p>
      <text:p text:style-name="P36">In a better world than this one.</text:p>
      <text:p text:style-name="P36">Was the knife I used the reason</text:p>
      <text:p text:style-name="P36"><text:soft-page-break/>that I do not win my dearest?</text:p>
      <text:p text:style-name="P36"> </text:p>
      <text:p text:style-name="P36">Plunged it in my guardian’s bosom</text:p>
      <text:p text:style-name="P36">when he swaggered from the sauna</text:p>
      <text:p text:style-name="P36">took my love’s breast in his fingers …</text:p>
      <text:p text:style-name="P36">Where on earth? Oh yes, I have it.</text:p>
      <text:p text:style-name="P36">There’s the meadow, there’s the forest</text:p>
      <text:p text:style-name="P36">in Karelia of the rune-songs.</text:p>
      <text:p text:style-name="P36">I sit here beside these others</text:p>
      <text:p text:style-name="P36">talking big about their own worlds.</text:p>
      <text:p text:style-name="P36">How they thrived there, how they lived life</text:p>
      <text:p text:style-name="P36">lushly on their Star Majestic.</text:p>
      <text:p text:style-name="P36"><text:soft-page-break/> </text:p>
      <text:p text:style-name="P36">But ninety centuries past, one evening</text:p>
      <text:p text:style-name="P36">I sat silent in the fallow</text:p>
      <text:p text:style-name="P36">with my love, before it happened</text:p>
      <text:p text:style-name="P36">and the Chief Judge sent me outlawed</text:p>
      <text:p text:style-name="P36">from Karelia of the fallows.</text:p>
      <text:p text:style-name="P36"> </text:p>
      <text:p text:style-name="P36">Good that sometimes we forget things.</text:p>
      <text:p text:style-name="P36">Good that only for brief moments</text:p>
      <text:p text:style-name="P36">are we served up with our memories.</text:p>
      <text:p text:style-name="P36"> </text:p>
      <text:p text:style-name="P36">Good not always to be mindful</text:p>
      <text:p text:style-name="P36"><text:soft-page-break/>of our torpid transmigration.</text:p>
      <text:p text:style-name="P36"> </text:p>
      <text:p text:style-name="P36">Best to look while saying nothing.</text:p>
      <text:p text:style-name="P36">Gods may have their watchmen sitting</text:p>
      <text:p text:style-name="P36">here and listening. What do we know?</text:p>
      <text:p text:style-name="P36">If I’m quiet, if I suffer,</text:p>
      <text:p text:style-name="P36">if I feel remorse in silence,</text:p>
      <text:p text:style-name="P36">maybe then I shall one evening</text:p>
      <text:p text:style-name="P36">see the finish of my memories,</text:p>
      <text:p text:style-name="P36">finish out my transmigration</text:p>
      <text:p text:style-name="P36">and, scrubbed clean and marked as worthy</text:p>
      <text:p text:style-name="P36">of the lovely Star Majestic,</text:p>
      <text:p text:style-name="P36">settle deep the way a bird would</text:p>
      <text:p text:style-name="P36"><text:soft-page-break/>in Karelia of the fallows.</text:p>
      <text:p text:style-name="P36"/>
      <text:p text:style-name="P36">73   LIBIDELLA (Secret Dirge)</text:p>
      <text:p text:style-name="P36"> </text:p>
      <text:p text:style-name="P36">Does my dog nose where your nightwood grows</text:p>
      <text:p text:style-name="P36">Libidella?</text:p>
      <text:p text:style-name="P36">Does my little sly cat pretend to doze</text:p>
      <text:p text:style-name="P36">my purring Libidella?</text:p>
      <text:p text:style-name="P36"> </text:p>
      <text:p text:style-name="P36">Is my ear whispering its own soft calls</text:p>
      <text:p text:style-name="P36">Libidella?</text:p>
      <text:p text:style-name="P36">Do I have a home in another man’s walls</text:p>
      <text:p text:style-name="P36"><text:soft-page-break/>listening Libidella?</text:p>
      <text:p text:style-name="P36"> </text:p>
      <text:p text:style-name="P36">Lib i della</text:p>
      <text:p text:style-name="P36">pass me your Isthmus vase.</text:p>
      <text:p text:style-name="P36">Now let stella</text:p>
      <text:p text:style-name="P36">kindle her alpha-blaze.</text:p>
      <text:p text:style-name="P36">In Alpha Centauri’s puzzle</text:p>
      <text:p text:style-name="P36">we’ll shed hot tears and nuzzle,</text:p>
      <text:p text:style-name="P36"> </text:p>
      <text:p text:style-name="P36">O nuda you</text:p>
      <text:p text:style-name="P36">pitch nudie woo</text:p>
      <text:p text:style-name="P36">in a moonwood of lutes for two.</text:p>
      <text:p text:style-name="P36"> </text:p>
      <text:p text:style-name="P36">Libidella</text:p>
      <text:p text:style-name="P36">let’s head for the Dog Star’s rays.</text:p>
      <text:p text:style-name="P36"><text:soft-page-break/>Let it swell a-</text:p>
      <text:p text:style-name="P36">gain, dear, your Isthmus vase.</text:p>
      <text:p text:style-name="P36">The merry old widow is slinking</text:p>
      <text:p text:style-name="P36">and setting the others to thinking.</text:p>
      <text:p text:style-name="P36">O nuda you</text:p>
      <text:p text:style-name="P36">pitch nudie woo</text:p>
      <text:p text:style-name="P36">in a moonwood of lutes for two.</text:p>
      <text:p text:style-name="P36"> </text:p>
      <text:p text:style-name="P36">Libidella</text:p>
      <text:p text:style-name="P36">naked in nudinell</text:p>
      <text:p text:style-name="P36">raise to Stella</text:p>
      <text:p text:style-name="P36">moonwhite your nudibell.</text:p>
      <text:p text:style-name="P36">In Alpha Centauri’s beaming</text:p>
      <text:p text:style-name="P36">we’ll toast with teardrops streaming.</text:p>
      <text:p text:style-name="P36"><text:soft-page-break/>O nuda you</text:p>
      <text:p text:style-name="P36">pitch nudie woo</text:p>
      <text:p text:style-name="P36">in a moonwood of lutes for two.</text:p>
      <text:p text:style-name="P36"> </text:p>
      <text:p text:style-name="P36"> </text:p>
      <text:p text:style-name="P36">In spaces all too clear stares the horror</text:p>
      <text:p text:style-name="P36">and, thinking nothing, sees into it all.</text:p>
      <text:p text:style-name="P36">Gratuitous, this space-death glassy-clear.</text:p>
      <text:p text:style-name="P36">Gratuitous. the emptiness enabling</text:p>
      <text:p text:style-name="P36">the pellucidity of the absurd.</text:p>
      <text:p text:style-name="P36"> </text:p>
      <text:p text:style-name="P36">Gratuitous, the horror star-like blinking.</text:p>
      <text:p text:style-name="P36"><text:soft-page-break/>My friend. you know too much for having done no thinking.</text:p>
      <text:p text:style-name="P36"> </text:p>
      <text:p text:style-name="P36">You slept, and by the boundless clarity</text:p>
      <text:p text:style-name="P36">of cosmic seas your daydreams all were razed</text:p>
      <text:p text:style-name="P36">and like a sun the light of horror blazed.</text:p>
      <text:p text:style-name="P36"> </text:p>
      <text:p text:style-name="P36"> </text:p>
      <text:p text:style-name="P36">A prize is promised of ten million gondi</text:p>
      <text:p text:style-name="P36">—a sum to make the competition bold—</text:p>
      <text:p text:style-name="P36"><text:soft-page-break/>to anybody who can rotate our goldonder</text:p>
      <text:p text:style-name="P36">and aim her nose-cone straight for Doriswold.</text:p>
      <text:p text:style-name="P36"> </text:p>
      <text:p text:style-name="P36">But now the years have passed, the contest now</text:p>
      <text:p text:style-name="P36">involves the Comfortress in Mima’s hold.</text:p>
      <text:p text:style-name="P36"> </text:p>
      <text:p text:style-name="P36">Who’ll penetrate the mima’s mysteries?</text:p>
      <text:p text:style-name="P36">Who’ll give the fairy back her fairy-wand?</text:p>
      <text:p text:style-name="P36">That is our cry in the oceans of beyond.</text:p>
      <text:p text:style-name="P36"><text:soft-page-break/> </text:p>
      <text:p text:style-name="P36"> </text:p>
      <text:p text:style-name="P36">My calculations on my lap, I sit</text:p>
      <text:p text:style-name="P36">in silence, while the space historian lectures</text:p>
      <text:p text:style-name="P36">about the pioneers in these sea-regions</text:p>
      <text:p text:style-name="P36">which, conquered now, were once the grave of legions.</text:p>
      <text:p text:style-name="P36"> </text:p>
      <text:p text:style-name="P36">In olden times the lift was steeper. (Witness Icarus.)</text:p>
      <text:p text:style-name="P36">Yes, there actually were people who believed</text:p>
      <text:p text:style-name="P36">that we, with proper purchase, could be shot</text:p>
      <text:p text:style-name="P36"><text:soft-page-break/>from rocket-rig rotundas and still clear</text:p>
      <text:p text:style-name="P36">the curving-vectors and the flexure fields.</text:p>
      <text:p text:style-name="P36">When that naive idea came to naught</text:p>
      <text:p text:style-name="P36">—and many victims did it cost the nations (witness Thanatos)—</text:p>
      <text:p text:style-name="P36">came Period Two, the so-called Age of Heaven Ladders,</text:p>
      <text:p text:style-name="P36">when by a series of ascension-boosts</text:p>
      <text:p text:style-name="P36">their vessels throbbed ahead beyond the fields</text:p>
      <text:p text:style-name="P36">—a quite good method in and of itself,</text:p>
      <text:p text:style-name="P36"><text:soft-page-break/>but cost-inefficient and not without its risks.</text:p>
      <text:p text:style-name="P36">The curve of mishaps as we here observe</text:p>
      <text:p text:style-name="P36">speaks for itself as to the way things stood</text:p>
      <text:p text:style-name="P36">back when space was still a maidenhood.</text:p>
      <text:p text:style-name="P36"> </text:p>
      <text:p text:style-name="P36">Gauged against the curve of present times</text:p>
      <text:p text:style-name="P36">and gauged against our numbers’ new sum total,</text:p>
      <text:p text:style-name="P36">the curve of former times looks far less good.</text:p>
      <text:p text:style-name="P36"><text:soft-page-break/>In fact, we’re right to say that it was brutal.”</text:p>
      <text:p text:style-name="P36"> </text:p>
      <text:p text:style-name="P36"> </text:p>
      <text:p text:style-name="P36">At the telescope we shrink to see</text:p>
      <text:p text:style-name="P36">a coal-black sun extinguished namelessly,</text:p>
      <text:p text:style-name="P36">a black-draped sun in cosmic burial ground,</text:p>
      <text:p text:style-name="P36">both blackened corpse and solar funeral mound</text:p>
      <text:p text:style-name="P36">that first in firestorms blazed along time’s Cape</text:p>
      <text:p text:style-name="P36">and shot flames where the jaws of darkness gape</text:p>
      <text:p text:style-name="P36"><text:soft-page-break/>till in good time and by entropic law</text:p>
      <text:p text:style-name="P36">sucked down whole in the photophage’s maw,</text:p>
      <text:p text:style-name="P36">which left no more than slag and scale to mark</text:p>
      <text:p text:style-name="P36">its grave in barren valleys of the dark.</text:p>
      <text:p text:style-name="P36">One of the many thousand dark-hued mounds</text:p>
      <text:p text:style-name="P36">that no one sees, but in their darkness stand</text:p>
      <text:p text:style-name="P36">an endless night in cosmic burial grounds.</text:p>
      <text:p text:style-name="P36"> </text:p>
      <text:p text:style-name="P36"><text:soft-page-break/>It reflects no light, but rather strikes the eye</text:p>
      <text:p text:style-name="P36">as an eclipsing of a group of stars</text:p>
      <text:p text:style-name="P36">which no more than a month ago were seen</text:p>
      <text:p text:style-name="P36">exactly where the sun of darkness now</text:p>
      <text:p text:style-name="P36">appears as sharp-edged as a coal-black coin.</text:p>
      <text:p text:style-name="P36">Now in coal-dark majesty it plants</text:p>
      <text:p text:style-name="P36">its rounded profile on the gas-bright nebula.</text:p>
      <text:p text:style-name="P36">It is a dark and globe-round giant mountain</text:p>
      <text:p text:style-name="P36">deep in whose dismal cave the genie of the lamp</text:p>
      <text:p text:style-name="P36"><text:soft-page-break/>died very long ago in the dark’s embrace</text:p>
      <text:p text:style-name="P36">and, hemmed in by the coal-black slag, is frozen</text:p>
      <text:p text:style-name="P36">nameless in light’s grave and without trace.</text:p>
      <text:p text:style-name="P36"> </text:p>
      <text:p text:style-name="P36"> </text:p>
      <text:p text:style-name="P36">Our Chief Engineer</text:p>
      <text:p text:style-name="P36">a man from Upper Gond</text:p>
      <text:p text:style-name="P36">a brilliant expert on the yessertubes</text:p>
      <text:p text:style-name="P36">departed this life</text:p>
      <text:p text:style-name="P36">on fifteen November which was Wednesday.</text:p>
      <text:p text:style-name="P36"> </text:p>
      <text:p text:style-name="P36"><text:soft-page-break/>In recognition of his years of service</text:p>
      <text:p text:style-name="P36">and major contributions to goldondery</text:p>
      <text:p text:style-name="P36">his wish was granted to be laid to rest</text:p>
      <text:p text:style-name="P36">within a rescue-module</text:p>
      <text:p text:style-name="P36">then to be shot out</text:p>
      <text:p text:style-name="P36">on course for Rigel.</text:p>
      <text:p text:style-name="P36"> </text:p>
      <text:p text:style-name="P36">A numerous throng accompanied him</text:p>
      <text:p text:style-name="P36">to the exit room</text:p>
      <text:p text:style-name="P36">with the rescue-capsule on the catafalque</text:p>
      <text:p text:style-name="P36">and the people singing in farewell</text:p>
      <text:p text:style-name="P36"><text:soft-page-break/>“Broad the Breast and Far the Harbor.”</text:p>
      <text:p text:style-name="P36"> </text:p>
      <text:p text:style-name="P36">And then they all withdrew;</text:p>
      <text:p text:style-name="P36">the exit room was closed.</text:p>
      <text:p text:style-name="P36"> </text:p>
      <text:p text:style-name="P36">One only heard the rumbling</text:p>
      <text:p text:style-name="P36">from the units.</text:p>
      <text:p text:style-name="P36">The death-capsule was channeled through</text:p>
      <text:p text:style-name="P36">to its light-year grave.</text:p>
      <text:p text:style-name="P36"> </text:p>
      <text:p text:style-name="P36"> </text:p>
      <text:p text:style-name="P36">We came from Earth, from Dorisland,</text:p>
      <text:p text:style-name="P36">the jewel in our solar system,</text:p>
      <text:p text:style-name="P36"><text:soft-page-break/>the only orb where Life obtained</text:p>
      <text:p text:style-name="P36">a land of milk and honey.</text:p>
      <text:p text:style-name="P36">Describe the landscapes we found there,</text:p>
      <text:p text:style-name="P36">the days their dawns could breed.</text:p>
      <text:p text:style-name="P36">Describe the creature fine and fair</text:p>
      <text:p text:style-name="P36">who sewed the shrouds for his own seed</text:p>
      <text:p text:style-name="P36">till God and Satan hand in hand</text:p>
      <text:p text:style-name="P36">through a deranged and poisoned land</text:p>
      <text:p text:style-name="P36">took flight uphill and down</text:p>
      <text:p text:style-name="P36">from man: a king with ashen crown,</text:p>
      <text:p text:style-name="P36"> </text:p>
      <text:p text:style-name="P36"> </text:p>
      <text:p text:style-name="P36"><text:soft-page-break/>In the midst of the blazing sun</text:p>
      <text:p text:style-name="P36">there is a pupil, a core</text:p>
      <text:p text:style-name="P36">that with its curious whirling</text:p>
      <text:p text:style-name="P36">makes it the star of love.</text:p>
      <text:p text:style-name="P36">Whenever it looks upon Earth</text:p>
      <text:p text:style-name="P36">a meadow arises and flowers</text:p>
      <text:p text:style-name="P36">day after day, sending seed</text:p>
      <text:p text:style-name="P36">gaily through glad summer hours.</text:p>
      <text:p text:style-name="P36"> </text:p>
      <text:p text:style-name="P36">The flowers hoist from the ground</text:p>
      <text:p text:style-name="P36">their bunting that lives and stirs.</text:p>
      <text:p text:style-name="P36">Butterflies dance there with yellow</text:p>
      <text:p text:style-name="P36">veils round the thistle burrs.</text:p>
      <text:p text:style-name="P36">Bumblebees hum in the grass</text:p>
      <text:p text:style-name="P36"><text:soft-page-break/>that the shade of the blades cross-hatches.</text:p>
      <text:p text:style-name="P36">Coolly the summer wind plays</text:p>
      <text:p text:style-name="P36">in quivering poppy patches.</text:p>
      <text:p text:style-name="P36"> </text:p>
      <text:p text:style-name="P36">Gladness is fleeting—a moment’s</text:p>
      <text:p text:style-name="P36">windfall of fair-weather luck.</text:p>
      <text:p text:style-name="P36">Far from all folly and ruck</text:p>
      <text:p text:style-name="P36">shines in the summery wood</text:p>
      <text:p text:style-name="P36">the summer-star of love,</text:p>
      <text:p text:style-name="P36">the flower of midsummer seasons.</text:p>
      <text:p text:style-name="P36">What could have offered more reasons</text:p>
      <text:p text:style-name="P36">for us to be happy and good?</text:p>
      <text:p text:style-name="P36"> </text:p>
      <text:p text:style-name="P36"> </text:p>
      <text:p text:style-name="P36"><text:soft-page-break/>The dark in our minds neared its worst</text:p>
      <text:p text:style-name="P36">after nineteen years in space.</text:p>
      <text:p text:style-name="P36">I sat with my pencil, immersed</text:p>
      <text:p text:style-name="P36">in goptistics regarding the trace</text:p>
      <text:p text:style-name="P36">of increased radiation from Lyre</text:p>
      <text:p text:style-name="P36">suggesting one thing or another.</text:p>
      <text:p text:style-name="P36"> </text:p>
      <text:p text:style-name="P36">So we sat in the twentieth spring</text:p>
      <text:p text:style-name="P36">and studied the Lyre-star’s blaze</text:p>
      <text:p text:style-name="P36">and Isagel read through a string</text:p>
      <text:p text:style-name="P36">of beta and gamma rays.</text:p>
      <text:p text:style-name="P36"> </text:p>
      <text:p text:style-name="P36">And ironical winds of the soul</text:p>
      <text:p text:style-name="P36"><text:soft-page-break/>alternating with cold gusting fears</text:p>
      <text:p text:style-name="P36">accompanied Isagel’s breath</text:p>
      <text:p text:style-name="P36">in the ebb and flow of her tears.</text:p>
      <text:p text:style-name="P36"> </text:p>
      <text:p text:style-name="P36">And all the romantic heart-achings</text:p>
      <text:p text:style-name="P36">once mocked for their tears beyond measure</text:p>
      <text:p text:style-name="P36">now counted as sober essentials</text:p>
      <text:p text:style-name="P36">in darkness so distant from pleasure.</text:p>
      <text:p text:style-name="P36"> </text:p>
      <text:p text:style-name="P36">Clasping my heroine to me,</text:p>
      <text:p text:style-name="P36">I could taste her warm tears as they poured.</text:p>
      <text:p text:style-name="P36"><text:soft-page-break/>And she was the warmth of the living</text:p>
      <text:p text:style-name="P36">that still kept me company on board.</text:p>
      <text:p text:style-name="P36">And out toward the luminous Lyre</text:p>
      <text:p text:style-name="P36">drove the ship with its hull full of scars,</text:p>
      <text:p text:style-name="P36">mementos of those scalding meteors</text:p>
      <text:p text:style-name="P36">we had met in the suite of the stars.</text:p>
      <text:p text:style-name="P36"> </text:p>
      <text:p text:style-name="P36">And Isagel wished nothing sung.</text:p>
      <text:p text:style-name="P36">But I was insistent upon</text:p>
      <text:p text:style-name="P36">addressing my hardening tongue</text:p>
      <text:p text:style-name="P36">to asbestos and silicon.</text:p>
      <text:p text:style-name="P36"><text:soft-page-break/> </text:p>
      <text:p text:style-name="P36">A song out of statical science</text:p>
      <text:p text:style-name="P36">I sang my disconsolate bride,</text:p>
      <text:p text:style-name="P36">sang of man’s honor set at defiance</text:p>
      <text:p text:style-name="P36">and irreparable deicide.</text:p>
      <text:p text:style-name="P36"> </text:p>
      <text:p text:style-name="P36">And Isagel ended her weeping</text:p>
      <text:p text:style-name="P36">—though perhaps there are other things worse.</text:p>
      <text:p text:style-name="P36">In the twentieth year this befell us</text:p>
      <text:p text:style-name="P36">on a journey that had our hearts’ curse.</text:p>
      <text:p text:style-name="P36"> </text:p>
      <text:p text:style-name="P36"> </text:p>
      <text:p text:style-name="P36"><text:soft-page-break/>An event you might well call outré</text:p>
      <text:p text:style-name="P36">has been heralded and much féted</text:p>
      <text:p text:style-name="P36">in space upon this day.</text:p>
      <text:p text:style-name="P36">The High Command had us dress up</text:p>
      <text:p text:style-name="P36">in our very finest clothing</text:p>
      <text:p text:style-name="P36">to féte the Cosmic Way.</text:p>
      <text:p text:style-name="P36"> </text:p>
      <text:p text:style-name="P36">We used a hundred staircases.</text:p>
      <text:p text:style-name="P36">All four thousand rooms,</text:p>
      <text:p text:style-name="P36">two hundred thirty meeting-halls,</text:p>
      <text:p text:style-name="P36">they emptied right away.</text:p>
      <text:p text:style-name="P36"> </text:p>
      <text:p text:style-name="P36">In the massive central mall</text:p>
      <text:p text:style-name="P36"><text:soft-page-break/>that holds a good ten thousand</text:p>
      <text:p text:style-name="P36">(called the Light- Year Hall)</text:p>
      <text:p text:style-name="P36">we met up, you and I.</text:p>
      <text:p text:style-name="P36"> </text:p>
      <text:p text:style-name="P36">Then only did we notice</text:p>
      <text:p text:style-name="P36">how hard the years had been</text:p>
      <text:p text:style-name="P36">on all both low and high,</text:p>
      <text:p text:style-name="P36">when under chandelier-lights</text:p>
      <text:p text:style-name="P36">we were placed in that sea of people</text:p>
      <text:p text:style-name="P36">that are all called “you and l.”</text:p>
      <text:p text:style-name="P36"> </text:p>
      <text:p text:style-name="P36">It was as if all the souls</text:p>
      <text:p text:style-name="P36">had come up from the Earth</text:p>
      <text:p text:style-name="P36">and gathered today on high.</text:p>
      <text:p text:style-name="P36"> </text:p>
      <text:p text:style-name="P36"><text:soft-page-break/> </text:p>
      <text:p text:style-name="P36">And the songs of angel choirs</text:p>
      <text:p text:style-name="P36">and speeches of goldondiers</text:p>
      <text:p text:style-name="P36">one after the other sped by.</text:p>
      <text:p text:style-name="P36"> </text:p>
      <text:p text:style-name="P36">The Chief Goldondier gave a lecture</text:p>
      <text:p text:style-name="P36">on the moment’s great import,</text:p>
      <text:p text:style-name="P36">on this great holiday.</text:p>
      <text:p text:style-name="P36">How tremendous outer space is,</text:p>
      <text:p text:style-name="P36">how huge its mystery,</text:p>
      <text:p text:style-name="P36">how small a part I play.</text:p>
      <text:p text:style-name="P36"> </text:p>
      <text:p text:style-name="P36">And you heard the chorus swelling</text:p>
      <text:p text:style-name="P36">in the Light-year Hall’s abyss</text:p>
      <text:p text:style-name="P36"><text:soft-page-break/>and the crowd of people thrilling</text:p>
      <text:p text:style-name="P36">at the infinite precipice.</text:p>
      <text:p text:style-name="P36"> </text:p>
      <text:p text:style-name="P36">And many thousands were weeping</text:p>
      <text:p text:style-name="P36">and several hundreds said:</text:p>
      <text:p text:style-name="P36">This truly is Fate’s way:</text:p>
      <text:p text:style-name="P36"> </text:p>
      <text:p text:style-name="P36">Goldonder Aniara</text:p>
      <text:p text:style-name="P36">has carried on its journey</text:p>
      <text:p text:style-name="P36">for twenty years today.</text:p>
      <text:p text:style-name="P36">And many stood unspeaking.</text:p>
      <text:p text:style-name="P36">But suddenly someone said</text:p>
      <text:p text:style-name="P36">a light-year is a grave.</text:p>
      <text:p text:style-name="P36"> </text:p>
      <text:p text:style-name="P36">Those twenty years of journey</text:p>
      <text:p text:style-name="P36">are sixteen hours of light-path</text:p>
      <text:p text:style-name="P36"><text:soft-page-break/>on the sea of the light-year grave.</text:p>
      <text:p text:style-name="P36">Then none of us were laughing.</text:p>
      <text:p text:style-name="P36"> </text:p>
      <text:p text:style-name="P36">Near all of us were weeping.</text:p>
      <text:p text:style-name="P36">A light year is a grave.</text:p>
      <text:p text:style-name="P36"> </text:p>
      <text:p text:style-name="P36">The Goldondier-in-Chief made a flourish</text:p>
      <text:p text:style-name="P36">at all of us with his stave.</text:p>
      <text:p text:style-name="P36">And we climbed up the hundred staircases,</text:p>
      <text:p text:style-name="P36">ending our conclave.</text:p>
      <text:p text:style-name="P36">And everyone walked in silence.</text:p>
      <text:p text:style-name="P36">A light-year is a grave.</text:p>
      <text:p text:style-name="P36"> </text:p>
      <text:p text:style-name="P36"><text:soft-page-break/>83   THE SONG OF EROSION</text:p>
      <text:p text:style-name="P36"> </text:p>
      <text:p text:style-name="P36">The legions of atoms that overlav Nineveh’s blocks</text:p>
      <text:p text:style-name="P36">decamped in the end and departed the seats of the great.</text:p>
      <text:p text:style-name="P36">The moldering shows in each stone as its fissures and pocks.</text:p>
      <text:p text:style-name="P36">Off march the moldered lions and priests in high state.</text:p>
      <text:p text:style-name="P36"> </text:p>
      <text:p text:style-name="P36">O pitted stones hold them back, let them not disappear</text:p>
      <text:p text:style-name="P36">See how time has been lapping and lapping the lion’s fine mane</text:p>
      <text:p text:style-name="P36"><text:soft-page-break/>as the manhood that once lapped at woman in ancient Assyr</text:p>
      <text:p text:style-name="P36">as the tower of Han was dissolved by the spittle of rain.</text:p>
      <text:p text:style-name="P36"> </text:p>
      <text:p text:style-name="P36">To their unending sins of erosion the seasons have plodded,</text:p>
      <text:p text:style-name="P36">for its orgies at graveside corruption is joined by the rose.</text:p>
      <text:p text:style-name="P36">With their covetous tongues the degenerate grasses have prodded.</text:p>
      <text:p text:style-name="P36">The lupus of caverns has altered the stony wolf-nose.</text:p>
      <text:p text:style-name="P36"> </text:p>
      <text:p text:style-name="P36">As the stones are eroded, so men sink their teeth into right.</text:p>
      <text:p text:style-name="P36"><text:soft-page-break/>Each hypocrite well knows the clandestine smell of decay.</text:p>
      <text:p text:style-name="P36">The things insight permeates all are revealed in its light</text:p>
      <text:p text:style-name="P36">as hollows burnt dry in the lava from ruin’s great bay.</text:p>
      <text:p text:style-name="P36"> </text:p>
      <text:p text:style-name="P36">Listen to the shattered trombones. Here a splintering Zither</text:p>
      <text:p text:style-name="P36">plays songs of the sphinx in the sand-barrens, leprosy-chewed,</text:p>
      <text:p text:style-name="P36">to solace the nations who witnessed their decencies wither</text:p>
      <text:p text:style-name="P36">like stones at the teeth of the ages, gnawing and lewd.</text:p>
      <text:p text:style-name="P36"><text:soft-page-break/> </text:p>
      <text:p text:style-name="P36"> </text:p>
      <text:p text:style-name="P36">The Chief Astronomer shows us the image</text:p>
      <text:p text:style-name="P36">of a galaxy that lies out very far.</text:p>
      <text:p text:style-name="P36">And many people sink down to their knees</text:p>
      <text:p text:style-name="P36">and start to pray: Lord, closer, here we are!</text:p>
      <text:p text:style-name="P36">They’re members of the galactave religion.</text:p>
      <text:p text:style-name="P36">And when I see them praying I recall</text:p>
      <text:p text:style-name="P36">how Sister Nobia had once described</text:p>
      <text:p text:style-name="P36"><text:soft-page-break/>the massive tableland of Doraima</text:p>
      <text:p text:style-name="P36">where the neighbor-galaxy in Andromeda</text:p>
      <text:p text:style-name="P36">on cloudless nights ingeniously enlarged</text:p>
      <text:p text:style-name="P36">—so as to be seen from rooftops in eight cities—</text:p>
      <text:p text:style-name="P36">seemed gleaming out from miles-wide giant mirrors,</text:p>
      <text:p text:style-name="P36">like a goldfish for the folk of Doraima.</text:p>
      <text:p text:style-name="P36"> </text:p>
      <text:p text:style-name="P36"> </text:p>
      <text:p text:style-name="P36">The galaxy swings around</text:p>
      <text:p text:style-name="P36">like a wheel of lighted smoke,</text:p>
      <text:p text:style-name="P36">and the smoke is made of stars.</text:p>
      <text:p text:style-name="P36"><text:soft-page-break/>It is sunsmoke.</text:p>
      <text:p text:style-name="P36">For lack of other words we call it sunsmoke,</text:p>
      <text:p text:style-name="P36">do you see.</text:p>
      <text:p text:style-name="P36">I don’t feel languages are equal</text:p>
      <text:p text:style-name="P36">to what that vision comprehends.</text:p>
      <text:p text:style-name="P36"> </text:p>
      <text:p text:style-name="P36">The richest of the languages we know,</text:p>
      <text:p text:style-name="P36">Xinombric, has three million words,</text:p>
      <text:p text:style-name="P36">but then the galaxy you’re gazing into now</text:p>
      <text:p text:style-name="P36">has more than ninety billion suns,</text:p>
      <text:p text:style-name="P36">Has there ever been a brain that mastered all the words</text:p>
      <text:p text:style-name="P36">in the Xinombric language?</text:p>
      <text:p text:style-name="P36"><text:soft-page-break/>Not a one.</text:p>
      <text:p text:style-name="P36">Now you see.</text:p>
      <text:p text:style-name="P36">And do not see.</text:p>
      <text:p text:style-name="P36"> </text:p>
      <text:p text:style-name="P36">86     SONG FROM GOND</text:p>
      <text:p text:style-name="P36"> </text:p>
      <text:p text:style-name="P36">A god of the roses draws nigh,</text:p>
      <text:p text:style-name="P36">for nigh are the days of the roses.</text:p>
      <text:p text:style-name="P36">And the goddess of lilies is here.</text:p>
      <text:p text:style-name="P36">What joy when the eye of man closes.</text:p>
      <text:p text:style-name="P36"> </text:p>
      <text:p text:style-name="P36">See, curious fairies pass by,</text:p>
      <text:p text:style-name="P36">in caskets the tints are a-making.</text:p>
      <text:p text:style-name="P36">The violet god wishes dye.</text:p>
      <text:p text:style-name="P36"><text:soft-page-break/>The days of the violets are breaking.</text:p>
      <text:p text:style-name="P36"> </text:p>
      <text:p text:style-name="P36">We droop in the deities’ bowers,</text:p>
      <text:p text:style-name="P36">turn humus and Pistil and ray.</text:p>
      <text:p text:style-name="P36">And the gods are soon tinting the flowers</text:p>
      <text:p text:style-name="P36">by dint of our bodies’ decay.</text:p>
      <text:p text:style-name="P36"> </text:p>
      <text:p text:style-name="P36">As more of us cease to exist</text:p>
      <text:p text:style-name="P36">the less shall the gods do of keening.</text:p>
      <text:p text:style-name="P36">Our lives, like the snow, turn to mist</text:p>
      <text:p text:style-name="P36">when the summers of gods begin greening.</text:p>
      <text:p text:style-name="P36"><text:soft-page-break/> </text:p>
      <text:p text:style-name="P36"> </text:p>
      <text:p text:style-name="P36">And time went by, the changes came about</text:p>
      <text:p text:style-name="P36">like worn spots in upholstery and seating.</text:p>
      <text:p text:style-name="P36">The apathetic mind and forfeit soul</text:p>
      <text:p text:style-name="P36">would sit incapable, reduced and listless</text:p>
      <text:p text:style-name="P36">in cosmic ease which had seen better days</text:p>
      <text:p text:style-name="P36">but dwindled through the world’s entropic ways.</text:p>
      <text:p text:style-name="P36"> </text:p>
      <text:p text:style-name="P36"><text:soft-page-break/>Ennui, that limit to the life of ease,</text:p>
      <text:p text:style-name="P36">had long ago been reached and now was crossed</text:p>
      <text:p text:style-name="P36">and souls again sought cures in injuries</text:p>
      <text:p text:style-name="P36">and sufferings by which our times were tossed.</text:p>
      <text:p text:style-name="P36">And modish words and modish dances rushed</text:p>
      <text:p text:style-name="P36">swiftly past, and each in turn disdained,</text:p>
      <text:p text:style-name="P36">and on time’s vapid stream which merely flushed</text:p>
      <text:p text:style-name="P36">its musty waters deathward to be drained.</text:p>
      <text:p text:style-name="P36"><text:soft-page-break/> </text:p>
      <text:p text:style-name="P36">The idle brain became a burden to itself</text:p>
      <text:p text:style-name="P36">and splendid minds, unread upon the shelf,</text:p>
      <text:p text:style-name="P36">cold-shouldered all whom torpor had made fat</text:p>
      <text:p text:style-name="P36">and no one’s thinking ever could get at.</text:p>
      <text:p text:style-name="P36"> </text:p>
      <text:p text:style-name="P36">The strangest omens would be seen in space</text:p>
      <text:p text:style-name="P36">but, since they were unsuited to the program</text:p>
      <text:p text:style-name="P36">of our day, they promptly were forgotten.</text:p>
      <text:p text:style-name="P36"><text:soft-page-break/> </text:p>
      <text:p text:style-name="P36">The strangest omens would be seen in space</text:p>
      <text:p text:style-name="P36">but, since they were unsuited to the program</text:p>
      <text:p text:style-name="P36">of our day, they promptly were forgotten.</text:p>
      <text:p text:style-name="P36"> </text:p>
      <text:p text:style-name="P36">We came, to give one instance, rather near</text:p>
      <text:p text:style-name="P36">an unknown sun, a half-extinguished neighbor</text:p>
      <text:p text:style-name="P36">of the one that finely shone in Dorisdale,</text:p>
      <text:p text:style-name="P36">and Isagel came in to me and said:</text:p>
      <text:p text:style-name="P36"><text:soft-page-break/>How shall we, dearest? Should we? Yes or no?</text:p>
      <text:p text:style-name="P36"> </text:p>
      <text:p text:style-name="P36">I answered that the time was surely ripe</text:p>
      <text:p text:style-name="P36">but space was still an open-ended game.</text:p>
      <text:p text:style-name="P36">We therefore might be wise to keep the moth</text:p>
      <text:p text:style-name="P36">some distance for the moment from the flame</text:p>
      <text:p text:style-name="P36">now offering itself as our cremator.</text:p>
      <text:p text:style-name="P36"> </text:p>
      <text:p text:style-name="P36">And Isagel left everything at that,</text:p>
      <text:p text:style-name="P36"><text:soft-page-break/>but yet her eyes appeared to phosphoresce</text:p>
      <text:p text:style-name="P36">in anger, which at such an hour was holy.</text:p>
      <text:p text:style-name="P36">Behind the backs of our benumbed cohort,</text:p>
      <text:p text:style-name="P36">she spared Aniara from that last resort.</text:p>
      <text:p text:style-name="P36"> </text:p>
      <text:p text:style-name="P36"> </text:p>
      <text:p text:style-name="P36">The splendid mind of Isagel broke down:</text:p>
      <text:p text:style-name="P36">a fevered demon rose into her eyes.</text:p>
      <text:p text:style-name="P36">The pupil dilated to the wellspring of her soul.</text:p>
      <text:p text:style-name="P36"><text:soft-page-break/>She heard appeals and echoes from far skies.</text:p>
      <text:p text:style-name="P36"> </text:p>
      <text:p text:style-name="P36">She spoke to me about a voice that hailed</text:p>
      <text:p text:style-name="P36">her by a name that she had never heard</text:p>
      <text:p text:style-name="P36">and often its appeal had wailed and wailed</text:p>
      <text:p text:style-name="P36">in Mima’s chambers since this first occurred.</text:p>
      <text:p text:style-name="P36"> </text:p>
      <text:p text:style-name="P36">It came from Mima’s grave, and while all slept</text:p>
      <text:p text:style-name="P36">one night she listened to that voice exhort</text:p>
      <text:p text:style-name="P36"><text:soft-page-break/>and to the tiles that marked that grave she crept—</text:p>
      <text:p text:style-name="P36">there sat a herald from the Eternal Court.</text:p>
      <text:p text:style-name="P36"> </text:p>
      <text:p text:style-name="P36">I feign belief, because I know her case,</text:p>
      <text:p text:style-name="P36">how into my friend’s soul a shard had slid,</text:p>
      <text:p text:style-name="P36">a fragment from all that we had met in space</text:p>
      <text:p text:style-name="P36">when we collided with the Leonid.</text:p>
      <text:p text:style-name="P36"> </text:p>
      <text:p text:style-name="P36">Now it is not only cosmic barrens</text:p>
      <text:p text:style-name="P36">and psychic emptiness through which we fare,</text:p>
      <text:p text:style-name="P36"><text:soft-page-break/>but also many a secret fate whose marks</text:p>
      <text:p text:style-name="P36">on fortitude are deep and hard to bear.</text:p>
      <text:p text:style-name="P36"> </text:p>
      <text:p text:style-name="P36">Seated in thought, she let slip the remark</text:p>
      <text:p text:style-name="P36">that she not seldom felt like Death, who waits</text:p>
      <text:p text:style-name="P36">on Aniara flying in the dark</text:p>
      <text:p text:style-name="P36">and keeps account of life’s ungenerous fates.</text:p>
      <text:p text:style-name="P36"> </text:p>
      <text:p text:style-name="P36">I thought it first a jest, mere spleen in wastes</text:p>
      <text:p text:style-name="P36"><text:soft-page-break/>that held no rescue for their astronauts.</text:p>
      <text:p text:style-name="P36">But, seeing where it was that she was tending,</text:p>
      <text:p text:style-name="P36">I tried to win her soul to other thoughts.</text:p>
      <text:p text:style-name="P36"> </text:p>
      <text:p text:style-name="P36">Stay of our spirit, sovereign of pure thought,</text:p>
      <text:p text:style-name="P36">she was preparing for the realm of glory</text:p>
      <text:p text:style-name="P36">and in her heart knew more than cosmic wastes</text:p>
      <text:p text:style-name="P36">had instruments to register the story.</text:p>
      <text:p text:style-name="P36"> </text:p>
      <text:p text:style-name="P36"><text:soft-page-break/>Unseen by us, she slipped away to where</text:p>
      <text:p text:style-name="P36">the Laws of Aleph Numbers all are stored:</text:p>
      <text:p text:style-name="P36">there infinite reserves are to be opened</text:p>
      <text:p text:style-name="P36">when Chance approves, the world’s overlord.</text:p>
      <text:p text:style-name="P36"> </text:p>
      <text:p text:style-name="P36">When someone you have loved has reached death’s door</text:p>
      <text:p text:style-name="P36">space stands harder and more brutal than before.</text:p>
      <text:p text:style-name="P36"> </text:p>
      <text:p text:style-name="P36">We’re more and more weighed down, we’re devastated</text:p>
      <text:p text:style-name="P36"><text:soft-page-break/>and never will our souls be liberated</text:p>
      <text:p text:style-name="P36">out of the clutches of demonic space.</text:p>
      <text:p text:style-name="P36"> </text:p>
      <text:p text:style-name="P36">And from the Picture Archive I uncase</text:p>
      <text:p text:style-name="P36">my gleanings from the days of Mima’s grace.</text:p>
      <text:p text:style-name="P36">The mima hall is now a cave close-packed</text:p>
      <text:p text:style-name="P36">where splinters from the Mima scenes refract</text:p>
      <text:p text:style-name="P36">as afterglow in Aniara-town,</text:p>
      <text:p text:style-name="P36">a cavalcade, a red sun going down.</text:p>
      <text:p text:style-name="P36"> </text:p>
      <text:p text:style-name="P36"><text:soft-page-break/> </text:p>
      <text:p text:style-name="P36">With Chefone I once fell out of grace</text:p>
      <text:p text:style-name="P36">and, sought out by his goons, I am escorted</text:p>
      <text:p text:style-name="P36">to the lowest cellar room, a space</text:p>
      <text:p text:style-name="P36">where only men of violence were deported.</text:p>
      <text:p text:style-name="P36"> </text:p>
      <text:p text:style-name="P36">I still thought: there are bound to come those days</text:p>
      <text:p text:style-name="P36">when Chefone, though much to his disgust,</text:p>
      <text:p text:style-name="P36">must free whoever knows the gopta’s ways.</text:p>
      <text:p text:style-name="P36"><text:soft-page-break/>That day I shall resume my former trust.</text:p>
      <text:p text:style-name="P36"> </text:p>
      <text:p text:style-name="P36">And, almost as an answer to my thoughts,</text:p>
      <text:p text:style-name="P36">through the ship a violent shock was felt,</text:p>
      <text:p text:style-name="P36">It was like greetings sent by Isagel</text:p>
      <text:p text:style-name="P36">from that enshrouded kingdom where she dwelt.</text:p>
      <text:p text:style-name="P36"> </text:p>
      <text:p text:style-name="P36">And after lock-up on that very night</text:p>
      <text:p text:style-name="P36">Isagel drew near to me in dreams</text:p>
      <text:p text:style-name="P36">of supernatural light illumining</text:p>
      <text:p text:style-name="P36">my heart with unimaginable beams.</text:p>
      <text:p text:style-name="P36"><text:soft-page-break/> </text:p>
      <text:p text:style-name="P36">And with the practice I had had in reading</text:p>
      <text:p text:style-name="P36">signs and then examining their code</text:p>
      <text:p text:style-name="P36">for what could be of use for new ideas</text:p>
      <text:p text:style-name="P36">appropriate tor Mima’s language-mode,</text:p>
      <text:p text:style-name="P36">now tremblingly I could identify</text:p>
      <text:p text:style-name="P36">who she was, my Isagel, and why she still</text:p>
      <text:p text:style-name="P36">at all my questions faithfully stood by</text:p>
      <text:p text:style-name="P36">to give me, when the need arose, reply.</text:p>
      <text:p text:style-name="P36"><text:soft-page-break/> </text:p>
      <text:p text:style-name="P36">And it was plain to me that Isagel</text:p>
      <text:p text:style-name="P36">my mind’s magnificent and dazzling bride</text:p>
      <text:p text:style-name="P36">in cosmic space beyond the God of life</text:p>
      <text:p text:style-name="P36">was the mima’s inmost self,</text:p>
      <text:p text:style-name="P36">was Mima’s soul.</text:p>
      <text:p text:style-name="P36"> </text:p>
      <text:p text:style-name="P36">Aniara’s aerial-fitted gopta vaults</text:p>
      <text:p text:style-name="P36">still shook with Isagel’s anxiety,</text:p>
      <text:p text:style-name="P36">as did Chefone. l, at his command</text:p>
      <text:p text:style-name="P36">but much against his will, was led back, free.</text:p>
      <text:p text:style-name="P36"> </text:p>
      <text:p text:style-name="P36"><text:soft-page-break/>In layman’s terms (a Dorian legacy)</text:p>
      <text:p text:style-name="P36">this shaking meant our gold-dense gravity</text:p>
      <text:p text:style-name="P36">was close to losing equilibrium.</text:p>
      <text:p text:style-name="P36">And, loosed from chains to locate the defect,</text:p>
      <text:p text:style-name="P36">I was returned to Mima’s gallery</text:p>
      <text:p text:style-name="P36"> </text:p>
      <text:p text:style-name="P36"> </text:p>
      <text:p text:style-name="P36">We were in the abyss. It sounds a fairy-tale</text:p>
      <text:p text:style-name="P36">written in panic fear in all our eyes.</text:p>
      <text:p text:style-name="P36">But unanimity was quick to galvanize.</text:p>
      <text:p text:style-name="P36"><text:soft-page-break/>The mass psychosis was of ample scale.</text:p>
      <text:p text:style-name="P36"> </text:p>
      <text:p text:style-name="P36">An undetermined fault in the gravity-works</text:p>
      <text:p text:style-name="P36">gave sinking feelings and the strong illusion</text:p>
      <text:p text:style-name="P36">that we, no matter what, would still keep falling</text:p>
      <text:p text:style-name="P36">like a plumb-line, downward through a space</text:p>
      <text:p text:style-name="P36">no more with rounded sides and convex crown,</text:p>
      <text:p text:style-name="P36">but altered to a well sloped sharply down.</text:p>
      <text:p text:style-name="P36"> </text:p>
      <text:p text:style-name="P36"><text:soft-page-break/>My goptatory served us in good stead</text:p>
      <text:p text:style-name="P36">and seldom were there people seen so glad</text:p>
      <text:p text:style-name="P36">as when by means of goptical fifth Tadd</text:p>
      <text:p text:style-name="P36">lifted in three hours the load of dread</text:p>
      <text:p text:style-name="P36">and deadweight off the brain and breast.</text:p>
      <text:p text:style-name="P36">Among the stars that day was of the best.</text:p>
      <text:p text:style-name="P36">Where are you, Isagel? Now comes the glory,</text:p>
      <text:p text:style-name="P36">a patent triumph for the goptatory.</text:p>
      <text:p text:style-name="P36"><text:soft-page-break/> </text:p>
      <text:p text:style-name="P36"> </text:p>
      <text:p text:style-name="P36">All the fire that in us had burned</text:p>
      <text:p text:style-name="P36">took its light, its soul from Mima’s beam.</text:p>
      <text:p text:style-name="P36"> </text:p>
      <text:p text:style-name="P36">Nevermore to us would be returned</text:p>
      <text:p text:style-name="P36">what we saw when huddled in her gleam.</text:p>
      <text:p text:style-name="P36"> </text:p>
      <text:p text:style-name="P36">It grew very hard for us to keep alive</text:p>
      <text:p text:style-name="P36">the faith that time had gnawed at past the core</text:p>
      <text:p text:style-name="P36"><text:soft-page-break/>and we, in emptiness, prized all the more.</text:p>
      <text:p text:style-name="P36"> </text:p>
      <text:p text:style-name="P36">Ceaselessly practising their threnody,</text:p>
      <text:p text:style-name="P36">the supplicants all stood in Mima’s hall.</text:p>
      <text:p text:style-name="P36">Swollen mouths sucked blood from their divinity</text:p>
      <text:p text:style-name="P36"> </text:p>
      <text:p text:style-name="P36">Human sacrifice became respected,</text:p>
      <text:p text:style-name="P36">though custom had worn down its holiness</text:p>
      <text:p text:style-name="P36">with pledges streaming numberless</text:p>
      <text:p text:style-name="P36">and, soon as made, neglected.</text:p>
      <text:p text:style-name="P36"> </text:p>
      <text:p text:style-name="P36"><text:soft-page-break/>Soon these offerings were in style no more</text:p>
      <text:p text:style-name="P36">among our circle, for whom no force lay</text:p>
      <text:p text:style-name="P36">in laxly conjured sacrificial gore</text:p>
      <text:p text:style-name="P36">that doubt let dribble pointlessly away.</text:p>
      <text:p text:style-name="P36"> </text:p>
      <text:p text:style-name="P36">People trained on phototurbic form</text:p>
      <text:p text:style-name="P36">and Gondian Xinombra’s bloody days</text:p>
      <text:p text:style-name="P36">found slaughters here ironically lukewarm</text:p>
      <text:p text:style-name="P36">remembering Xinombra set a-blaze.</text:p>
      <text:p text:style-name="P36"> </text:p>
      <text:p text:style-name="P36"><text:soft-page-break/>Recollections too from Mima’s times</text:p>
      <text:p text:style-name="P36">did their part. And shamefaced they inclined</text:p>
      <text:p text:style-name="P36">in attitudes of prayer, mere pantomimes</text:p>
      <text:p text:style-name="P36">of rites they’d practised once with purer mind.</text:p>
      <text:p text:style-name="P36"> </text:p>
      <text:p text:style-name="P36">To the Cultic priests, whose souls were frozen through,</text:p>
      <text:p text:style-name="P36">the flow of sacrificial blood seemed cold.</text:p>
      <text:p text:style-name="P36">By what was left of Mima, who loved the true,</text:p>
      <text:p text:style-name="P36"><text:soft-page-break/>they knew their deficiencies were thousandfold.</text:p>
      <text:p text:style-name="P36"> </text:p>
      <text:p text:style-name="P36">So they refused their services canonical</text:p>
      <text:p text:style-name="P36">for the rite that Chefone designed.</text:p>
      <text:p text:style-name="P36">What a crushing blow for that thrasonical</text:p>
      <text:p text:style-name="P36">bullet-headed breaker of mankind,</text:p>
      <text:p text:style-name="P36"> </text:p>
      <text:p text:style-name="P36"> </text:p>
      <text:p text:style-name="P36">Few sacrifice-resisters could be found</text:p>
      <text:p text:style-name="P36"><text:soft-page-break/>once Chefone struck back ferociously:</text:p>
      <text:p text:style-name="P36">between four liquidator-magnets ground,</text:p>
      <text:p text:style-name="P36">each rebel died in nameless agony.</text:p>
      <text:p text:style-name="P36"> </text:p>
      <text:p text:style-name="P36">From that day on none visited the rooms</text:p>
      <text:p text:style-name="P36">where Mima slept and where the Cult went dead,</text:p>
      <text:p text:style-name="P36">where hope was slight against such glooms,</text:p>
      <text:p text:style-name="P36">that even Chefone succumbed to dread.</text:p>
      <text:p text:style-name="P36"> </text:p>
      <text:p text:style-name="P36"><text:soft-page-break/>In lightscript on his screen he offered ways</text:p>
      <text:p text:style-name="P36">meant to alleviate our final days.</text:p>
      <text:p text:style-name="P36">He gave his goons Samaritan costume</text:p>
      <text:p text:style-name="P36">and urged them ease the manner of our doom.</text:p>
      <text:p text:style-name="P36"> </text:p>
      <text:p text:style-name="P36">And with a new deportment, strange to tell,</text:p>
      <text:p text:style-name="P36">he played with ointments and was very pleasing</text:p>
      <text:p text:style-name="P36">and, what is more, as though beneath a spell</text:p>
      <text:p text:style-name="P36">he helped the sick and tried to warm the freezing.</text:p>
      <text:p text:style-name="P36"><text:soft-page-break/> </text:p>
      <text:p text:style-name="P36">94   DEATH CERTIFICATE</text:p>
      <text:p text:style-name="P36"> </text:p>
      <text:p text:style-name="P36">An ill-willed hateful self-devourer</text:p>
      <text:p text:style-name="P36">a froth-mouthed feeder self-absorbed by his travail</text:p>
      <text:p text:style-name="P36">sat a while here in Mima’s hall.</text:p>
      <text:p text:style-name="P36">He’d rooted out a nation over by Ygol.</text:p>
      <text:p text:style-name="P36">Now he was Chief to us of Dorisdale.</text:p>
      <text:p text:style-name="P36"> </text:p>
      <text:p text:style-name="P36">Having eaten himself up well</text:p>
      <text:p text:style-name="P36">leaving only bits</text:p>
      <text:p text:style-name="P36"><text:soft-page-break/>entirely unable to devour themselves,</text:p>
      <text:p text:style-name="P36">he vanished,</text:p>
      <text:p text:style-name="P36">The floor he had been sitting on rejoiced.</text:p>
      <text:p text:style-name="P36">His name was Chefone of Xaxacal.</text:p>
      <text:p text:style-name="P36"> </text:p>
      <text:p text:style-name="P36"> </text:p>
      <text:p text:style-name="P36">I no longer set the tone of things</text:p>
      <text:p text:style-name="P36">in this crevasse between to seem and be.</text:p>
      <text:p text:style-name="P36">And no one came requesting an illusion.</text:p>
      <text:p text:style-name="P36">We all had seen through what there was to see.</text:p>
      <text:p text:style-name="P36">As if within a giant crystal tomb</text:p>
      <text:p text:style-name="P36"><text:soft-page-break/>they all, or nearly all, saw where they sped;</text:p>
      <text:p text:style-name="P36">all things were windows on the hall of dread</text:p>
      <text:p text:style-name="P36">where words of comfort found no welcome room.</text:p>
      <text:p text:style-name="P36">Apart from stars millions of miles away,</text:p>
      <text:p text:style-name="P36">nothing was there to watch our tomb proceed</text:p>
      <text:p text:style-name="P36">in space with Dorisvale’s distinguished breed.</text:p>
      <text:p text:style-name="P36">And, clappers in a glassy mourning bell,</text:p>
      <text:p text:style-name="P36">in dread ecstatic all souls raised their knell</text:p>
      <text:p text:style-name="P36"><text:soft-page-break/>of rounds that rang on the transparent wall.</text:p>
      <text:p text:style-name="P36"> </text:p>
      <text:p text:style-name="P36">We gathered together in the mima-hall</text:p>
      <text:p text:style-name="P36">and I was wedged inside with all the others</text:p>
      <text:p text:style-name="P36">and dread expunged all thought of Doric plains.</text:p>
      <text:p text:style-name="P36">I joined the rest of them in present pains.</text:p>
      <text:p text:style-name="P36"> </text:p>
      <text:p text:style-name="P36"> </text:p>
      <text:p text:style-name="P36">The High Command could no more keep concealed</text:p>
      <text:p text:style-name="P36"><text:soft-page-break/>the swift approach of cataclysmic days,</text:p>
      <text:p text:style-name="P36">and yet wrapped every fact inside a shield</text:p>
      <text:p text:style-name="P36">of formulae from tensor law, fifth phase.</text:p>
      <text:p text:style-name="P36"> </text:p>
      <text:p text:style-name="P36">I was shown out of the Computer Block</text:p>
      <text:p text:style-name="P36">and of the room where they prognosticate.</text:p>
      <text:p text:style-name="P36">But anyone who’s learned to read a clock</text:p>
      <text:p text:style-name="P36">can forecast when the time will be too late.</text:p>
      <text:p text:style-name="P36"> </text:p>
      <text:p text:style-name="P36"><text:soft-page-break/>I went to Mima’s grave and there a-sprawl</text:p>
      <text:p text:style-name="P36">I lay at prayer, who knows to which divinity.</text:p>
      <text:p text:style-name="P36">In my despair, I begged in that cold hall</text:p>
      <text:p text:style-name="P36">a miracle from that dead circuitry.</text:p>
      <text:p text:style-name="P36"> </text:p>
      <text:p text:style-name="P36">And then, although no outward sign I spied,</text:p>
      <text:p text:style-name="P36">I heard that circuitry in silence utter</text:p>
      <text:p text:style-name="P36">a mystery deep and mutely magnified</text:p>
      <text:p text:style-name="P36"><text:soft-page-break/>by the lights of mima’s grave, about to gutter.</text:p>
      <text:p text:style-name="P36"> </text:p>
      <text:p text:style-name="P36"> </text:p>
      <text:p text:style-name="P36">In the beginning of our twenty-fourth year</text:p>
      <text:p text:style-name="P36">thought broke down and fantasy died out.</text:p>
      <text:p text:style-name="P36">Overwhelmed by the perpetual enigmas</text:p>
      <text:p text:style-name="P36">of star-strewn galaxies without an end.</text:p>
      <text:p text:style-name="P36">Our every dream submitted and acknowledged</text:p>
      <text:p text:style-name="P36">its lowly rank in Lobule Ghazilnut.</text:p>
      <text:p text:style-name="P36"> </text:p>
      <text:p text:style-name="P36"><text:soft-page-break/>The darkening pervaded many souls:</text:p>
      <text:p text:style-name="P36">they roamed the halls, reality blown apart,</text:p>
      <text:p text:style-name="P36">and questioned one another on the road</text:p>
      <text:p text:style-name="P36">to home on distant things known to the heart.</text:p>
      <text:p text:style-name="P36">They flocked about the lamps as moths abound</text:p>
      <text:p text:style-name="P36">in autumn over distant Doric ground.</text:p>
      <text:p text:style-name="P36"> </text:p>
      <text:p text:style-name="P36"> </text:p>
      <text:p text:style-name="P36">As former conjuror in Mima’s hold</text:p>
      <text:p text:style-name="P36"><text:soft-page-break/>I invoke the devastator of all cold.</text:p>
      <text:p text:style-name="P36">I pray the seraphim that they stand near.</text:p>
      <text:p text:style-name="P36">I pray the visions that they reappear.</text:p>
      <text:p text:style-name="P36"> </text:p>
      <text:p text:style-name="P36">I pray that in this chamber Isagel</text:p>
      <text:p text:style-name="P36">rise unharmed from her ossuary shell.</text:p>
      <text:p text:style-name="P36">From ashen death, O Isagel, ascend,</text:p>
      <text:p text:style-name="P36">O Isagel, assist me at my end.</text:p>
      <text:p text:style-name="P36"> </text:p>
      <text:p text:style-name="P36">I paced the halls and it was very late,</text:p>
      <text:p text:style-name="P36"><text:soft-page-break/>paced Mima’s hall one night and I was cold.</text:p>
      <text:p text:style-name="P36">Still colder, far from all things temperate</text:p>
      <text:p text:style-name="P36">roared memory in my soul for Doriswold.</text:p>
      <text:p text:style-name="P36"> </text:p>
      <text:p text:style-name="P36">With ever more savagery time’s tooth bored</text:p>
      <text:p text:style-name="P36">to every nook our dreams had thought to save</text:p>
      <text:p text:style-name="P36">and like the sand of time the filings poured</text:p>
      <text:p text:style-name="P36">on floors and tables in our space-enclave.</text:p>
      <text:p text:style-name="P36"> </text:p>
      <text:p text:style-name="P36"><text:soft-page-break/>Aniara traveled in year twenty-four</text:p>
      <text:p text:style-name="P36">with undiminished speed to Lyre’s figure,</text:p>
      <text:p text:style-name="P36">the star of Doris was commingled now</text:p>
      <text:p text:style-name="P36">among the thousands in a starry horde</text:p>
      <text:p text:style-name="P36">which seemed forgathered as in company</text:p>
      <text:p text:style-name="P36">but which in actuality were hung</text:p>
      <text:p text:style-name="P36">so sparsely scattered in eternal cold</text:p>
      <text:p text:style-name="P36">that every sun was martyr to the void.</text:p>
      <text:p text:style-name="P36"> </text:p>
      <text:p text:style-name="P36"><text:soft-page-break/>Ever more mute and numb lay Aniara’s ship:</text:p>
      <text:p text:style-name="P36">once proud goldonder, now sarcophagus</text:p>
      <text:p text:style-name="P36">which, lacking its own power, through empty space was flung</text:p>
      <text:p text:style-name="P36">in line with the loxodrome</text:p>
      <text:p text:style-name="P36">to which in her fall she clung.</text:p>
      <text:p text:style-name="P36"> </text:p>
      <text:p text:style-name="P36">The pilots’ cabin had been empty for some time,</text:p>
      <text:p text:style-name="P36">and those who had watched here in the hall of marvels</text:p>
      <text:p text:style-name="P36">now lay where Daisy Doody slept for many years:</text:p>
      <text:p text:style-name="P36">the queen of yurg surrounded</text:p>
      <text:p text:style-name="P36"><text:soft-page-break/>by her maids and cavaliers.</text:p>
      <text:p text:style-name="P36"> </text:p>
      <text:p text:style-name="P36">A hush had fallen on the halls, but somewhere</text:p>
      <text:p text:style-name="P36">from the vastnesses within the giant hull came sounds.</text:p>
      <text:p text:style-name="P36">If you walked in their direction several thousand steps</text:p>
      <text:p text:style-name="P36">you came to the mima’s chamber where a crowd</text:p>
      <text:p text:style-name="P36">of cosmic emigrants sat shivering yet.</text:p>
      <text:p text:style-name="P36"> </text:p>
      <text:p text:style-name="P36">Playing the infinite in mortal chess,</text:p>
      <text:p text:style-name="P36"><text:soft-page-break/>there they fiddled with their deathly problems,</text:p>
      <text:p text:style-name="P36">and one of them who quietly went mad</text:p>
      <text:p text:style-name="P36">stepped up magniloquent on verbal ladders</text:p>
      <text:p text:style-name="P36">to lecture on the human race’s travels,</text:p>
      <text:p text:style-name="P36">on Punt and Tyre, on Vinland and da Gama.</text:p>
      <text:p text:style-name="P36"> </text:p>
      <text:p text:style-name="P36">But in his mouth the rhetoric congealed.</text:p>
      <text:p text:style-name="P36">This last of speakers closed his mouth again</text:p>
      <text:p text:style-name="P36"><text:soft-page-break/>and, shivering, looked around in Mima’s den</text:p>
      <text:p text:style-name="P36">where the journey of life had now gone farther</text:p>
      <text:p text:style-name="P36">than any place once dreamt of in ‘Tigus’ glen.</text:p>
      <text:p text:style-name="P36">And only death’s echoes were heard answering</text:p>
      <text:p text:style-name="P36">the talk he gave the dead as they increased</text:p>
      <text:p text:style-name="P36">and now, stiff-frozen and with glass-clear eyes,</text:p>
      <text:p text:style-name="P36">looked to the Lyre from Aniara of the spaces.</text:p>
      <text:p text:style-name="P36"> </text:p>
      <text:p text:style-name="P36"> </text:p>
      <text:p text:style-name="P36"><text:soft-page-break/>There were no longer any lights to light.</text:p>
      <text:p text:style-name="P36">At Mima’s grave burned one lamp of devotion</text:p>
      <text:p text:style-name="P36">where now the last, helpless in their plight,</text:p>
      <text:p text:style-name="P36">had met to turn their backs upon death’s ocean.</text:p>
      <text:p text:style-name="P36"> </text:p>
      <text:p text:style-name="P36">The last hours of the era of mankind</text:p>
      <text:p text:style-name="P36">addressed the flame with questions in their eyes.</text:p>
      <text:p text:style-name="P36">So too on Earth had many sat confined</text:p>
      <text:p text:style-name="P36"><text:soft-page-break/>beside their last lamp’s light and seen its flame</text:p>
      <text:p text:style-name="P36">and heard the firing squad dressing its line</text:p>
      <text:p text:style-name="P36">outside where hard stone walls reflected back</text:p>
      <text:p text:style-name="P36">the muzzle flashes of the rifles’ crack.</text:p>
      <text:p text:style-name="P36"> </text:p>
      <text:p text:style-name="P36">For the fierceness of space does not exceed mankind’s.</text:p>
      <text:p text:style-name="P36">No, human cruelty stands up more than well.</text:p>
      <text:p text:style-name="P36">In the desolation of a death-camp cell</text:p>
      <text:p text:style-name="P36"><text:soft-page-break/>space made of stone enclosed the souls of men,</text:p>
      <text:p text:style-name="P36">and the silence of the cold stones met the ear:</text:p>
      <text:p text:style-name="P36">Here mankind rules. Aniara’s ship is here.</text:p>
      <text:p text:style-name="P36"> </text:p>
      <text:p text:style-name="P36">It was our final night in Mima’s hall.</text:p>
      <text:p text:style-name="P36">Self after self broke down and disappeared;</text:p>
      <text:p text:style-name="P36">but before the self had wholly ceased to be</text:p>
      <text:p text:style-name="P36">the soul’s will rose more clearly into view,</text:p>
      <text:p text:style-name="P36"> </text:p>
      <text:p text:style-name="P36"><text:soft-page-break/>extricating time at last from space</text:p>
      <text:p text:style-name="P36">and lulling fast asleep the Doric race.</text:p>
      <text:p text:style-name="P36"> </text:p>
      <text:p text:style-name="P36"> </text:p>
      <text:p text:style-name="P36">I had meant to make them an Edenic place,</text:p>
      <text:p text:style-name="P36">but since we left the one we had destroyed</text:p>
      <text:p text:style-name="P36">our only home became the night of space</text:p>
      <text:p text:style-name="P36">where no god heard us in the endless void.</text:p>
      <text:p text:style-name="P36"> </text:p>
      <text:p text:style-name="P36">The firmament’s eternal mystery</text:p>
      <text:p text:style-name="P36"><text:soft-page-break/>and wondrous physics of the constellations</text:p>
      <text:p text:style-name="P36">are law, but they are not the gospel truth.</text:p>
      <text:p text:style-name="P36">Compassion flourishes at life’s foundations.</text:p>
      <text:p text:style-name="P36"> </text:p>
      <text:p text:style-name="P36">We crashed into the Law’s precise command,</text:p>
      <text:p text:style-name="P36">and found our empty death in Mima’s dens.</text:p>
      <text:p text:style-name="P36">The god whom we had hoped for to the end</text:p>
      <text:p text:style-name="P36">sat wounded and profaned in Doric glens.</text:p>
      <text:p text:style-name="P36"> </text:p>
      <text:p text:style-name="P36"><text:soft-page-break/> </text:p>
      <text:p text:style-name="P36">I turn the lamp down and appeal for peace,</text:p>
      <text:p text:style-name="P36">Our tragedy is done. Occasionally</text:p>
      <text:p text:style-name="P36">I’ve used my envoy’s warrant to release</text:p>
      <text:p text:style-name="P36">scenes of our fate through the galactic sea.</text:p>
      <text:p text:style-name="P36"> </text:p>
      <text:p text:style-name="P36">With undiminished speed to Lyre’s figure</text:p>
      <text:p text:style-name="P36">for fifteen thousand years the spacecraft drove</text:p>
      <text:p text:style-name="P36">like a museum filled with things and bones</text:p>
      <text:p text:style-name="P36"><text:soft-page-break/>and desiccated plants from Dorisgrove.</text:p>
      <text:p text:style-name="P36"> </text:p>
      <text:p text:style-name="P36">In our immense sarcophagus we lay</text:p>
      <text:p text:style-name="P36">as on into the empty seas we passed</text:p>
      <text:p text:style-name="P36">where cosmic night, forever cleft from day,</text:p>
      <text:p text:style-name="P36">around our grave a glass-clear silence cast.</text:p>
      <text:p text:style-name="P36"> </text:p>
      <text:p text:style-name="P36">Around the mima’s grave we sprawled in rings,</text:p>
      <text:p text:style-name="P36">fallen and to guiltless ashes changed,</text:p>
      <text:p text:style-name="P36"><text:soft-page-break/>delivered from the stars’ embittered stings.</text:p>
      <text:p text:style-name="P36">And through us all Nirvana’s current ranged.</text:p>
      <text:p text:style-name="P36"> </text:p>
      <text:p text:style-name="P36">ends</text:p>
      <text:p text:style-name="P36"> </text:p>
      <text:p text:style-name="P36">Notes for Aniara, from Stephen Klass &amp; Leif Sjoberg’s edition (1998)</text:p>
      <text:p text:style-name="P36"> </text:p>
      <text:p text:style-name="P36">Doris: The Earth, to which Harry Martinson gives the name of a district of ancient Greece lying just to the north of Mount</text:p>
      <text:p text:style-name="P36"><text:soft-page-break/>Parnassus; the name would thus express both the natural and intellectual beauty found upon Earth. Only in Poem 1 is the name applied to a person (Poem 1).</text:p>
      <text:p text:style-name="P36"> </text:p>
      <text:p text:style-name="P36">the tundra globe: Mars.</text:p>
      <text:p text:style-name="P36"> </text:p>
      <text:p text:style-name="P36">Goldonder Aniara: The name for the type of spacecraft most likely derives from the Swedish gondol, “gondola.” One possible derivation for the name “Aniara” may be the Greek aniaros, “in distress” (2).</text:p>
      <text:p text:style-name="P36"> </text:p>
      <text:p text:style-name="P36"><text:soft-page-break/>gyrospin, gyromatic: Martinson indulges here as elsewhere in spirited play with scientific and quasi-scientific terms descriptive of the processes within the computer-console of the mima.</text:p>
      <text:p text:style-name="P36"> </text:p>
      <text:p text:style-name="P36">the Lyre: The constellation Lyra (3).</text:p>
      <text:p text:style-name="P36"> </text:p>
      <text:p text:style-name="P36">the mima: A wondrous electronic console processing signals from all over the universe into sounds and images so captivating that the passengers have made it into a <text:soft-page-break/>goddess (on this account the name is often capitalized).</text:p>
      <text:p text:style-name="P36"> </text:p>
      <text:p text:style-name="P36">the Blue Archive: Presumably an encyclopedia keeping, and keeping faith with. the human past. It may be noted that the major work of Tibetan religious history bears the name of The Blue Treasury of Records (14).</text:p>
      <text:p text:style-name="P36">cosmic Zanzibar: Earth, the one spice island of sensuous beauty in all the wastes of space (17).</text:p>
      <text:p text:style-name="P36"> </text:p>
      <text:p text:style-name="P36">stones shall cry out: Cf. Habbakuk 2:11 (26).</text:p>
      <text:p text:style-name="P36"><text:soft-page-break/> </text:p>
      <text:p text:style-name="P36"> </text:p>
      <text:p text:style-name="P36">priest gone blue: He is blue because of the blue light of the explosion.</text:p>
      <text:p text:style-name="P36"> </text:p>
      <text:p text:style-name="P36">in the name of Things: I.e., as opposed to the abstractions, theories, surmises and wild guesses which have brought the world to this self-immolation (28).</text:p>
      <text:p text:style-name="P36"> </text:p>
      <text:p text:style-name="P36">a Boeotian shade: The ancient Greek district Boeotia was <text:soft-page-break/>proverbial for the folly of its inhabitants (30).</text:p>
      <text:p text:style-name="P36"> </text:p>
      <text:p text:style-name="P36">goldondeva: Dera is Sanskrit oath, then, would be named for its invocation of the “goldonder divinity” (34).</text:p>
      <text:p text:style-name="P36"> </text:p>
      <text:p text:style-name="P36">Isagel: The name suggests Isis, the Egyptian goddess associated with the cosmic order.</text:p>
      <text:p text:style-name="P36"> </text:p>
      <text:p text:style-name="P36">gopta-board: X’lartinson has invented the equipment of an applied science for the gopta (Sanskrit. “occult”) mystagogy.</text:p>
      <text:p text:style-name="P36"><text:soft-page-break/> </text:p>
      <text:p text:style-name="P36">Chebeba …a jewel of Candian fashioning: Perhaps the woman’s name derives from Cybebe, a variant of Cybele, the Phrygian fertility goddess. The city of Kandy in present-day Sri Lanka was renowned for its gemstones.</text:p>
      <text:p text:style-name="P36"> </text:p>
      <text:p text:style-name="P36">thyrsus light: “The thyrsus was the phallic staff waved by the female celebrants in the rites of Bacchic worship.</text:p>
      <text:p text:style-name="P36"> </text:p>
      <text:p text:style-name="P36">Xinombra: Martinson has invented this Central American citv, <text:soft-page-break/>destroyed by a still earlier holocaust.</text:p>
      <text:p text:style-name="P36"> </text:p>
      <text:p text:style-name="P36">sarathasm and plyelle: ” … in the epic of Wigalois these two splendid fabrics were woven by salamanders on a mountain in central Asia and had the distinction of being fireproof” (Holm 368, n.p. trans. Klass).</text:p>
      <text:p text:style-name="P36"> </text:p>
      <text:p text:style-name="P36">aleph numbers: The first of the transfinite numbers of modern set theory (39).</text:p>
      <text:p text:style-name="P36"> </text:p>
      <text:p text:style-name="P36"><text:soft-page-break/>Gond: The historical Gondwana, or Land of the Gond, was a supremely civilized highland kingdom of central India from the 12th to the 18th century, until the pressure of a Mahratta invasion scattered the Gond into cultural decline (40).</text:p>
      <text:p text:style-name="P36"> </text:p>
      <text:p text:style-name="P36">the chambers over by Ygol: Reminiscent of the gas chambers of Hitler’s Europe.</text:p>
      <text:p text:style-name="P36"> </text:p>
      <text:p text:style-name="P36">Bluebird: Perhaps Maurice Maeterlinck’s Blue Bird, from his drama (1908) of that name, a <text:soft-page-break/>bird which, if captured, will tell man all there is to know.</text:p>
      <text:p text:style-name="P36"> </text:p>
      <text:p text:style-name="P36">Rind: Martinson has said that he gave this German word for “tree bark” to the country of the blind poetess because of his memory of a young woman in South America who was blind with trachoma, a disease which covers over the eye as with a bark (Tideström 115).</text:p>
      <text:p text:style-name="P36">sombra: Spanish, “shadow.”</text:p>
      <text:p text:style-name="P36"> </text:p>
      <text:p text:style-name="P36">Antalex: Anta, Sanskrit, “end, completion”; thus, the name could mean “the completion of the law” <text:soft-page-break/>the law in question being the Strict logic of the cosmos over against which Martinson posits in Poem 102 compassion and “the gospel truth.”</text:p>
      <text:p text:style-name="P36"> </text:p>
      <text:p text:style-name="P36">numerosopher: I.e., the philosopher of number sets (47).</text:p>
      <text:p text:style-name="P36"> </text:p>
      <text:p text:style-name="P36">Yedic, Yedis: Forms of Yedo, the former name of Tokyo (51).</text:p>
      <text:p text:style-name="P36"> </text:p>
      <text:p text:style-name="P36">the Maid of the Mount: A figure from Scandinavian ballad (54).</text:p>
      <text:p text:style-name="P36"> </text:p>
      <text:p text:style-name="P36"><text:soft-page-break/>Berenice’s Hair: The constellation Coma Berenices (55).</text:p>
      <text:p text:style-name="P36"> </text:p>
      <text:p text:style-name="P36"> </text:p>
      <text:p text:style-name="P36">kieselguhr: A friable chalky earth used to absorb the nitroglycerin during the manufacture of dynamite (58).</text:p>
      <text:p text:style-name="P36"> </text:p>
      <text:p text:style-name="P36">loxodrome: A directional line (69).</text:p>
      <text:p text:style-name="P36"> </text:p>
      <text:p text:style-name="P36">Ghazilnut: Nut is the Egyptian sky-goddess. We have not yet been able to identifv Ghazil (70).</text:p>
      <text:p text:style-name="P36"> </text:p>
      <text:p text:style-name="P36"><text:soft-page-break/>Tlaloctitli: Tlaloc is the Aztec god of rain (71).</text:p>
      <text:p text:style-name="P36"> </text:p>
      <text:p text:style-name="P36">Doraima Highlands: To associate it with Doris, Martinson has renamed the real Roraima Plateau in the Amazonian jungle.</text:p>
      <text:p text:style-name="P36"> </text:p>
      <text:p text:style-name="P36">Karelia: Formerly an eastern district of Finland, but now partially</text:p>
      <text:p text:style-name="P36">incorporated into Russia. As the scene of the Finnish national epic,</text:p>
      <text:p text:style-name="P36">Kalevala, and imbued with an exoticism deriving from Russian</text:p>
      <text:p text:style-name="P36"><text:soft-page-break/>and Byzantine sources, Karelia stands for an irrecoverable, paradisiac heartland (72).</text:p>
      <text:p text:style-name="P36"> </text:p>
      <text:p text:style-name="P36">Aino: In Rune IV of Katevala the disconsolate maiden Aino drowns</text:p>
      <text:p text:style-name="P36">herself in a lake rather than marry the bardic demiurge</text:p>
      <text:p text:style-name="P36">Väinämöinen. At news of this, the tears of her mother form rivers</text:p>
      <text:p text:style-name="P36">whose waters carve out mountains, and on the treetops of those</text:p>
      <text:p text:style-name="P36">mountains sit golden cuckoos whose gay songs plague her forever.</text:p>
      <text:p text:style-name="P36">Martinson is here proposing Aino’s resurrection, an event which</text:p>
      <text:p text:style-name="P36"><text:soft-page-break/>does not occur in Kalevala.</text:p>
      <text:p text:style-name="P36"> </text:p>
      <text:p text:style-name="P36">my wielding of the knife-blade: No specific circumstance can be</text:p>
      <text:p text:style-name="P36">traced here, but it seems that the speaker is casting about for some</text:p>
      <text:p text:style-name="P36">reason why he (standing for the human race itself) should have</text:p>
      <text:p text:style-name="P36">brought about such a calamitv as the loss of paradise.</text:p>
      <text:p text:style-name="P36"> </text:p>
      <text:p text:style-name="P36">rune-songs: The cantos of Kalevala are called runes.</text:p>
      <text:p text:style-name="P36"> </text:p>
      <text:p text:style-name="P36"><text:soft-page-break/>Libidella: ’10 the tune of “Daisy Bell” (“A Bicycle Built for Two”) (73).</text:p>
      <text:p text:style-name="P36"> </text:p>
      <text:p text:style-name="P36">your Isthmus jar: Presunuably her breast, though no satisfactory explanation for “Isthmus” has yet been found.</text:p>
      <text:p text:style-name="P36"> </text:p>
      <text:p text:style-name="P36">the Comfortress: Mima (75).</text:p>
      <text:p text:style-name="P36"> </text:p>
      <text:p text:style-name="P36">Icarus: In Greek myth, the son of Daedalus who, attempting to emulate his father, flew too close to the sun; its heat melted the wax which held his wings fast <text:soft-page-break/>to his arms, and he fell into the sea and drowned (76).</text:p>
      <text:p text:style-name="P36"> </text:p>
      <text:p text:style-name="P36">the lantern’s genie: Cf. Aladdin and his lamp (77).</text:p>
      <text:p text:style-name="P36"> </text:p>
      <text:p text:style-name="P36">statical science: The study of stress and strain, of forces in equilibrium (81).</text:p>
      <text:p text:style-name="P36"> </text:p>
      <text:p text:style-name="P36">the tower of Han: An allusion to the Chinese Han dynasty (106 B.C.- 220 A.D.), though no particular tower can be identified (83).</text:p>
      <text:p text:style-name="P36"> </text:p>
      <text:p text:style-name="P36"><text:soft-page-break/>Andromeda: The galaxy nearest our own (84).</text:p>
      <text:p text:style-name="P36"> </text:p>
      <text:p text:style-name="P36">goptatory: The body of gopta doctrine (91).</text:p>
      <text:p text:style-name="P36"> </text:p>
      <text:p text:style-name="P36">thrasonical: Vainglorious (92).</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svg:font-family="Sga" style:font-pitch="variable"/>
    <style:font-face style:name="apple-system" svg:font-family="apple-system, BlinkMacSystemFont, 'Segoe UI', Roboto, Oxygen-Sans, Ubuntu, Cantarell, 'Helvetica Neue', sans-serif"/>
    <style:font-face style:name="inherit" svg:font-family="inherit"/>
    <style:font-face style:name="lato" svg:font-family="lato, Helvetica, Arial, sans-serif"/>
    <style:font-face style:name="lucida grande" svg:font-family="'lucida grande', 'lucida sans unicode', 'lucida sans', 'dejavu sans', 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9T07:39:10.599000000</meta:creation-date>
    <dc:date>2023-07-09T07:47:12.590000000</dc:date>
    <meta:editing-duration>PT8M3S</meta:editing-duration>
    <meta:editing-cycles>1</meta:editing-cycles>
    <meta:document-statistic meta:table-count="0" meta:image-count="0" meta:object-count="0" meta:page-count="407" meta:paragraph-count="3746" meta:word-count="22715" meta:character-count="126278" meta:non-whitespace-character-count="106044"/>
    <meta:generator>LibreOffice/7.3.2.2$Windows_X86_64 LibreOffice_project/49f2b1bff42cfccbd8f788c8dc32c1c309559be0</meta:generator>
  </office:meta>
</office:document-meta>
</file>